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12.33mm"/>
    </style:style>
    <style:style style:name="co11" style:family="table-column">
      <style:table-column-properties fo:break-before="auto" style:column-width="35.67mm"/>
    </style:style>
    <style:style style:name="co12" style:family="table-column">
      <style:table-column-properties fo:break-before="auto" style:column-width="20.69mm"/>
    </style:style>
    <style:style style:name="co9" style:family="table-column">
      <style:table-column-properties fo:break-before="auto" style:column-width="22.33mm"/>
    </style:style>
    <style:style style:name="co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6.33mm"/>
    </style:style>
    <style:style style:name="co15" style:family="table-column">
      <style:table-column-properties fo:break-before="auto" style:column-width="51.73mm"/>
    </style:style>
    <style:style style:name="co16" style:family="table-column">
      <style:table-column-properties fo:break-before="auto" style:column-width="30.5mm"/>
    </style:style>
    <style:style style:name="co17" style:family="table-column">
      <style:table-column-properties fo:break-before="auto" style:column-width="35.12mm"/>
    </style:style>
    <style:style style:name="co18" style:family="table-column">
      <style:table-column-properties fo:break-before="auto" style:column-width="21.5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3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transparent"/>
      <style:text-properties fo:color="#800000" style:text-position="" style:font-name="Liberation Mono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 fo:font-weight="normal" style:font-weight-asian="normal" style:font-weight-complex="normal"/>
    </style:style>
    <style:style style:name="ce17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9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e6e6e6" style:cell-protect="protected" style:print-content="tru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style:cell-protect="none" style:print-content="true"/>
    </style:style>
    <style:style style:name="ce20" style:family="table-cell" style:parent-style-name="Default">
      <style:table-cell-properties style:cell-protect="protected" style:print-content="true"/>
    </style:style>
    <style:style style:name="ce21" style:family="table-cell" style:parent-style-name="Default">
      <style:table-cell-properties fo:background-color="#e6e6e6" style:cell-protect="protected" style:print-content="true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" style:family="table-cell" style:parent-style-name="Default">
      <style:table-cell-properties fo:background-color="transparent"/>
      <style:text-properties fo:color="#800000" style:font-name="Liberation Mono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transparent"/>
      <style:text-properties fo:font-style="normal" style:text-underline-style="none" style:font-style-asian="normal" style:font-style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TEAM NAMES" table:style-name="ta1" table:protected="true">
        <loext:table-protection loext:select-unprotected-cells="true"/>
        <office:forms form:automatic-focus="false" form:apply-design-mode="false"/>
        <table:table-column table:style-name="co14" table:default-cell-style-name="ce10"/>
        <table:table-column table:style-name="co15" table:number-columns-repeated="8" table:default-cell-style-name="ce20"/>
        <table:table-column table:style-name="co3" table:number-columns-repeated="1015" table:default-cell-style-name="ce20"/>
        <table:table-row table:style-name="ro1">
          <table:table-cell table:style-name="ce8"/>
          <table:table-cell table:style-name="ce14" office:value-type="string" calcext:value-type="string">
            <text:p>Competition</text:p>
          </table:table-cell>
          <table:table-cell table:style-name="ce21"/>
          <table:table-cell table:style-name="ce14" office:value-type="string" calcext:value-type="string">
            <text:p>Stage 2 Comp Names</text:p>
          </table:table-cell>
          <table:table-cell table:style-name="ce21"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table:style-name="ce15" office:value-type="string" calcext:value-type="string">
            <text:p>U15</text:p>
          </table:table-cell>
          <table:table-cell/>
          <table:table-cell table:style-name="ce15" office:value-type="string" calcext:value-type="string">
            <text:p>Girls Champions Leag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tion</text:p>
          </table:table-cell>
          <table:table-cell table:style-name="ce15" office:value-type="string" calcext:value-type="string">
            <text:p>Girls</text:p>
          </table:table-cell>
          <table:table-cell/>
          <table:table-cell table:style-name="ce15" office:value-type="string" calcext:value-type="string">
            <text:p>Girls Europa League</text:p>
          </table:table-cell>
          <table:table-cell table:number-columns-repeated="1020"/>
        </table:table-row>
        <table:table-row table:style-name="ro1">
          <table:table-cell table:style-name="ce11"/>
          <table:table-cell table:style-name="ce11" office:value-type="string" calcext:value-type="string">
            <text:p>G1</text:p>
          </table:table-cell>
          <table:table-cell table:style-name="ce11" office:value-type="string" calcext:value-type="string">
            <text:p>G2</text:p>
          </table:table-cell>
          <table:table-cell table:style-name="ce11" office:value-type="string" calcext:value-type="string">
            <text:p>G3</text:p>
          </table:table-cell>
          <table:table-cell table:style-name="ce11" office:value-type="string" calcext:value-type="string">
            <text:p>G4</text:p>
          </table:table-cell>
          <table:table-cell table:style-name="ce11" office:value-type="string" calcext:value-type="string">
            <text:p>G5</text:p>
          </table:table-cell>
          <table:table-cell table:style-name="ce11" office:value-type="string" calcext:value-type="string">
            <text:p>G6</text:p>
          </table:table-cell>
          <table:table-cell table:style-name="ce11" office:value-type="string" calcext:value-type="string">
            <text:p>G7</text:p>
          </table:table-cell>
          <table:table-cell table:style-name="ce11" office:value-type="string" calcext:value-type="string">
            <text:p>G8</text:p>
          </table:table-cell>
          <table:table-cell table:style-name="ce11" table:number-columns-repeated="101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w</text:p>
          </table:table-cell>
          <table:table-cell table:style-name="ce15" table:number-columns-repeated="6"/>
          <table:table-cell table:number-columns-repeated="1015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x</text:p>
          </table:table-cell>
          <table:table-cell table:style-name="ce15" table:number-columns-repeated="6"/>
          <table:table-cell table:number-columns-repeated="1015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y</text:p>
          </table:table-cell>
          <table:table-cell table:style-name="ce15" table:number-columns-repeated="6"/>
          <table:table-cell table:number-columns-repeated="1015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z</text:p>
          </table:table-cell>
          <table:table-cell table:style-name="ce15" table:number-columns-repeated="6"/>
          <table:table-cell table:number-columns-repeated="1015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5" table:number-columns-repeated="8"/>
          <table:table-cell table:number-columns-repeated="1015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5" table:number-columns-repeated="8"/>
          <table:table-cell table:number-columns-repeated="1015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5" table:number-columns-repeated="8"/>
          <table:table-cell table:number-columns-repeated="1015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5" table:number-columns-repeated="8"/>
          <table:table-cell table:number-columns-repeated="1015"/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5" table:number-columns-repeated="8"/>
          <table:table-cell table:number-columns-repeated="1015"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15" table:number-columns-repeated="8"/>
          <table:table-cell table:number-columns-repeated="1015"/>
        </table:table-row>
        <table:table-row table:style-name="ro1">
          <table:table-cell table:style-name="ce14"/>
          <table:table-cell table:number-columns-repeated="1023"/>
        </table:table-row>
        <table:table-row table:style-name="ro1" table:visibility="collapse">
          <table:table-cell table:style-name="ce14" office:value-type="float" office:value="1" calcext:value-type="float">
            <text:p>1</text:p>
          </table:table-cell>
          <table:table-cell table:formula="of:=SUBSTITUTE(['TEAM NAMES'.B5];&quot;&quot;&quot;&quot;;&quot;'&quot;)" office:value-type="string" office:string-value="a" calcext:value-type="string">
            <text:p>a</text:p>
          </table:table-cell>
          <table:table-cell table:formula="of:=SUBSTITUTE(['TEAM NAMES'.C5];&quot;&quot;&quot;&quot;;&quot;'&quot;)" office:value-type="string" office:string-value="w" calcext:value-type="string">
            <text:p>w</text:p>
          </table:table-cell>
          <table:table-cell table:formula="of:=SUBSTITUTE(['TEAM NAMES'.D5];&quot;&quot;&quot;&quot;;&quot;'&quot;)">
            <text:p/>
          </table:table-cell>
          <table:table-cell table:formula="of:=SUBSTITUTE(['TEAM NAMES'.E5];&quot;&quot;&quot;&quot;;&quot;'&quot;)">
            <text:p/>
          </table:table-cell>
          <table:table-cell table:formula="of:=SUBSTITUTE(['TEAM NAMES'.F5];&quot;&quot;&quot;&quot;;&quot;'&quot;)">
            <text:p/>
          </table:table-cell>
          <table:table-cell table:formula="of:=SUBSTITUTE(['TEAM NAMES'.G5];&quot;&quot;&quot;&quot;;&quot;'&quot;)">
            <text:p/>
          </table:table-cell>
          <table:table-cell table:formula="of:=SUBSTITUTE(['TEAM NAMES'.H5];&quot;&quot;&quot;&quot;;&quot;'&quot;)">
            <text:p/>
          </table:table-cell>
          <table:table-cell table:formula="of:=SUBSTITUTE(['TEAM NAMES'.I5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14" office:value-type="float" office:value="2" calcext:value-type="float">
            <text:p>2</text:p>
          </table:table-cell>
          <table:table-cell table:formula="of:=SUBSTITUTE(['TEAM NAMES'.B6];&quot;&quot;&quot;&quot;;&quot;'&quot;)" office:value-type="string" office:string-value="b" calcext:value-type="string">
            <text:p>b</text:p>
          </table:table-cell>
          <table:table-cell table:formula="of:=SUBSTITUTE(['TEAM NAMES'.C6];&quot;&quot;&quot;&quot;;&quot;'&quot;)" office:value-type="string" office:string-value="x" calcext:value-type="string">
            <text:p>x</text:p>
          </table:table-cell>
          <table:table-cell table:formula="of:=SUBSTITUTE(['TEAM NAMES'.D6];&quot;&quot;&quot;&quot;;&quot;'&quot;)">
            <text:p/>
          </table:table-cell>
          <table:table-cell table:formula="of:=SUBSTITUTE(['TEAM NAMES'.E6];&quot;&quot;&quot;&quot;;&quot;'&quot;)">
            <text:p/>
          </table:table-cell>
          <table:table-cell table:formula="of:=SUBSTITUTE(['TEAM NAMES'.F6];&quot;&quot;&quot;&quot;;&quot;'&quot;)">
            <text:p/>
          </table:table-cell>
          <table:table-cell table:formula="of:=SUBSTITUTE(['TEAM NAMES'.G6];&quot;&quot;&quot;&quot;;&quot;'&quot;)">
            <text:p/>
          </table:table-cell>
          <table:table-cell table:formula="of:=SUBSTITUTE(['TEAM NAMES'.H6];&quot;&quot;&quot;&quot;;&quot;'&quot;)">
            <text:p/>
          </table:table-cell>
          <table:table-cell table:formula="of:=SUBSTITUTE(['TEAM NAMES'.I6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14" office:value-type="float" office:value="3" calcext:value-type="float">
            <text:p>3</text:p>
          </table:table-cell>
          <table:table-cell table:formula="of:=SUBSTITUTE(['TEAM NAMES'.B7];&quot;&quot;&quot;&quot;;&quot;'&quot;)" office:value-type="string" office:string-value="c" calcext:value-type="string">
            <text:p>c</text:p>
          </table:table-cell>
          <table:table-cell table:formula="of:=SUBSTITUTE(['TEAM NAMES'.C7];&quot;&quot;&quot;&quot;;&quot;'&quot;)" office:value-type="string" office:string-value="y" calcext:value-type="string">
            <text:p>y</text:p>
          </table:table-cell>
          <table:table-cell table:formula="of:=SUBSTITUTE(['TEAM NAMES'.D7];&quot;&quot;&quot;&quot;;&quot;'&quot;)">
            <text:p/>
          </table:table-cell>
          <table:table-cell table:formula="of:=SUBSTITUTE(['TEAM NAMES'.E7];&quot;&quot;&quot;&quot;;&quot;'&quot;)">
            <text:p/>
          </table:table-cell>
          <table:table-cell table:formula="of:=SUBSTITUTE(['TEAM NAMES'.F7];&quot;&quot;&quot;&quot;;&quot;'&quot;)">
            <text:p/>
          </table:table-cell>
          <table:table-cell table:formula="of:=SUBSTITUTE(['TEAM NAMES'.G7];&quot;&quot;&quot;&quot;;&quot;'&quot;)">
            <text:p/>
          </table:table-cell>
          <table:table-cell table:formula="of:=SUBSTITUTE(['TEAM NAMES'.H7];&quot;&quot;&quot;&quot;;&quot;'&quot;)">
            <text:p/>
          </table:table-cell>
          <table:table-cell table:formula="of:=SUBSTITUTE(['TEAM NAMES'.I7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14" office:value-type="float" office:value="4" calcext:value-type="float">
            <text:p>4</text:p>
          </table:table-cell>
          <table:table-cell table:formula="of:=SUBSTITUTE(['TEAM NAMES'.B8];&quot;&quot;&quot;&quot;;&quot;'&quot;)" office:value-type="string" office:string-value="d" calcext:value-type="string">
            <text:p>d</text:p>
          </table:table-cell>
          <table:table-cell table:formula="of:=SUBSTITUTE(['TEAM NAMES'.C8];&quot;&quot;&quot;&quot;;&quot;'&quot;)" office:value-type="string" office:string-value="z" calcext:value-type="string">
            <text:p>z</text:p>
          </table:table-cell>
          <table:table-cell table:formula="of:=SUBSTITUTE(['TEAM NAMES'.D8];&quot;&quot;&quot;&quot;;&quot;'&quot;)">
            <text:p/>
          </table:table-cell>
          <table:table-cell table:formula="of:=SUBSTITUTE(['TEAM NAMES'.E8];&quot;&quot;&quot;&quot;;&quot;'&quot;)">
            <text:p/>
          </table:table-cell>
          <table:table-cell table:formula="of:=SUBSTITUTE(['TEAM NAMES'.F8];&quot;&quot;&quot;&quot;;&quot;'&quot;)">
            <text:p/>
          </table:table-cell>
          <table:table-cell table:formula="of:=SUBSTITUTE(['TEAM NAMES'.G8];&quot;&quot;&quot;&quot;;&quot;'&quot;)">
            <text:p/>
          </table:table-cell>
          <table:table-cell table:formula="of:=SUBSTITUTE(['TEAM NAMES'.H8];&quot;&quot;&quot;&quot;;&quot;'&quot;)">
            <text:p/>
          </table:table-cell>
          <table:table-cell table:formula="of:=SUBSTITUTE(['TEAM NAMES'.I8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14" office:value-type="float" office:value="5" calcext:value-type="float">
            <text:p>5</text:p>
          </table:table-cell>
          <table:table-cell table:formula="of:=SUBSTITUTE(['TEAM NAMES'.B9];&quot;&quot;&quot;&quot;;&quot;'&quot;)">
            <text:p/>
          </table:table-cell>
          <table:table-cell table:formula="of:=SUBSTITUTE(['TEAM NAMES'.C9];&quot;&quot;&quot;&quot;;&quot;'&quot;)">
            <text:p/>
          </table:table-cell>
          <table:table-cell table:formula="of:=SUBSTITUTE(['TEAM NAMES'.D9];&quot;&quot;&quot;&quot;;&quot;'&quot;)">
            <text:p/>
          </table:table-cell>
          <table:table-cell table:formula="of:=SUBSTITUTE(['TEAM NAMES'.E9];&quot;&quot;&quot;&quot;;&quot;'&quot;)">
            <text:p/>
          </table:table-cell>
          <table:table-cell table:formula="of:=SUBSTITUTE(['TEAM NAMES'.F9];&quot;&quot;&quot;&quot;;&quot;'&quot;)">
            <text:p/>
          </table:table-cell>
          <table:table-cell table:formula="of:=SUBSTITUTE(['TEAM NAMES'.G9];&quot;&quot;&quot;&quot;;&quot;'&quot;)">
            <text:p/>
          </table:table-cell>
          <table:table-cell table:formula="of:=SUBSTITUTE(['TEAM NAMES'.H9];&quot;&quot;&quot;&quot;;&quot;'&quot;)">
            <text:p/>
          </table:table-cell>
          <table:table-cell table:formula="of:=SUBSTITUTE(['TEAM NAMES'.I9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14" office:value-type="float" office:value="6" calcext:value-type="float">
            <text:p>6</text:p>
          </table:table-cell>
          <table:table-cell table:formula="of:=SUBSTITUTE(['TEAM NAMES'.B10];&quot;&quot;&quot;&quot;;&quot;'&quot;)">
            <text:p/>
          </table:table-cell>
          <table:table-cell table:formula="of:=SUBSTITUTE(['TEAM NAMES'.C10];&quot;&quot;&quot;&quot;;&quot;'&quot;)">
            <text:p/>
          </table:table-cell>
          <table:table-cell table:formula="of:=SUBSTITUTE(['TEAM NAMES'.D10];&quot;&quot;&quot;&quot;;&quot;'&quot;)">
            <text:p/>
          </table:table-cell>
          <table:table-cell table:formula="of:=SUBSTITUTE(['TEAM NAMES'.E10];&quot;&quot;&quot;&quot;;&quot;'&quot;)">
            <text:p/>
          </table:table-cell>
          <table:table-cell table:formula="of:=SUBSTITUTE(['TEAM NAMES'.F10];&quot;&quot;&quot;&quot;;&quot;'&quot;)">
            <text:p/>
          </table:table-cell>
          <table:table-cell table:formula="of:=SUBSTITUTE(['TEAM NAMES'.G10];&quot;&quot;&quot;&quot;;&quot;'&quot;)">
            <text:p/>
          </table:table-cell>
          <table:table-cell table:formula="of:=SUBSTITUTE(['TEAM NAMES'.H10];&quot;&quot;&quot;&quot;;&quot;'&quot;)">
            <text:p/>
          </table:table-cell>
          <table:table-cell table:formula="of:=SUBSTITUTE(['TEAM NAMES'.I10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14" office:value-type="float" office:value="7" calcext:value-type="float">
            <text:p>7</text:p>
          </table:table-cell>
          <table:table-cell table:formula="of:=SUBSTITUTE(['TEAM NAMES'.B11];&quot;&quot;&quot;&quot;;&quot;'&quot;)">
            <text:p/>
          </table:table-cell>
          <table:table-cell table:formula="of:=SUBSTITUTE(['TEAM NAMES'.C11];&quot;&quot;&quot;&quot;;&quot;'&quot;)">
            <text:p/>
          </table:table-cell>
          <table:table-cell table:formula="of:=SUBSTITUTE(['TEAM NAMES'.D11];&quot;&quot;&quot;&quot;;&quot;'&quot;)">
            <text:p/>
          </table:table-cell>
          <table:table-cell table:formula="of:=SUBSTITUTE(['TEAM NAMES'.E11];&quot;&quot;&quot;&quot;;&quot;'&quot;)">
            <text:p/>
          </table:table-cell>
          <table:table-cell table:formula="of:=SUBSTITUTE(['TEAM NAMES'.F11];&quot;&quot;&quot;&quot;;&quot;'&quot;)">
            <text:p/>
          </table:table-cell>
          <table:table-cell table:formula="of:=SUBSTITUTE(['TEAM NAMES'.G11];&quot;&quot;&quot;&quot;;&quot;'&quot;)">
            <text:p/>
          </table:table-cell>
          <table:table-cell table:formula="of:=SUBSTITUTE(['TEAM NAMES'.H11];&quot;&quot;&quot;&quot;;&quot;'&quot;)">
            <text:p/>
          </table:table-cell>
          <table:table-cell table:formula="of:=SUBSTITUTE(['TEAM NAMES'.I11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14" office:value-type="float" office:value="8" calcext:value-type="float">
            <text:p>8</text:p>
          </table:table-cell>
          <table:table-cell table:formula="of:=SUBSTITUTE(['TEAM NAMES'.B12];&quot;&quot;&quot;&quot;;&quot;'&quot;)">
            <text:p/>
          </table:table-cell>
          <table:table-cell table:formula="of:=SUBSTITUTE(['TEAM NAMES'.C12];&quot;&quot;&quot;&quot;;&quot;'&quot;)">
            <text:p/>
          </table:table-cell>
          <table:table-cell table:formula="of:=SUBSTITUTE(['TEAM NAMES'.D12];&quot;&quot;&quot;&quot;;&quot;'&quot;)">
            <text:p/>
          </table:table-cell>
          <table:table-cell table:formula="of:=SUBSTITUTE(['TEAM NAMES'.E12];&quot;&quot;&quot;&quot;;&quot;'&quot;)">
            <text:p/>
          </table:table-cell>
          <table:table-cell table:formula="of:=SUBSTITUTE(['TEAM NAMES'.F12];&quot;&quot;&quot;&quot;;&quot;'&quot;)">
            <text:p/>
          </table:table-cell>
          <table:table-cell table:formula="of:=SUBSTITUTE(['TEAM NAMES'.G12];&quot;&quot;&quot;&quot;;&quot;'&quot;)">
            <text:p/>
          </table:table-cell>
          <table:table-cell table:formula="of:=SUBSTITUTE(['TEAM NAMES'.H12];&quot;&quot;&quot;&quot;;&quot;'&quot;)">
            <text:p/>
          </table:table-cell>
          <table:table-cell table:formula="of:=SUBSTITUTE(['TEAM NAMES'.I12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14" office:value-type="float" office:value="9" calcext:value-type="float">
            <text:p>9</text:p>
          </table:table-cell>
          <table:table-cell table:formula="of:=SUBSTITUTE(['TEAM NAMES'.B13];&quot;&quot;&quot;&quot;;&quot;'&quot;)">
            <text:p/>
          </table:table-cell>
          <table:table-cell table:formula="of:=SUBSTITUTE(['TEAM NAMES'.C13];&quot;&quot;&quot;&quot;;&quot;'&quot;)">
            <text:p/>
          </table:table-cell>
          <table:table-cell table:formula="of:=SUBSTITUTE(['TEAM NAMES'.D13];&quot;&quot;&quot;&quot;;&quot;'&quot;)">
            <text:p/>
          </table:table-cell>
          <table:table-cell table:formula="of:=SUBSTITUTE(['TEAM NAMES'.E13];&quot;&quot;&quot;&quot;;&quot;'&quot;)">
            <text:p/>
          </table:table-cell>
          <table:table-cell table:formula="of:=SUBSTITUTE(['TEAM NAMES'.F13];&quot;&quot;&quot;&quot;;&quot;'&quot;)">
            <text:p/>
          </table:table-cell>
          <table:table-cell table:formula="of:=SUBSTITUTE(['TEAM NAMES'.G13];&quot;&quot;&quot;&quot;;&quot;'&quot;)">
            <text:p/>
          </table:table-cell>
          <table:table-cell table:formula="of:=SUBSTITUTE(['TEAM NAMES'.H13];&quot;&quot;&quot;&quot;;&quot;'&quot;)">
            <text:p/>
          </table:table-cell>
          <table:table-cell table:formula="of:=SUBSTITUTE(['TEAM NAMES'.I13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table:style-name="ce14" office:value-type="float" office:value="10" calcext:value-type="float">
            <text:p>10</text:p>
          </table:table-cell>
          <table:table-cell table:formula="of:=SUBSTITUTE(['TEAM NAMES'.B14];&quot;&quot;&quot;&quot;;&quot;'&quot;)">
            <text:p/>
          </table:table-cell>
          <table:table-cell table:formula="of:=SUBSTITUTE(['TEAM NAMES'.C14];&quot;&quot;&quot;&quot;;&quot;'&quot;)">
            <text:p/>
          </table:table-cell>
          <table:table-cell table:formula="of:=SUBSTITUTE(['TEAM NAMES'.D14];&quot;&quot;&quot;&quot;;&quot;'&quot;)">
            <text:p/>
          </table:table-cell>
          <table:table-cell table:formula="of:=SUBSTITUTE(['TEAM NAMES'.E14];&quot;&quot;&quot;&quot;;&quot;'&quot;)">
            <text:p/>
          </table:table-cell>
          <table:table-cell table:formula="of:=SUBSTITUTE(['TEAM NAMES'.F14];&quot;&quot;&quot;&quot;;&quot;'&quot;)">
            <text:p/>
          </table:table-cell>
          <table:table-cell table:formula="of:=SUBSTITUTE(['TEAM NAMES'.G14];&quot;&quot;&quot;&quot;;&quot;'&quot;)">
            <text:p/>
          </table:table-cell>
          <table:table-cell table:formula="of:=SUBSTITUTE(['TEAM NAMES'.H14];&quot;&quot;&quot;&quot;;&quot;'&quot;)">
            <text:p/>
          </table:table-cell>
          <table:table-cell table:formula="of:=SUBSTITUTE(['TEAM NAMES'.I14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/>
          <table:table-cell table:formula="of:=SUBSTITUTE(AGE_GROUP;&quot; &quot;;&quot;&quot;)" office:value-type="string" office:string-value="U15" calcext:value-type="string">
            <text:p>U15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ECTION;&quot; &quot;;&quot;&quot;)" office:value-type="string" office:string-value="Girls" calcext:value-type="string">
            <text:p>Girls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2_SEC1;&quot; &quot;;&quot;&quot;)" office:value-type="string" office:string-value="GirlsChampionsLeague" calcext:value-type="string">
            <text:p>GirlsChampionsLeague</text:p>
          </table:table-cell>
          <table:table-cell table:number-columns-repeated="1022"/>
        </table:table-row>
        <table:table-row table:style-name="ro1" table:visibility="collapse">
          <table:table-cell/>
          <table:table-cell table:formula="of:=SUBSTITUTE(S2_SEC2;&quot; &quot;;&quot;&quot;)" office:value-type="string" office:string-value="GirlsEuropaLeague" calcext:value-type="string">
            <text:p>GirlsEuropaLeague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Groups of 5 KO Format" table:style-name="ta1" table:print="false">
        <office:forms form:automatic-focus="false" form:apply-design-mode="false"/>
        <table:table-column table:style-name="co4" table:default-cell-style-name="ce22"/>
        <table:table-column table:style-name="co5" table:default-cell-style-name="ce22"/>
        <table:table-column table:style-name="co16" table:default-cell-style-name="ce23"/>
        <table:table-column table:style-name="co16" table:number-columns-repeated="2" table:default-cell-style-name="ce24"/>
        <table:table-column table:style-name="co17" table:default-cell-style-name="ce25"/>
        <table:table-column table:style-name="co17" table:default-cell-style-name="Default"/>
        <table:table-column table:style-name="co18" table:default-cell-style-name="Default"/>
        <table:table-column table:style-name="co9" table:default-cell-style-name="ce26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24" table:number-columns-repeated="2"/>
          <table:table-cell table:style-name="ce24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4" table:formula="of:=VLOOKUP(['2 Groups of 5 KO Format'.D2];TRANSLATED_TEAM_NAMES;['2 Groups of 5 KO Format'.$C2]+1)" office:value-type="string" office:string-value="a" calcext:value-type="string">
            <text:p>a</text:p>
          </table:table-cell>
          <table:table-cell table:style-name="ce24" table:formula="of:=VLOOKUP(['2 Groups of 5 KO Format'.E2];TRANSLATED_TEAM_NAMES;['2 Groups of 5 KO Format'.$C2]+1)" office:value-type="string" office:string-value="b" calcext:value-type="string">
            <text:p>b</text:p>
          </table:table-cell>
          <table:table-cell table:style-name="ce23" office:value-type="float" office:value="9" calcext:value-type="float">
            <text:p>9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9&quot;,&quot;competition&quot;:{&quot;name&quot;:&quot;U15&quot;, &quot;section&quot;:&quot;Girls&quot;, &quot;group&quot;:&quot;1&quot;},&quot;tag&quot;:&quot;1&quot;, &quot;homeTeam&quot;:&quot;a&quot;, &quot;awayTeam&quot;:&quot;b&quot;}" calcext:value-type="string">
            <text:p>{"__v":0,"index":1,"pitch":"9","competition":{"name":"U15", "section":"Girls", "group":"1"},"tag":"1", "homeTeam":"a", "awayTeam":"b"}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4" table:formula="of:=VLOOKUP(['2 Groups of 5 KO Format'.D3];TRANSLATED_TEAM_NAMES;['2 Groups of 5 KO Format'.$C3]+1)" office:value-type="string" office:string-value="c" calcext:value-type="string">
            <text:p>c</text:p>
          </table:table-cell>
          <table:table-cell table:style-name="ce24" table:formula="of:=VLOOKUP(['2 Groups of 5 KO Format'.E3];TRANSLATED_TEAM_NAMES;['2 Groups of 5 KO Format'.$C3]+1)" office:value-type="string" office:string-value="d" calcext:value-type="string">
            <text:p>d</text:p>
          </table:table-cell>
          <table:table-cell table:style-name="ce23" office:value-type="float" office:value="9" calcext:value-type="float">
            <text:p>9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9&quot;,&quot;competition&quot;:{&quot;name&quot;:&quot;U15&quot;, &quot;section&quot;:&quot;Girls&quot;, &quot;group&quot;:&quot;1&quot;},&quot;tag&quot;:&quot;2&quot;, &quot;homeTeam&quot;:&quot;c&quot;, &quot;awayTeam&quot;:&quot;d&quot;}" calcext:value-type="string">
            <text:p>{"__v":0,"index":2,"pitch":"9","competition":{"name":"U15", "section":"Girls", "group":"1"},"tag":"2", "homeTeam":"c", "awayTeam":"d"}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4" table:formula="of:=VLOOKUP(['2 Groups of 5 KO Format'.D4];TRANSLATED_TEAM_NAMES;['2 Groups of 5 KO Format'.$C4]+1)">
            <text:p/>
          </table:table-cell>
          <table:table-cell table:style-name="ce24" table:formula="of:=VLOOKUP(['2 Groups of 5 KO Format'.E4];TRANSLATED_TEAM_NAMES;['2 Groups of 5 KO Format'.$C4]+1)" office:value-type="string" office:string-value="a" calcext:value-type="string">
            <text:p>a</text:p>
          </table:table-cell>
          <table:table-cell table:style-name="ce23" office:value-type="float" office:value="9" calcext:value-type="float">
            <text:p>9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9&quot;,&quot;competition&quot;:{&quot;name&quot;:&quot;U15&quot;, &quot;section&quot;:&quot;Girls&quot;, &quot;group&quot;:&quot;1&quot;},&quot;tag&quot;:&quot;3&quot;, &quot;homeTeam&quot;:&quot;&quot;, &quot;awayTeam&quot;:&quot;a&quot;}" calcext:value-type="string">
            <text:p>{"__v":0,"index":3,"pitch":"9","competition":{"name":"U15", "section":"Girls", "group":"1"},"tag":"3", "homeTeam":"", "awayTeam":"a"}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4" table:formula="of:=VLOOKUP(['2 Groups of 5 KO Format'.D5];TRANSLATED_TEAM_NAMES;['2 Groups of 5 KO Format'.$C5]+1)" office:value-type="string" office:string-value="b" calcext:value-type="string">
            <text:p>b</text:p>
          </table:table-cell>
          <table:table-cell table:style-name="ce24" table:formula="of:=VLOOKUP(['2 Groups of 5 KO Format'.E5];TRANSLATED_TEAM_NAMES;['2 Groups of 5 KO Format'.$C5]+1)" office:value-type="string" office:string-value="c" calcext:value-type="string">
            <text:p>c</text:p>
          </table:table-cell>
          <table:table-cell table:style-name="ce23" office:value-type="float" office:value="9" calcext:value-type="float">
            <text:p>9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9&quot;,&quot;competition&quot;:{&quot;name&quot;:&quot;U15&quot;, &quot;section&quot;:&quot;Girls&quot;, &quot;group&quot;:&quot;1&quot;},&quot;tag&quot;:&quot;4&quot;, &quot;homeTeam&quot;:&quot;b&quot;, &quot;awayTeam&quot;:&quot;c&quot;}" calcext:value-type="string">
            <text:p>{"__v":0,"index":4,"pitch":"9","competition":{"name":"U15", "section":"Girls", "group":"1"},"tag":"4", "homeTeam":"b", "awayTeam":"c"}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4" table:formula="of:=VLOOKUP(['2 Groups of 5 KO Format'.D6];TRANSLATED_TEAM_NAMES;['2 Groups of 5 KO Format'.$C6]+1)" office:value-type="string" office:string-value="d" calcext:value-type="string">
            <text:p>d</text:p>
          </table:table-cell>
          <table:table-cell table:style-name="ce24" table:formula="of:=VLOOKUP(['2 Groups of 5 KO Format'.E6];TRANSLATED_TEAM_NAMES;['2 Groups of 5 KO Format'.$C6]+1)">
            <text:p/>
          </table:table-cell>
          <table:table-cell table:style-name="ce23" office:value-type="float" office:value="9" calcext:value-type="float">
            <text:p>9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9&quot;,&quot;competition&quot;:{&quot;name&quot;:&quot;U15&quot;, &quot;section&quot;:&quot;Girls&quot;, &quot;group&quot;:&quot;1&quot;},&quot;tag&quot;:&quot;5&quot;, &quot;homeTeam&quot;:&quot;d&quot;, &quot;awayTeam&quot;:&quot;&quot;}" calcext:value-type="string">
            <text:p>{"__v":0,"index":5,"pitch":"9","competition":{"name":"U15", "section":"Girls", "group":"1"},"tag":"5", "homeTeam":"d", "awayTeam":""}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4" table:formula="of:=VLOOKUP(['2 Groups of 5 KO Format'.D7];TRANSLATED_TEAM_NAMES;['2 Groups of 5 KO Format'.$C7]+1)" office:value-type="string" office:string-value="a" calcext:value-type="string">
            <text:p>a</text:p>
          </table:table-cell>
          <table:table-cell table:style-name="ce24" table:formula="of:=VLOOKUP(['2 Groups of 5 KO Format'.E7];TRANSLATED_TEAM_NAMES;['2 Groups of 5 KO Format'.$C7]+1)" office:value-type="string" office:string-value="c" calcext:value-type="string">
            <text:p>c</text:p>
          </table:table-cell>
          <table:table-cell table:style-name="ce23" office:value-type="float" office:value="9" calcext:value-type="float">
            <text:p>9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9&quot;,&quot;competition&quot;:{&quot;name&quot;:&quot;U15&quot;, &quot;section&quot;:&quot;Girls&quot;, &quot;group&quot;:&quot;1&quot;},&quot;tag&quot;:&quot;6&quot;, &quot;homeTeam&quot;:&quot;a&quot;, &quot;awayTeam&quot;:&quot;c&quot;}" calcext:value-type="string">
            <text:p>{"__v":0,"index":6,"pitch":"9","competition":{"name":"U15", "section":"Girls", "group":"1"},"tag":"6", "homeTeam":"a", "awayTeam":"c"}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4" table:formula="of:=VLOOKUP(['2 Groups of 5 KO Format'.D8];TRANSLATED_TEAM_NAMES;['2 Groups of 5 KO Format'.$C8]+1)" office:value-type="string" office:string-value="b" calcext:value-type="string">
            <text:p>b</text:p>
          </table:table-cell>
          <table:table-cell table:style-name="ce24" table:formula="of:=VLOOKUP(['2 Groups of 5 KO Format'.E8];TRANSLATED_TEAM_NAMES;['2 Groups of 5 KO Format'.$C8]+1)" office:value-type="string" office:string-value="d" calcext:value-type="string">
            <text:p>d</text:p>
          </table:table-cell>
          <table:table-cell table:style-name="ce23" office:value-type="float" office:value="9" calcext:value-type="float">
            <text:p>9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9&quot;,&quot;competition&quot;:{&quot;name&quot;:&quot;U15&quot;, &quot;section&quot;:&quot;Girls&quot;, &quot;group&quot;:&quot;1&quot;},&quot;tag&quot;:&quot;7&quot;, &quot;homeTeam&quot;:&quot;b&quot;, &quot;awayTeam&quot;:&quot;d&quot;}" calcext:value-type="string">
            <text:p>{"__v":0,"index":7,"pitch":"9","competition":{"name":"U15", "section":"Girls", "group":"1"},"tag":"7", "homeTeam":"b", "awayTeam":"d"}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4" table:formula="of:=VLOOKUP(['2 Groups of 5 KO Format'.D9];TRANSLATED_TEAM_NAMES;['2 Groups of 5 KO Format'.$C9]+1)" office:value-type="string" office:string-value="c" calcext:value-type="string">
            <text:p>c</text:p>
          </table:table-cell>
          <table:table-cell table:style-name="ce24" table:formula="of:=VLOOKUP(['2 Groups of 5 KO Format'.E9];TRANSLATED_TEAM_NAMES;['2 Groups of 5 KO Format'.$C9]+1)">
            <text:p/>
          </table:table-cell>
          <table:table-cell table:style-name="ce23" office:value-type="float" office:value="9" calcext:value-type="float">
            <text:p>9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9&quot;,&quot;competition&quot;:{&quot;name&quot;:&quot;U15&quot;, &quot;section&quot;:&quot;Girls&quot;, &quot;group&quot;:&quot;1&quot;},&quot;tag&quot;:&quot;8&quot;, &quot;homeTeam&quot;:&quot;c&quot;, &quot;awayTeam&quot;:&quot;&quot;}" calcext:value-type="string">
            <text:p>{"__v":0,"index":8,"pitch":"9","competition":{"name":"U15", "section":"Girls", "group":"1"},"tag":"8", "homeTeam":"c", "awayTeam":""}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4" table:formula="of:=VLOOKUP(['2 Groups of 5 KO Format'.D10];TRANSLATED_TEAM_NAMES;['2 Groups of 5 KO Format'.$C10]+1)" office:value-type="string" office:string-value="d" calcext:value-type="string">
            <text:p>d</text:p>
          </table:table-cell>
          <table:table-cell table:style-name="ce24" table:formula="of:=VLOOKUP(['2 Groups of 5 KO Format'.E10];TRANSLATED_TEAM_NAMES;['2 Groups of 5 KO Format'.$C10]+1)" office:value-type="string" office:string-value="a" calcext:value-type="string">
            <text:p>a</text:p>
          </table:table-cell>
          <table:table-cell table:style-name="ce23" office:value-type="float" office:value="9" calcext:value-type="float">
            <text:p>9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9&quot;,&quot;competition&quot;:{&quot;name&quot;:&quot;U15&quot;, &quot;section&quot;:&quot;Girls&quot;, &quot;group&quot;:&quot;1&quot;},&quot;tag&quot;:&quot;9&quot;, &quot;homeTeam&quot;:&quot;d&quot;, &quot;awayTeam&quot;:&quot;a&quot;}" calcext:value-type="string">
            <text:p>{"__v":0,"index":9,"pitch":"9","competition":{"name":"U15", "section":"Girls", "group":"1"},"tag":"9", "homeTeam":"d", "awayTeam":"a"}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4" table:formula="of:=VLOOKUP(['2 Groups of 5 KO Format'.D11];TRANSLATED_TEAM_NAMES;['2 Groups of 5 KO Format'.$C11]+1)">
            <text:p/>
          </table:table-cell>
          <table:table-cell table:style-name="ce24" table:formula="of:=VLOOKUP(['2 Groups of 5 KO Format'.E11];TRANSLATED_TEAM_NAMES;['2 Groups of 5 KO Format'.$C11]+1)" office:value-type="string" office:string-value="b" calcext:value-type="string">
            <text:p>b</text:p>
          </table:table-cell>
          <table:table-cell table:style-name="ce23" office:value-type="float" office:value="9" calcext:value-type="float">
            <text:p>9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9&quot;,&quot;competition&quot;:{&quot;name&quot;:&quot;U15&quot;, &quot;section&quot;:&quot;Girls&quot;, &quot;group&quot;:&quot;1&quot;},&quot;tag&quot;:&quot;10&quot;, &quot;homeTeam&quot;:&quot;&quot;, &quot;awayTeam&quot;:&quot;b&quot;}" calcext:value-type="string">
            <text:p>{"__v":0,"index":10,"pitch":"9","competition":{"name":"U15", "section":"Girls", "group":"1"},"tag":"10", "homeTeam":"", "awayTeam":"b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4" table:formula="of:=VLOOKUP(['2 Groups of 5 KO Format'.D12];TRANSLATED_TEAM_NAMES;['2 Groups of 5 KO Format'.$C12]+1)" office:value-type="string" office:string-value="w" calcext:value-type="string">
            <text:p>w</text:p>
          </table:table-cell>
          <table:table-cell table:style-name="ce24" table:formula="of:=VLOOKUP(['2 Groups of 5 KO Format'.E12];TRANSLATED_TEAM_NAMES;['2 Groups of 5 KO Format'.$C12]+1)" office:value-type="string" office:string-value="x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10&quot;,&quot;competition&quot;:{&quot;name&quot;:&quot;U15&quot;, &quot;section&quot;:&quot;Girls&quot;, &quot;group&quot;:&quot;2&quot;},&quot;tag&quot;:&quot;1&quot;, &quot;homeTeam&quot;:&quot;w&quot;, &quot;awayTeam&quot;:&quot;x&quot;}" calcext:value-type="string">
            <text:p>{"__v":0,"index":11,"pitch":"10","competition":{"name":"U15", "section":"Girls", "group":"2"},"tag":"1", "homeTeam":"w", "awayTeam":"x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4" table:formula="of:=VLOOKUP(['2 Groups of 5 KO Format'.D13];TRANSLATED_TEAM_NAMES;['2 Groups of 5 KO Format'.$C13]+1)" office:value-type="string" office:string-value="y" calcext:value-type="string">
            <text:p>y</text:p>
          </table:table-cell>
          <table:table-cell table:style-name="ce24" table:formula="of:=VLOOKUP(['2 Groups of 5 KO Format'.E13];TRANSLATED_TEAM_NAMES;['2 Groups of 5 KO Format'.$C13]+1)" office:value-type="string" office:string-value="z" calcext:value-type="string">
            <text:p>z</text:p>
          </table:table-cell>
          <table:table-cell table:style-name="ce23" office:value-type="float" office:value="10" calcext:value-type="float">
            <text:p>10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10&quot;,&quot;competition&quot;:{&quot;name&quot;:&quot;U15&quot;, &quot;section&quot;:&quot;Girls&quot;, &quot;group&quot;:&quot;2&quot;},&quot;tag&quot;:&quot;2&quot;, &quot;homeTeam&quot;:&quot;y&quot;, &quot;awayTeam&quot;:&quot;z&quot;}" calcext:value-type="string">
            <text:p>{"__v":0,"index":12,"pitch":"10","competition":{"name":"U15", "section":"Girls", "group":"2"},"tag":"2", "homeTeam":"y", "awayTeam":"z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4" table:formula="of:=VLOOKUP(['2 Groups of 5 KO Format'.D14];TRANSLATED_TEAM_NAMES;['2 Groups of 5 KO Format'.$C14]+1)">
            <text:p/>
          </table:table-cell>
          <table:table-cell table:style-name="ce24" table:formula="of:=VLOOKUP(['2 Groups of 5 KO Format'.E14];TRANSLATED_TEAM_NAMES;['2 Groups of 5 KO Format'.$C14]+1)" office:value-type="string" office:string-value="w" calcext:value-type="string">
            <text:p>w</text:p>
          </table:table-cell>
          <table:table-cell table:style-name="ce23" office:value-type="float" office:value="10" calcext:value-type="float">
            <text:p>10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10&quot;,&quot;competition&quot;:{&quot;name&quot;:&quot;U15&quot;, &quot;section&quot;:&quot;Girls&quot;, &quot;group&quot;:&quot;2&quot;},&quot;tag&quot;:&quot;3&quot;, &quot;homeTeam&quot;:&quot;&quot;, &quot;awayTeam&quot;:&quot;w&quot;}" calcext:value-type="string">
            <text:p>{"__v":0,"index":13,"pitch":"10","competition":{"name":"U15", "section":"Girls", "group":"2"},"tag":"3", "homeTeam":"", "awayTeam":"w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4" table:formula="of:=VLOOKUP(['2 Groups of 5 KO Format'.D15];TRANSLATED_TEAM_NAMES;['2 Groups of 5 KO Format'.$C15]+1)" office:value-type="string" office:string-value="x" calcext:value-type="string">
            <text:p>x</text:p>
          </table:table-cell>
          <table:table-cell table:style-name="ce24" table:formula="of:=VLOOKUP(['2 Groups of 5 KO Format'.E15];TRANSLATED_TEAM_NAMES;['2 Groups of 5 KO Format'.$C15]+1)" office:value-type="string" office:string-value="y" calcext:value-type="string">
            <text:p>y</text:p>
          </table:table-cell>
          <table:table-cell table:style-name="ce23" office:value-type="float" office:value="10" calcext:value-type="float">
            <text:p>10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10&quot;,&quot;competition&quot;:{&quot;name&quot;:&quot;U15&quot;, &quot;section&quot;:&quot;Girls&quot;, &quot;group&quot;:&quot;2&quot;},&quot;tag&quot;:&quot;4&quot;, &quot;homeTeam&quot;:&quot;x&quot;, &quot;awayTeam&quot;:&quot;y&quot;}" calcext:value-type="string">
            <text:p>{"__v":0,"index":14,"pitch":"10","competition":{"name":"U15", "section":"Girls", "group":"2"},"tag":"4", "homeTeam":"x", "awayTeam":"y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4" table:formula="of:=VLOOKUP(['2 Groups of 5 KO Format'.D16];TRANSLATED_TEAM_NAMES;['2 Groups of 5 KO Format'.$C16]+1)" office:value-type="string" office:string-value="z" calcext:value-type="string">
            <text:p>z</text:p>
          </table:table-cell>
          <table:table-cell table:style-name="ce24" table:formula="of:=VLOOKUP(['2 Groups of 5 KO Format'.E16];TRANSLATED_TEAM_NAMES;['2 Groups of 5 KO Format'.$C16]+1)">
            <text:p/>
          </table:table-cell>
          <table:table-cell table:style-name="ce23" office:value-type="float" office:value="10" calcext:value-type="float">
            <text:p>10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10&quot;,&quot;competition&quot;:{&quot;name&quot;:&quot;U15&quot;, &quot;section&quot;:&quot;Girls&quot;, &quot;group&quot;:&quot;2&quot;},&quot;tag&quot;:&quot;5&quot;, &quot;homeTeam&quot;:&quot;z&quot;, &quot;awayTeam&quot;:&quot;&quot;}" calcext:value-type="string">
            <text:p>{"__v":0,"index":15,"pitch":"10","competition":{"name":"U15", "section":"Girls", "group":"2"},"tag":"5", "homeTeam":"z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4" table:formula="of:=VLOOKUP(['2 Groups of 5 KO Format'.D17];TRANSLATED_TEAM_NAMES;['2 Groups of 5 KO Format'.$C17]+1)" office:value-type="string" office:string-value="w" calcext:value-type="string">
            <text:p>w</text:p>
          </table:table-cell>
          <table:table-cell table:style-name="ce24" table:formula="of:=VLOOKUP(['2 Groups of 5 KO Format'.E17];TRANSLATED_TEAM_NAMES;['2 Groups of 5 KO Format'.$C17]+1)" office:value-type="string" office:string-value="y" calcext:value-type="string">
            <text:p>y</text:p>
          </table:table-cell>
          <table:table-cell table:style-name="ce23" office:value-type="float" office:value="10" calcext:value-type="float">
            <text:p>10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10&quot;,&quot;competition&quot;:{&quot;name&quot;:&quot;U15&quot;, &quot;section&quot;:&quot;Girls&quot;, &quot;group&quot;:&quot;2&quot;},&quot;tag&quot;:&quot;6&quot;, &quot;homeTeam&quot;:&quot;w&quot;, &quot;awayTeam&quot;:&quot;y&quot;}" calcext:value-type="string">
            <text:p>{"__v":0,"index":16,"pitch":"10","competition":{"name":"U15", "section":"Girls", "group":"2"},"tag":"6", "homeTeam":"w", "awayTeam":"y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4" table:formula="of:=VLOOKUP(['2 Groups of 5 KO Format'.D18];TRANSLATED_TEAM_NAMES;['2 Groups of 5 KO Format'.$C18]+1)" office:value-type="string" office:string-value="x" calcext:value-type="string">
            <text:p>x</text:p>
          </table:table-cell>
          <table:table-cell table:style-name="ce24" table:formula="of:=VLOOKUP(['2 Groups of 5 KO Format'.E18];TRANSLATED_TEAM_NAMES;['2 Groups of 5 KO Format'.$C18]+1)" office:value-type="string" office:string-value="z" calcext:value-type="string">
            <text:p>z</text:p>
          </table:table-cell>
          <table:table-cell table:style-name="ce23" office:value-type="float" office:value="10" calcext:value-type="float">
            <text:p>10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10&quot;,&quot;competition&quot;:{&quot;name&quot;:&quot;U15&quot;, &quot;section&quot;:&quot;Girls&quot;, &quot;group&quot;:&quot;2&quot;},&quot;tag&quot;:&quot;7&quot;, &quot;homeTeam&quot;:&quot;x&quot;, &quot;awayTeam&quot;:&quot;z&quot;}" calcext:value-type="string">
            <text:p>{"__v":0,"index":17,"pitch":"10","competition":{"name":"U15", "section":"Girls", "group":"2"},"tag":"7", "homeTeam":"x", "awayTeam":"z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4" table:formula="of:=VLOOKUP(['2 Groups of 5 KO Format'.D19];TRANSLATED_TEAM_NAMES;['2 Groups of 5 KO Format'.$C19]+1)" office:value-type="string" office:string-value="y" calcext:value-type="string">
            <text:p>y</text:p>
          </table:table-cell>
          <table:table-cell table:style-name="ce24" table:formula="of:=VLOOKUP(['2 Groups of 5 KO Format'.E19];TRANSLATED_TEAM_NAMES;['2 Groups of 5 KO Format'.$C19]+1)">
            <text:p/>
          </table:table-cell>
          <table:table-cell table:style-name="ce23" office:value-type="float" office:value="10" calcext:value-type="float">
            <text:p>10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10&quot;,&quot;competition&quot;:{&quot;name&quot;:&quot;U15&quot;, &quot;section&quot;:&quot;Girls&quot;, &quot;group&quot;:&quot;2&quot;},&quot;tag&quot;:&quot;8&quot;, &quot;homeTeam&quot;:&quot;y&quot;, &quot;awayTeam&quot;:&quot;&quot;}" calcext:value-type="string">
            <text:p>{"__v":0,"index":18,"pitch":"10","competition":{"name":"U15", "section":"Girls", "group":"2"},"tag":"8", "homeTeam":"y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4" table:formula="of:=VLOOKUP(['2 Groups of 5 KO Format'.D20];TRANSLATED_TEAM_NAMES;['2 Groups of 5 KO Format'.$C20]+1)" office:value-type="string" office:string-value="z" calcext:value-type="string">
            <text:p>z</text:p>
          </table:table-cell>
          <table:table-cell table:style-name="ce24" table:formula="of:=VLOOKUP(['2 Groups of 5 KO Format'.E20];TRANSLATED_TEAM_NAMES;['2 Groups of 5 KO Format'.$C20]+1)" office:value-type="string" office:string-value="w" calcext:value-type="string">
            <text:p>w</text:p>
          </table:table-cell>
          <table:table-cell table:style-name="ce23" office:value-type="float" office:value="10" calcext:value-type="float">
            <text:p>10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10&quot;,&quot;competition&quot;:{&quot;name&quot;:&quot;U15&quot;, &quot;section&quot;:&quot;Girls&quot;, &quot;group&quot;:&quot;2&quot;},&quot;tag&quot;:&quot;9&quot;, &quot;homeTeam&quot;:&quot;z&quot;, &quot;awayTeam&quot;:&quot;w&quot;}" calcext:value-type="string">
            <text:p>{"__v":0,"index":19,"pitch":"10","competition":{"name":"U15", "section":"Girls", "group":"2"},"tag":"9", "homeTeam":"z", "awayTeam":"w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4" table:formula="of:=VLOOKUP(['2 Groups of 5 KO Format'.D21];TRANSLATED_TEAM_NAMES;['2 Groups of 5 KO Format'.$C21]+1)">
            <text:p/>
          </table:table-cell>
          <table:table-cell table:style-name="ce24" table:formula="of:=VLOOKUP(['2 Groups of 5 KO Format'.E21];TRANSLATED_TEAM_NAMES;['2 Groups of 5 KO Format'.$C21]+1)" office:value-type="string" office:string-value="x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10&quot;,&quot;competition&quot;:{&quot;name&quot;:&quot;U15&quot;, &quot;section&quot;:&quot;Girls&quot;, &quot;group&quot;:&quot;2&quot;},&quot;tag&quot;:&quot;10&quot;, &quot;homeTeam&quot;:&quot;&quot;, &quot;awayTeam&quot;:&quot;x&quot;}" calcext:value-type="string">
            <text:p>{"__v":0,"index":20,"pitch":"10","competition":{"name":"U15", "section":"Girls", "group":"2"},"tag":"10", "homeTeam":"", "awayTeam":"x"}</text:p>
          </table:table-cell>
        </table:table-row>
        <table:table-row table:style-name="ro2">
          <table:table-cell office:value-type="string" calcext:value-type="string">
            <text:p>PO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<text:span text:style-name="T2">th</text:span> Group 1</text:p>
          </table:table-cell>
          <table:table-cell office:value-type="string" calcext:value-type="string">
            <text:p>5<text:span text:style-name="T2">th</text:span> Group 2</text:p>
          </table:table-cell>
          <table:table-cell table:formula="of:=AGE_GROUP_TRANSLATED&amp;&quot;_&quot;&amp;SECTION_TRANSLATED&amp;&quot;_PO1&quot;" office:value-type="string" office:string-value="U15_Girls_PO1" calcext:value-type="string">
            <text:p>U15_Girls_PO1</text:p>
          </table:table-cell>
          <table:table-cell table:style-name="ce24" table:formula="of:=AGE_GROUP_TRANSLATED&amp;&quot;_&quot;&amp;SECTION_TRANSLATED&amp;&quot;_G1_P4&quot;" office:value-type="string" office:string-value="U15_Girls_G1_P4" calcext:value-type="string">
            <text:p>U15_Girls_G1_P4</text:p>
          </table:table-cell>
          <table:table-cell table:style-name="ce24" table:formula="of:=AGE_GROUP_TRANSLATED&amp;&quot;_&quot;&amp;SECTION_TRANSLATED&amp;&quot;_G2_P5&quot;" office:value-type="string" office:string-value="U15_Girls_G2_P5" calcext:value-type="string">
            <text:p>U15_Girls_G2_P5</text:p>
          </table:table-cell>
          <table:table-cell table:style-name="ce24" office:value-type="float" office:value="9" calcext:value-type="float">
            <text:p>9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2] &amp; &quot;&quot;&quot;, &quot;&quot;homeTeam&quot;&quot;:&quot;&quot;&quot; &amp; [.C22] &amp; &quot;&quot;&quot;, &quot;&quot;awayTeam&quot;&quot;:&quot;&quot;&quot; &amp; [.D22] &amp; &quot;&quot;&quot;, &quot;&quot;homeTeamFrom&quot;&quot;:&quot;&quot;&quot; &amp; [.F22] &amp; &quot;&quot;&quot;, &quot;&quot;awayTeamFrom&quot;&quot;:&quot;&quot;&quot; &amp; [.G22] &amp; &quot;&quot;&quot;, &quot;&quot;stage2Tag&quot;&quot;:&quot;&quot;&quot; &amp; [.E22] &amp; &quot;&quot;&quot;}&quot;" office:value-type="string" office:string-value="{&quot;__v&quot;:0,&quot;index&quot;:21,&quot;pitch&quot;:&quot;9&quot;,&quot;competition&quot;:{&quot;name&quot;:&quot;U15&quot;, &quot;section&quot;:&quot;Girls&quot;},&quot;tag&quot;:&quot;PO1&quot;, &quot;homeTeam&quot;:&quot;4th Group 1&quot;, &quot;awayTeam&quot;:&quot;5th Group 2&quot;, &quot;homeTeamFrom&quot;:&quot;U15_Girls_G1_P4&quot;, &quot;awayTeamFrom&quot;:&quot;U15_Girls_G2_P5&quot;, &quot;stage2Tag&quot;:&quot;U15_Girls_PO1&quot;}" calcext:value-type="string">
            <text:p>{"__v":0,"index":21,"pitch":"9","competition":{"name":"U15", "section":"Girls"},"tag":"PO1", "homeTeam":"4th Group 1", "awayTeam":"5th Group 2", "homeTeamFrom":"U15_Girls_G1_P4", "awayTeamFrom":"U15_Girls_G2_P5", "stage2Tag":"U15_Girls_PO1"}</text:p>
          </table:table-cell>
        </table:table-row>
        <table:table-row table:style-name="ro2">
          <table:table-cell office:value-type="string" calcext:value-type="string">
            <text:p>PO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<text:span text:style-name="T2">th</text:span> Group 2</text:p>
          </table:table-cell>
          <table:table-cell office:value-type="string" calcext:value-type="string">
            <text:p>5<text:span text:style-name="T2">th</text:span> Group 1</text:p>
          </table:table-cell>
          <table:table-cell table:formula="of:=AGE_GROUP_TRANSLATED&amp;&quot;_&quot;&amp;SECTION_TRANSLATED&amp;&quot;_PO2&quot;" office:value-type="string" office:string-value="U15_Girls_PO2" calcext:value-type="string">
            <text:p>U15_Girls_PO2</text:p>
          </table:table-cell>
          <table:table-cell table:style-name="ce24" table:formula="of:=AGE_GROUP_TRANSLATED&amp;&quot;_&quot;&amp;SECTION_TRANSLATED&amp;&quot;_G2_P4&quot;" office:value-type="string" office:string-value="U15_Girls_G2_P4" calcext:value-type="string">
            <text:p>U15_Girls_G2_P4</text:p>
          </table:table-cell>
          <table:table-cell table:style-name="ce24" table:formula="of:=AGE_GROUP_TRANSLATED&amp;&quot;_&quot;&amp;SECTION_TRANSLATED&amp;&quot;_G1_P5&quot;" office:value-type="string" office:string-value="U15_Girls_G1_P5" calcext:value-type="string">
            <text:p>U15_Girls_G1_P5</text:p>
          </table:table-cell>
          <table:table-cell table:style-name="ce24" office:value-type="float" office:value="10" calcext:value-type="float">
            <text:p>10</text:p>
          </table:table-cell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3] &amp; &quot;&quot;&quot;, &quot;&quot;homeTeam&quot;&quot;:&quot;&quot;&quot; &amp; [.C23] &amp; &quot;&quot;&quot;, &quot;&quot;awayTeam&quot;&quot;:&quot;&quot;&quot; &amp; [.D23] &amp; &quot;&quot;&quot;, &quot;&quot;homeTeamFrom&quot;&quot;:&quot;&quot;&quot; &amp; [.F23] &amp; &quot;&quot;&quot;, &quot;&quot;awayTeamFrom&quot;&quot;:&quot;&quot;&quot; &amp; [.G23] &amp; &quot;&quot;&quot;, &quot;&quot;stage2Tag&quot;&quot;:&quot;&quot;&quot; &amp; [.E23] &amp; &quot;&quot;&quot;}&quot;" office:value-type="string" office:string-value="{&quot;__v&quot;:0,&quot;index&quot;:22,&quot;pitch&quot;:&quot;10&quot;,&quot;competition&quot;:{&quot;name&quot;:&quot;U15&quot;, &quot;section&quot;:&quot;Girls&quot;},&quot;tag&quot;:&quot;PO2&quot;, &quot;homeTeam&quot;:&quot;4th Group 2&quot;, &quot;awayTeam&quot;:&quot;5th Group 1&quot;, &quot;homeTeamFrom&quot;:&quot;U15_Girls_G2_P4&quot;, &quot;awayTeamFrom&quot;:&quot;U15_Girls_G1_P5&quot;, &quot;stage2Tag&quot;:&quot;U15_Girls_PO2&quot;}" calcext:value-type="string">
            <text:p>{"__v":0,"index":22,"pitch":"10","competition":{"name":"U15", "section":"Girls"},"tag":"PO2", "homeTeam":"4th Group 2", "awayTeam":"5th Group 1", "homeTeamFrom":"U15_Girls_G2_P4", "awayTeamFrom":"U15_Girls_G1_P5", "stage2Tag":"U15_Girls_PO2"}</text:p>
          </table:table-cell>
        </table:table-row>
        <table:table-row table:style-name="ro2">
          <table:table-cell office:value-type="string" calcext:value-type="string">
            <text:p>QF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<text:span text:style-name="T2">nd</text:span> Group 1</text:p>
          </table:table-cell>
          <table:table-cell office:value-type="string" calcext:value-type="string">
            <text:p>3<text:span text:style-name="T2">rd</text:span> Group 2</text:p>
          </table:table-cell>
          <table:table-cell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style-name="ce24" table:formula="of:=AGE_GROUP_TRANSLATED&amp;&quot;_&quot;&amp;SECTION_TRANSLATED&amp;&quot;_G1_P2&quot;" office:value-type="string" office:string-value="U15_Girls_G1_P2" calcext:value-type="string">
            <text:p>U15_Girls_G1_P2</text:p>
          </table:table-cell>
          <table:table-cell table:style-name="ce24" table:formula="of:=AGE_GROUP_TRANSLATED&amp;&quot;_&quot;&amp;SECTION_TRANSLATED&amp;&quot;_G2_P3&quot;" office:value-type="string" office:string-value="U15_Girls_G2_P3" calcext:value-type="string">
            <text:p>U15_Girls_G2_P3</text:p>
          </table:table-cell>
          <table:table-cell table:style-name="ce24" office:value-type="float" office:value="9" calcext:value-type="float">
            <text:p>9</text:p>
          </table:table-cell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4] &amp; &quot;&quot;&quot;, &quot;&quot;homeTeam&quot;&quot;:&quot;&quot;&quot; &amp; [.C24] &amp; &quot;&quot;&quot;, &quot;&quot;awayTeam&quot;&quot;:&quot;&quot;&quot; &amp; [.D24] &amp; &quot;&quot;&quot;, &quot;&quot;homeTeamFrom&quot;&quot;:&quot;&quot;&quot; &amp; [.F24] &amp; &quot;&quot;&quot;, &quot;&quot;awayTeamFrom&quot;&quot;:&quot;&quot;&quot; &amp; [.G24] &amp; &quot;&quot;&quot;, &quot;&quot;stage2Tag&quot;&quot;:&quot;&quot;&quot; &amp; [.E24] &amp; &quot;&quot;&quot;}&quot;" office:value-type="string" office:string-value="{&quot;__v&quot;:0,&quot;index&quot;:23,&quot;pitch&quot;:&quot;9&quot;,&quot;competition&quot;:{&quot;name&quot;:&quot;U15&quot;, &quot;section&quot;:&quot;Girls&quot;},&quot;tag&quot;:&quot;QF1&quot;, &quot;homeTeam&quot;:&quot;2nd Group 1&quot;, &quot;awayTeam&quot;:&quot;3rd Group 2&quot;, &quot;homeTeamFrom&quot;:&quot;U15_Girls_G1_P2&quot;, &quot;awayTeamFrom&quot;:&quot;U15_Girls_G2_P3&quot;, &quot;stage2Tag&quot;:&quot;U15_Girls_QF1&quot;}" calcext:value-type="string">
            <text:p>{"__v":0,"index":23,"pitch":"9","competition":{"name":"U15", "section":"Girls"},"tag":"QF1", "homeTeam":"2nd Group 1", "awayTeam":"3rd Group 2", "homeTeamFrom":"U15_Girls_G1_P2", "awayTeamFrom":"U15_Girls_G2_P3", "stage2Tag":"U15_Girls_QF1"}</text:p>
          </table:table-cell>
        </table:table-row>
        <table:table-row table:style-name="ro2">
          <table:table-cell office:value-type="string" calcext:value-type="string">
            <text:p>QF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<text:span text:style-name="T2">nd</text:span> Group 2</text:p>
          </table:table-cell>
          <table:table-cell office:value-type="string" calcext:value-type="string">
            <text:p>3<text:span text:style-name="T2">rd</text:span> Group 1</text:p>
          </table:table-cell>
          <table:table-cell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style-name="ce24" table:formula="of:=AGE_GROUP_TRANSLATED&amp;&quot;_&quot;&amp;SECTION_TRANSLATED&amp;&quot;_G2_P2&quot;" office:value-type="string" office:string-value="U15_Girls_G2_P2" calcext:value-type="string">
            <text:p>U15_Girls_G2_P2</text:p>
          </table:table-cell>
          <table:table-cell table:style-name="ce24" table:formula="of:=AGE_GROUP_TRANSLATED&amp;&quot;_&quot;&amp;SECTION_TRANSLATED&amp;&quot;_G1_P3&quot;" office:value-type="string" office:string-value="U15_Girls_G1_P3" calcext:value-type="string">
            <text:p>U15_Girls_G1_P3</text:p>
          </table:table-cell>
          <table:table-cell table:style-name="ce24" office:value-type="float" office:value="10" calcext:value-type="float">
            <text:p>10</text:p>
          </table:table-cell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5] &amp; &quot;&quot;&quot;, &quot;&quot;homeTeam&quot;&quot;:&quot;&quot;&quot; &amp; [.C25] &amp; &quot;&quot;&quot;, &quot;&quot;awayTeam&quot;&quot;:&quot;&quot;&quot; &amp; [.D25] &amp; &quot;&quot;&quot;, &quot;&quot;homeTeamFrom&quot;&quot;:&quot;&quot;&quot; &amp; [.F25] &amp; &quot;&quot;&quot;, &quot;&quot;awayTeamFrom&quot;&quot;:&quot;&quot;&quot; &amp; [.G25] &amp; &quot;&quot;&quot;, &quot;&quot;stage2Tag&quot;&quot;:&quot;&quot;&quot; &amp; [.E25] &amp; &quot;&quot;&quot;}&quot;" office:value-type="string" office:string-value="{&quot;__v&quot;:0,&quot;index&quot;:24,&quot;pitch&quot;:&quot;10&quot;,&quot;competition&quot;:{&quot;name&quot;:&quot;U15&quot;, &quot;section&quot;:&quot;Girls&quot;},&quot;tag&quot;:&quot;QF2&quot;, &quot;homeTeam&quot;:&quot;2nd Group 2&quot;, &quot;awayTeam&quot;:&quot;3rd Group 1&quot;, &quot;homeTeamFrom&quot;:&quot;U15_Girls_G2_P2&quot;, &quot;awayTeamFrom&quot;:&quot;U15_Girls_G1_P3&quot;, &quot;stage2Tag&quot;:&quot;U15_Girls_QF2&quot;}" calcext:value-type="string">
            <text:p>{"__v":0,"index":24,"pitch":"10","competition":{"name":"U15", "section":"Girls"},"tag":"QF2", "homeTeam":"2nd Group 2", "awayTeam":"3rd Group 1", "homeTeamFrom":"U15_Girls_G2_P2", "awayTeamFrom":"U15_Girls_G1_P3", "stage2Tag":"U15_Girls_QF2"}</text:p>
          </table:table-cell>
        </table:table-row>
        <table:table-row table:style-name="ro1">
          <table:table-cell office:value-type="string" calcext:value-type="string">
            <text:p>QF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PO2</text:p>
          </table:table-cell>
          <table:table-cell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style-name="ce24" table:formula="of:=AGE_GROUP_TRANSLATED&amp;&quot;_&quot;&amp;SECTION_TRANSLATED&amp;&quot;_G1_P1&quot;" office:value-type="string" office:string-value="U15_Girls_G1_P1" calcext:value-type="string">
            <text:p>U15_Girls_G1_P1</text:p>
          </table:table-cell>
          <table:table-cell table:style-name="ce24" table:formula="of:=AGE_GROUP_TRANSLATED&amp;&quot;_&quot;&amp;SECTION_TRANSLATED&amp;&quot;_PO2&quot;" office:value-type="string" office:string-value="U15_Girls_PO2" calcext:value-type="string">
            <text:p>U15_Girls_PO2</text:p>
          </table:table-cell>
          <table:table-cell table:style-name="ce24" office:value-type="float" office:value="9" calcext:value-type="float">
            <text:p>9</text:p>
          </table:table-cell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6] &amp; &quot;&quot;&quot;, &quot;&quot;homeTeam&quot;&quot;:&quot;&quot;&quot; &amp; [.C26] &amp; &quot;&quot;&quot;, &quot;&quot;awayTeam&quot;&quot;:&quot;&quot;&quot; &amp; [.D26] &amp; &quot;&quot;&quot;, &quot;&quot;homeTeamFrom&quot;&quot;:&quot;&quot;&quot; &amp; [.F26] &amp; &quot;&quot;&quot;, &quot;&quot;awayTeamFrom&quot;&quot;:&quot;&quot;&quot; &amp; [.G26] &amp; &quot;&quot;&quot;, &quot;&quot;stage2Tag&quot;&quot;:&quot;&quot;&quot; &amp; [.E26] &amp; &quot;&quot;&quot;}&quot;" office:value-type="string" office:string-value="{&quot;__v&quot;:0,&quot;index&quot;:25,&quot;pitch&quot;:&quot;9&quot;,&quot;competition&quot;:{&quot;name&quot;:&quot;U15&quot;, &quot;section&quot;:&quot;Girls&quot;},&quot;tag&quot;:&quot;QF3&quot;, &quot;homeTeam&quot;:&quot;Winner Group 1&quot;, &quot;awayTeam&quot;:&quot;Winner PO2&quot;, &quot;homeTeamFrom&quot;:&quot;U15_Girls_G1_P1&quot;, &quot;awayTeamFrom&quot;:&quot;U15_Girls_PO2&quot;, &quot;stage2Tag&quot;:&quot;U15_Girls_QF3&quot;}" calcext:value-type="string">
            <text:p>{"__v":0,"index":25,"pitch":"9","competition":{"name":"U15", "section":"Girls"},"tag":"QF3", "homeTeam":"Winner Group 1", "awayTeam":"Winner PO2", "homeTeamFrom":"U15_Girls_G1_P1", "awayTeamFrom":"U15_Girls_PO2", "stage2Tag":"U15_Girls_QF3"}</text:p>
          </table:table-cell>
        </table:table-row>
        <table:table-row table:style-name="ro1">
          <table:table-cell office:value-type="string" calcext:value-type="string">
            <text:p>QF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PO1</text:p>
          </table:table-cell>
          <table:table-cell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style-name="ce24" table:formula="of:=AGE_GROUP_TRANSLATED&amp;&quot;_&quot;&amp;SECTION_TRANSLATED&amp;&quot;_G2_P1&quot;" office:value-type="string" office:string-value="U15_Girls_G2_P1" calcext:value-type="string">
            <text:p>U15_Girls_G2_P1</text:p>
          </table:table-cell>
          <table:table-cell table:style-name="ce24" table:formula="of:=AGE_GROUP_TRANSLATED&amp;&quot;_&quot;&amp;SECTION_TRANSLATED&amp;&quot;_PO1&quot;" office:value-type="string" office:string-value="U15_Girls_PO1" calcext:value-type="string">
            <text:p>U15_Girls_PO1</text:p>
          </table:table-cell>
          <table:table-cell table:style-name="ce24" office:value-type="float" office:value="10" calcext:value-type="float">
            <text:p>10</text:p>
          </table:table-cell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7] &amp; &quot;&quot;&quot;, &quot;&quot;homeTeam&quot;&quot;:&quot;&quot;&quot; &amp; [.C27] &amp; &quot;&quot;&quot;, &quot;&quot;awayTeam&quot;&quot;:&quot;&quot;&quot; &amp; [.D27] &amp; &quot;&quot;&quot;, &quot;&quot;homeTeamFrom&quot;&quot;:&quot;&quot;&quot; &amp; [.F27] &amp; &quot;&quot;&quot;, &quot;&quot;awayTeamFrom&quot;&quot;:&quot;&quot;&quot; &amp; [.G27] &amp; &quot;&quot;&quot;, &quot;&quot;stage2Tag&quot;&quot;:&quot;&quot;&quot; &amp; [.E27] &amp; &quot;&quot;&quot;}&quot;" office:value-type="string" office:string-value="{&quot;__v&quot;:0,&quot;index&quot;:26,&quot;pitch&quot;:&quot;10&quot;,&quot;competition&quot;:{&quot;name&quot;:&quot;U15&quot;, &quot;section&quot;:&quot;Girls&quot;},&quot;tag&quot;:&quot;QF4&quot;, &quot;homeTeam&quot;:&quot;Winner Group 2&quot;, &quot;awayTeam&quot;:&quot;Winner PO1&quot;, &quot;homeTeamFrom&quot;:&quot;U15_Girls_G2_P1&quot;, &quot;awayTeamFrom&quot;:&quot;U15_Girls_PO1&quot;, &quot;stage2Tag&quot;:&quot;U15_Girls_QF4&quot;}" calcext:value-type="string">
            <text:p>{"__v":0,"index":26,"pitch":"10","competition":{"name":"U15", "section":"Girls"},"tag":"QF4", "homeTeam":"Winner Group 2", "awayTeam":"Winner PO1", "homeTeamFrom":"U15_Girls_G2_P1", "awayTeamFrom":"U15_Girls_PO1", "stage2Tag":"U15_Girls_QF4"}</text:p>
          </table:table-cell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style-name="ce24"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style-name="ce24"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style-name="ce24" office:value-type="float" office:value="9" calcext:value-type="float">
            <text:p>9</text:p>
          </table:table-cell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8] &amp; &quot;&quot;&quot;, &quot;&quot;homeTeam&quot;&quot;:&quot;&quot;&quot; &amp; [.C28] &amp; &quot;&quot;&quot;, &quot;&quot;awayTeam&quot;&quot;:&quot;&quot;&quot; &amp; [.D28] &amp; &quot;&quot;&quot;, &quot;&quot;homeTeamFrom&quot;&quot;:&quot;&quot;&quot; &amp; [.F28] &amp; &quot;&quot;&quot;, &quot;&quot;awayTeamFrom&quot;&quot;:&quot;&quot;&quot; &amp; [.G28] &amp; &quot;&quot;&quot;, &quot;&quot;stage2Tag&quot;&quot;:&quot;&quot;&quot; &amp; [.E28] &amp; &quot;&quot;&quot;}&quot;" office:value-type="string" office:string-value="{&quot;__v&quot;:0,&quot;index&quot;:27,&quot;pitch&quot;:&quot;9&quot;,&quot;competition&quot;:{&quot;name&quot;:&quot;U15&quot;, &quot;section&quot;:&quot;Girls&quot;},&quot;tag&quot;:&quot;SF1&quot;, &quot;homeTeam&quot;:&quot;Winner QF1&quot;, &quot;awayTeam&quot;:&quot;Winner QF4&quot;, &quot;homeTeamFrom&quot;:&quot;U15_Girls_QF1&quot;, &quot;awayTeamFrom&quot;:&quot;U15_Girls_QF4&quot;, &quot;stage2Tag&quot;:&quot;U15_Girls_SF1&quot;}" calcext:value-type="string">
            <text:p>{"__v":0,"index":27,"pitch":"9","competition":{"name":"U15", "section":"Girls"},"tag":"SF1", "homeTeam":"Winner QF1", "awayTeam":"Winner QF4", "homeTeamFrom":"U15_Girls_QF1", "awayTeamFrom":"U15_Girls_QF4", "stage2Tag":"U15_Girls_SF1"}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style-name="ce24"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style-name="ce24"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style-name="ce24" office:value-type="float" office:value="10" calcext:value-type="float">
            <text:p>10</text:p>
          </table:table-cell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29] &amp; &quot;&quot;&quot;, &quot;&quot;homeTeam&quot;&quot;:&quot;&quot;&quot; &amp; [.C29] &amp; &quot;&quot;&quot;, &quot;&quot;awayTeam&quot;&quot;:&quot;&quot;&quot; &amp; [.D29] &amp; &quot;&quot;&quot;, &quot;&quot;homeTeamFrom&quot;&quot;:&quot;&quot;&quot; &amp; [.F29] &amp; &quot;&quot;&quot;, &quot;&quot;awayTeamFrom&quot;&quot;:&quot;&quot;&quot; &amp; [.G29] &amp; &quot;&quot;&quot;, &quot;&quot;stage2Tag&quot;&quot;:&quot;&quot;&quot; &amp; [.E29] &amp; &quot;&quot;&quot;}&quot;" office:value-type="string" office:string-value="{&quot;__v&quot;:0,&quot;index&quot;:28,&quot;pitch&quot;:&quot;10&quot;,&quot;competition&quot;:{&quot;name&quot;:&quot;U15&quot;, &quot;section&quot;:&quot;Girls&quot;},&quot;tag&quot;:&quot;SF2&quot;, &quot;homeTeam&quot;:&quot;Winner QF2&quot;, &quot;awayTeam&quot;:&quot;Winner QF3&quot;, &quot;homeTeamFrom&quot;:&quot;U15_Girls_QF2&quot;, &quot;awayTeamFrom&quot;:&quot;U15_Girls_QF3&quot;, &quot;stage2Tag&quot;:&quot;U15_Girls_SF2&quot;}" calcext:value-type="string">
            <text:p>{"__v":0,"index":28,"pitch":"10","competition":{"name":"U15", "section":"Girls"},"tag":"SF2", "homeTeam":"Winner QF2", "awayTeam":"Winner QF3", "homeTeamFrom":"U15_Girls_QF2", "awayTeamFrom":"U15_Girls_QF3", "stage2Tag":"U15_Girls_SF2"}</text:p>
          </table:table-cell>
        </table:table-row>
        <table:table-row table:style-name="ro1">
          <table:table-cell office:value-type="string" calcext:value-type="string">
            <text:p>FN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formula="of:=AGE_GROUP_TRANSLATED&amp;&quot;_&quot;&amp;SECTION_TRANSLATED&amp;&quot;_FNL&quot;" office:value-type="string" office:string-value="U15_Girls_FNL" calcext:value-type="string">
            <text:p>U15_Girls_FNL</text:p>
          </table:table-cell>
          <table:table-cell table:style-name="ce24"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style-name="ce24"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style-name="ce24" office:value-type="float" office:value="9" calcext:value-type="float">
            <text:p>9</text:p>
          </table:table-cell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0] &amp; &quot;&quot;&quot;, &quot;&quot;homeTeam&quot;&quot;:&quot;&quot;&quot; &amp; [.C30] &amp; &quot;&quot;&quot;, &quot;&quot;awayTeam&quot;&quot;:&quot;&quot;&quot; &amp; [.D30] &amp; &quot;&quot;&quot;, &quot;&quot;homeTeamFrom&quot;&quot;:&quot;&quot;&quot; &amp; [.F30] &amp; &quot;&quot;&quot;, &quot;&quot;awayTeamFrom&quot;&quot;:&quot;&quot;&quot; &amp; [.G30] &amp; &quot;&quot;&quot;, &quot;&quot;stage2Tag&quot;&quot;:&quot;&quot;&quot; &amp; [.E30] &amp; &quot;&quot;&quot;}&quot;" office:value-type="string" office:string-value="{&quot;__v&quot;:0,&quot;index&quot;:29,&quot;pitch&quot;:&quot;9&quot;,&quot;competition&quot;:{&quot;name&quot;:&quot;U15&quot;, &quot;section&quot;:&quot;Girls&quot;},&quot;tag&quot;:&quot;FNL&quot;, &quot;homeTeam&quot;:&quot;Winner SF1&quot;, &quot;awayTeam&quot;:&quot;Winner SF2&quot;, &quot;homeTeamFrom&quot;:&quot;U15_Girls_SF1&quot;, &quot;awayTeamFrom&quot;:&quot;U15_Girls_SF2&quot;, &quot;stage2Tag&quot;:&quot;U15_Girls_FNL&quot;}" calcext:value-type="string">
            <text:p>{"__v":0,"index":29,"pitch":"9","competition":{"name":"U15", "section":"Girls"},"tag":"FNL", "homeTeam":"Winner SF1", "awayTeam":"Winner SF2", "homeTeamFrom":"U15_Girls_SF1", "awayTeamFrom":"U15_Girls_SF2", "stage2Tag":"U15_Girls_FNL"}</text:p>
          </table:table-cell>
        </table:table-row>
        <table:table-row table:style-name="ro1" table:number-rows-repeated="104854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1 Group of 5 League Format" table:style-name="ta1">
        <table:table-column table:style-name="co4" table:visibility="collapse" table:default-cell-style-name="ce22"/>
        <table:table-column table:style-name="co5" table:visibility="collapse" table:default-cell-style-name="ce22"/>
        <table:table-column table:style-name="co16" table:visibility="collapse" table:default-cell-style-name="ce23"/>
        <table:table-column table:style-name="co16" table:visibility="collapse" table:number-columns-repeated="2" table:default-cell-style-name="ce24"/>
        <table:table-column table:style-name="co17" table:visibility="collapse" table:default-cell-style-name="ce25"/>
        <table:table-column table:style-name="co17" table:visibility="collapse" table:default-cell-style-name="Default"/>
        <table:table-column table:style-name="co18" table:default-cell-style-name="Default"/>
        <table:table-column table:style-name="co9" table:default-cell-style-name="ce26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24" table:number-columns-repeated="2"/>
          <table:table-cell table:style-name="ce24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4" table:formula="of:=VLOOKUP(['1 Group of 5 League Format'.D2];TRANSLATED_TEAM_NAMES;['1 Group of 5 League Format'.$C2]+1)" office:value-type="string" office:string-value="a" calcext:value-type="string">
            <text:p>a</text:p>
          </table:table-cell>
          <table:table-cell table:style-name="ce24" table:formula="of:=VLOOKUP(['1 Group of 5 League Format'.E2];TRANSLATED_TEAM_NAMES;['1 Group of 5 League Format'.$C2]+1)" office:value-type="string" office:string-value="b" calcext:value-type="string">
            <text:p>b</text:p>
          </table:table-cell>
          <table:table-cell table:style-name="ce23" office:value-type="float" office:value="12" calcext:value-type="float">
            <text:p>12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12&quot;,&quot;competition&quot;:{&quot;name&quot;:&quot;U15&quot;, &quot;section&quot;:&quot;Girls&quot;, &quot;group&quot;:&quot;1&quot;},&quot;tag&quot;:&quot;1&quot;, &quot;homeTeam&quot;:&quot;a&quot;, &quot;awayTeam&quot;:&quot;b&quot;}" calcext:value-type="string">
            <text:p>{"__v":0,"index":1,"pitch":"12","competition":{"name":"U15", "section":"Girls", "group":"1"},"tag":"1", "homeTeam":"a", "awayTeam":"b"}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4" table:formula="of:=VLOOKUP(['1 Group of 5 League Format'.D3];TRANSLATED_TEAM_NAMES;['1 Group of 5 League Format'.$C3]+1)" office:value-type="string" office:string-value="c" calcext:value-type="string">
            <text:p>c</text:p>
          </table:table-cell>
          <table:table-cell table:style-name="ce24" table:formula="of:=VLOOKUP(['1 Group of 5 League Format'.E3];TRANSLATED_TEAM_NAMES;['1 Group of 5 League Format'.$C3]+1)" office:value-type="string" office:string-value="d" calcext:value-type="string">
            <text:p>d</text:p>
          </table:table-cell>
          <table:table-cell table:style-name="ce23" office:value-type="float" office:value="12" calcext:value-type="float">
            <text:p>12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12&quot;,&quot;competition&quot;:{&quot;name&quot;:&quot;U15&quot;, &quot;section&quot;:&quot;Girls&quot;, &quot;group&quot;:&quot;1&quot;},&quot;tag&quot;:&quot;2&quot;, &quot;homeTeam&quot;:&quot;c&quot;, &quot;awayTeam&quot;:&quot;d&quot;}" calcext:value-type="string">
            <text:p>{"__v":0,"index":2,"pitch":"12","competition":{"name":"U15", "section":"Girls", "group":"1"},"tag":"2", "homeTeam":"c", "awayTeam":"d"}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4" table:formula="of:=VLOOKUP(['1 Group of 5 League Format'.D4];TRANSLATED_TEAM_NAMES;['1 Group of 5 League Format'.$C4]+1)">
            <text:p/>
          </table:table-cell>
          <table:table-cell table:style-name="ce24" table:formula="of:=VLOOKUP(['1 Group of 5 League Format'.E4];TRANSLATED_TEAM_NAMES;['1 Group of 5 League Format'.$C4]+1)" office:value-type="string" office:string-value="a" calcext:value-type="string">
            <text:p>a</text:p>
          </table:table-cell>
          <table:table-cell table:style-name="ce23" office:value-type="float" office:value="12" calcext:value-type="float">
            <text:p>12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12&quot;,&quot;competition&quot;:{&quot;name&quot;:&quot;U15&quot;, &quot;section&quot;:&quot;Girls&quot;, &quot;group&quot;:&quot;1&quot;},&quot;tag&quot;:&quot;3&quot;, &quot;homeTeam&quot;:&quot;&quot;, &quot;awayTeam&quot;:&quot;a&quot;}" calcext:value-type="string">
            <text:p>{"__v":0,"index":3,"pitch":"12","competition":{"name":"U15", "section":"Girls", "group":"1"},"tag":"3", "homeTeam":"", "awayTeam":"a"}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4" table:formula="of:=VLOOKUP(['1 Group of 5 League Format'.D5];TRANSLATED_TEAM_NAMES;['1 Group of 5 League Format'.$C5]+1)" office:value-type="string" office:string-value="b" calcext:value-type="string">
            <text:p>b</text:p>
          </table:table-cell>
          <table:table-cell table:style-name="ce24" table:formula="of:=VLOOKUP(['1 Group of 5 League Format'.E5];TRANSLATED_TEAM_NAMES;['1 Group of 5 League Format'.$C5]+1)" office:value-type="string" office:string-value="c" calcext:value-type="string">
            <text:p>c</text:p>
          </table:table-cell>
          <table:table-cell table:style-name="ce23" office:value-type="float" office:value="12" calcext:value-type="float">
            <text:p>12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12&quot;,&quot;competition&quot;:{&quot;name&quot;:&quot;U15&quot;, &quot;section&quot;:&quot;Girls&quot;, &quot;group&quot;:&quot;1&quot;},&quot;tag&quot;:&quot;4&quot;, &quot;homeTeam&quot;:&quot;b&quot;, &quot;awayTeam&quot;:&quot;c&quot;}" calcext:value-type="string">
            <text:p>{"__v":0,"index":4,"pitch":"12","competition":{"name":"U15", "section":"Girls", "group":"1"},"tag":"4", "homeTeam":"b", "awayTeam":"c"}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4" table:formula="of:=VLOOKUP(['1 Group of 5 League Format'.D6];TRANSLATED_TEAM_NAMES;['1 Group of 5 League Format'.$C6]+1)" office:value-type="string" office:string-value="d" calcext:value-type="string">
            <text:p>d</text:p>
          </table:table-cell>
          <table:table-cell table:style-name="ce24" table:formula="of:=VLOOKUP(['1 Group of 5 League Format'.E6];TRANSLATED_TEAM_NAMES;['1 Group of 5 League Format'.$C6]+1)">
            <text:p/>
          </table:table-cell>
          <table:table-cell table:style-name="ce23" office:value-type="float" office:value="12" calcext:value-type="float">
            <text:p>12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12&quot;,&quot;competition&quot;:{&quot;name&quot;:&quot;U15&quot;, &quot;section&quot;:&quot;Girls&quot;, &quot;group&quot;:&quot;1&quot;},&quot;tag&quot;:&quot;5&quot;, &quot;homeTeam&quot;:&quot;d&quot;, &quot;awayTeam&quot;:&quot;&quot;}" calcext:value-type="string">
            <text:p>{"__v":0,"index":5,"pitch":"12","competition":{"name":"U15", "section":"Girls", "group":"1"},"tag":"5", "homeTeam":"d", "awayTeam":""}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4" table:formula="of:=VLOOKUP(['1 Group of 5 League Format'.D7];TRANSLATED_TEAM_NAMES;['1 Group of 5 League Format'.$C7]+1)" office:value-type="string" office:string-value="a" calcext:value-type="string">
            <text:p>a</text:p>
          </table:table-cell>
          <table:table-cell table:style-name="ce24" table:formula="of:=VLOOKUP(['1 Group of 5 League Format'.E7];TRANSLATED_TEAM_NAMES;['1 Group of 5 League Format'.$C7]+1)" office:value-type="string" office:string-value="c" calcext:value-type="string">
            <text:p>c</text:p>
          </table:table-cell>
          <table:table-cell table:style-name="ce23" office:value-type="float" office:value="12" calcext:value-type="float">
            <text:p>12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12&quot;,&quot;competition&quot;:{&quot;name&quot;:&quot;U15&quot;, &quot;section&quot;:&quot;Girls&quot;, &quot;group&quot;:&quot;1&quot;},&quot;tag&quot;:&quot;6&quot;, &quot;homeTeam&quot;:&quot;a&quot;, &quot;awayTeam&quot;:&quot;c&quot;}" calcext:value-type="string">
            <text:p>{"__v":0,"index":6,"pitch":"12","competition":{"name":"U15", "section":"Girls", "group":"1"},"tag":"6", "homeTeam":"a", "awayTeam":"c"}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4" table:formula="of:=VLOOKUP(['1 Group of 5 League Format'.D8];TRANSLATED_TEAM_NAMES;['1 Group of 5 League Format'.$C8]+1)" office:value-type="string" office:string-value="b" calcext:value-type="string">
            <text:p>b</text:p>
          </table:table-cell>
          <table:table-cell table:style-name="ce24" table:formula="of:=VLOOKUP(['1 Group of 5 League Format'.E8];TRANSLATED_TEAM_NAMES;['1 Group of 5 League Format'.$C8]+1)" office:value-type="string" office:string-value="d" calcext:value-type="string">
            <text:p>d</text:p>
          </table:table-cell>
          <table:table-cell table:style-name="ce23" office:value-type="float" office:value="12" calcext:value-type="float">
            <text:p>12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12&quot;,&quot;competition&quot;:{&quot;name&quot;:&quot;U15&quot;, &quot;section&quot;:&quot;Girls&quot;, &quot;group&quot;:&quot;1&quot;},&quot;tag&quot;:&quot;7&quot;, &quot;homeTeam&quot;:&quot;b&quot;, &quot;awayTeam&quot;:&quot;d&quot;}" calcext:value-type="string">
            <text:p>{"__v":0,"index":7,"pitch":"12","competition":{"name":"U15", "section":"Girls", "group":"1"},"tag":"7", "homeTeam":"b", "awayTeam":"d"}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4" table:formula="of:=VLOOKUP(['1 Group of 5 League Format'.D9];TRANSLATED_TEAM_NAMES;['1 Group of 5 League Format'.$C9]+1)" office:value-type="string" office:string-value="c" calcext:value-type="string">
            <text:p>c</text:p>
          </table:table-cell>
          <table:table-cell table:style-name="ce24" table:formula="of:=VLOOKUP(['1 Group of 5 League Format'.E9];TRANSLATED_TEAM_NAMES;['1 Group of 5 League Format'.$C9]+1)">
            <text:p/>
          </table:table-cell>
          <table:table-cell table:style-name="ce23" office:value-type="float" office:value="12" calcext:value-type="float">
            <text:p>12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12&quot;,&quot;competition&quot;:{&quot;name&quot;:&quot;U15&quot;, &quot;section&quot;:&quot;Girls&quot;, &quot;group&quot;:&quot;1&quot;},&quot;tag&quot;:&quot;8&quot;, &quot;homeTeam&quot;:&quot;c&quot;, &quot;awayTeam&quot;:&quot;&quot;}" calcext:value-type="string">
            <text:p>{"__v":0,"index":8,"pitch":"12","competition":{"name":"U15", "section":"Girls", "group":"1"},"tag":"8", "homeTeam":"c", "awayTeam":""}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4" table:formula="of:=VLOOKUP(['1 Group of 5 League Format'.D10];TRANSLATED_TEAM_NAMES;['1 Group of 5 League Format'.$C10]+1)" office:value-type="string" office:string-value="d" calcext:value-type="string">
            <text:p>d</text:p>
          </table:table-cell>
          <table:table-cell table:style-name="ce24" table:formula="of:=VLOOKUP(['1 Group of 5 League Format'.E10];TRANSLATED_TEAM_NAMES;['1 Group of 5 League Format'.$C10]+1)" office:value-type="string" office:string-value="a" calcext:value-type="string">
            <text:p>a</text:p>
          </table:table-cell>
          <table:table-cell table:style-name="ce23" office:value-type="float" office:value="12" calcext:value-type="float">
            <text:p>12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12&quot;,&quot;competition&quot;:{&quot;name&quot;:&quot;U15&quot;, &quot;section&quot;:&quot;Girls&quot;, &quot;group&quot;:&quot;1&quot;},&quot;tag&quot;:&quot;9&quot;, &quot;homeTeam&quot;:&quot;d&quot;, &quot;awayTeam&quot;:&quot;a&quot;}" calcext:value-type="string">
            <text:p>{"__v":0,"index":9,"pitch":"12","competition":{"name":"U15", "section":"Girls", "group":"1"},"tag":"9", "homeTeam":"d", "awayTeam":"a"}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4" table:formula="of:=VLOOKUP(['1 Group of 5 League Format'.D11];TRANSLATED_TEAM_NAMES;['1 Group of 5 League Format'.$C11]+1)">
            <text:p/>
          </table:table-cell>
          <table:table-cell table:style-name="ce24" table:formula="of:=VLOOKUP(['1 Group of 5 League Format'.E11];TRANSLATED_TEAM_NAMES;['1 Group of 5 League Format'.$C11]+1)" office:value-type="string" office:string-value="b" calcext:value-type="string">
            <text:p>b</text:p>
          </table:table-cell>
          <table:table-cell table:style-name="ce23" office:value-type="float" office:value="12" calcext:value-type="float">
            <text:p>12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12&quot;,&quot;competition&quot;:{&quot;name&quot;:&quot;U15&quot;, &quot;section&quot;:&quot;Girls&quot;, &quot;group&quot;:&quot;1&quot;},&quot;tag&quot;:&quot;10&quot;, &quot;homeTeam&quot;:&quot;&quot;, &quot;awayTeam&quot;:&quot;b&quot;}" calcext:value-type="string">
            <text:p>{"__v":0,"index":10,"pitch":"12","competition":{"name":"U15", "section":"Girls", "group":"1"},"tag":"10", "homeTeam":"", "awayTeam":"b"}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4" table:formula="of:=VLOOKUP(['1 Group of 5 League Format'.D12];TRANSLATED_TEAM_NAMES;['1 Group of 5 League Format'.$C12]+1)" office:value-type="string" office:string-value="b" calcext:value-type="string">
            <text:p>b</text:p>
          </table:table-cell>
          <table:table-cell table:style-name="ce24" table:formula="of:=VLOOKUP(['1 Group of 5 League Format'.E12];TRANSLATED_TEAM_NAMES;['1 Group of 5 League Format'.$C12]+1)" office:value-type="string" office:string-value="a" calcext:value-type="string">
            <text:p>a</text:p>
          </table:table-cell>
          <table:table-cell table:style-name="ce23" office:value-type="float" office:value="12" calcext:value-type="float">
            <text:p>12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12&quot;,&quot;competition&quot;:{&quot;name&quot;:&quot;U15&quot;, &quot;section&quot;:&quot;Girls&quot;, &quot;group&quot;:&quot;1&quot;},&quot;tag&quot;:&quot;11&quot;, &quot;homeTeam&quot;:&quot;b&quot;, &quot;awayTeam&quot;:&quot;a&quot;}" calcext:value-type="string">
            <text:p>{"__v":0,"index":11,"pitch":"12","competition":{"name":"U15", "section":"Girls", "group":"1"},"tag":"11", "homeTeam":"b", "awayTeam":"a"}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4" table:formula="of:=VLOOKUP(['1 Group of 5 League Format'.D13];TRANSLATED_TEAM_NAMES;['1 Group of 5 League Format'.$C13]+1)" office:value-type="string" office:string-value="d" calcext:value-type="string">
            <text:p>d</text:p>
          </table:table-cell>
          <table:table-cell table:style-name="ce24" table:formula="of:=VLOOKUP(['1 Group of 5 League Format'.E13];TRANSLATED_TEAM_NAMES;['1 Group of 5 League Format'.$C13]+1)" office:value-type="string" office:string-value="c" calcext:value-type="string">
            <text:p>c</text:p>
          </table:table-cell>
          <table:table-cell table:style-name="ce23" office:value-type="float" office:value="12" calcext:value-type="float">
            <text:p>12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12&quot;,&quot;competition&quot;:{&quot;name&quot;:&quot;U15&quot;, &quot;section&quot;:&quot;Girls&quot;, &quot;group&quot;:&quot;1&quot;},&quot;tag&quot;:&quot;12&quot;, &quot;homeTeam&quot;:&quot;d&quot;, &quot;awayTeam&quot;:&quot;c&quot;}" calcext:value-type="string">
            <text:p>{"__v":0,"index":12,"pitch":"12","competition":{"name":"U15", "section":"Girls", "group":"1"},"tag":"12", "homeTeam":"d", "awayTeam":"c"}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4" table:formula="of:=VLOOKUP(['1 Group of 5 League Format'.D14];TRANSLATED_TEAM_NAMES;['1 Group of 5 League Format'.$C14]+1)" office:value-type="string" office:string-value="a" calcext:value-type="string">
            <text:p>a</text:p>
          </table:table-cell>
          <table:table-cell table:style-name="ce24" table:formula="of:=VLOOKUP(['1 Group of 5 League Format'.E14];TRANSLATED_TEAM_NAMES;['1 Group of 5 League Format'.$C14]+1)">
            <text:p/>
          </table:table-cell>
          <table:table-cell table:style-name="ce23" office:value-type="float" office:value="12" calcext:value-type="float">
            <text:p>12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12&quot;,&quot;competition&quot;:{&quot;name&quot;:&quot;U15&quot;, &quot;section&quot;:&quot;Girls&quot;, &quot;group&quot;:&quot;1&quot;},&quot;tag&quot;:&quot;13&quot;, &quot;homeTeam&quot;:&quot;a&quot;, &quot;awayTeam&quot;:&quot;&quot;}" calcext:value-type="string">
            <text:p>{"__v":0,"index":13,"pitch":"12","competition":{"name":"U15", "section":"Girls", "group":"1"},"tag":"13", "homeTeam":"a", "awayTeam":""}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4" table:formula="of:=VLOOKUP(['1 Group of 5 League Format'.D15];TRANSLATED_TEAM_NAMES;['1 Group of 5 League Format'.$C15]+1)" office:value-type="string" office:string-value="c" calcext:value-type="string">
            <text:p>c</text:p>
          </table:table-cell>
          <table:table-cell table:style-name="ce24" table:formula="of:=VLOOKUP(['1 Group of 5 League Format'.E15];TRANSLATED_TEAM_NAMES;['1 Group of 5 League Format'.$C15]+1)" office:value-type="string" office:string-value="b" calcext:value-type="string">
            <text:p>b</text:p>
          </table:table-cell>
          <table:table-cell table:style-name="ce23" office:value-type="float" office:value="12" calcext:value-type="float">
            <text:p>12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12&quot;,&quot;competition&quot;:{&quot;name&quot;:&quot;U15&quot;, &quot;section&quot;:&quot;Girls&quot;, &quot;group&quot;:&quot;1&quot;},&quot;tag&quot;:&quot;14&quot;, &quot;homeTeam&quot;:&quot;c&quot;, &quot;awayTeam&quot;:&quot;b&quot;}" calcext:value-type="string">
            <text:p>{"__v":0,"index":14,"pitch":"12","competition":{"name":"U15", "section":"Girls", "group":"1"},"tag":"14", "homeTeam":"c", "awayTeam":"b"}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4" table:formula="of:=VLOOKUP(['1 Group of 5 League Format'.D16];TRANSLATED_TEAM_NAMES;['1 Group of 5 League Format'.$C16]+1)">
            <text:p/>
          </table:table-cell>
          <table:table-cell table:style-name="ce24" table:formula="of:=VLOOKUP(['1 Group of 5 League Format'.E16];TRANSLATED_TEAM_NAMES;['1 Group of 5 League Format'.$C16]+1)" office:value-type="string" office:string-value="d" calcext:value-type="string">
            <text:p>d</text:p>
          </table:table-cell>
          <table:table-cell table:style-name="ce23" office:value-type="float" office:value="12" calcext:value-type="float">
            <text:p>12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12&quot;,&quot;competition&quot;:{&quot;name&quot;:&quot;U15&quot;, &quot;section&quot;:&quot;Girls&quot;, &quot;group&quot;:&quot;1&quot;},&quot;tag&quot;:&quot;15&quot;, &quot;homeTeam&quot;:&quot;&quot;, &quot;awayTeam&quot;:&quot;d&quot;}" calcext:value-type="string">
            <text:p>{"__v":0,"index":15,"pitch":"12","competition":{"name":"U15", "section":"Girls", "group":"1"},"tag":"15", "homeTeam":"", "awayTeam":"d"}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4" table:formula="of:=VLOOKUP(['1 Group of 5 League Format'.D17];TRANSLATED_TEAM_NAMES;['1 Group of 5 League Format'.$C17]+1)" office:value-type="string" office:string-value="c" calcext:value-type="string">
            <text:p>c</text:p>
          </table:table-cell>
          <table:table-cell table:style-name="ce24" table:formula="of:=VLOOKUP(['1 Group of 5 League Format'.E17];TRANSLATED_TEAM_NAMES;['1 Group of 5 League Format'.$C17]+1)" office:value-type="string" office:string-value="a" calcext:value-type="string">
            <text:p>a</text:p>
          </table:table-cell>
          <table:table-cell table:style-name="ce23" office:value-type="float" office:value="12" calcext:value-type="float">
            <text:p>12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12&quot;,&quot;competition&quot;:{&quot;name&quot;:&quot;U15&quot;, &quot;section&quot;:&quot;Girls&quot;, &quot;group&quot;:&quot;1&quot;},&quot;tag&quot;:&quot;16&quot;, &quot;homeTeam&quot;:&quot;c&quot;, &quot;awayTeam&quot;:&quot;a&quot;}" calcext:value-type="string">
            <text:p>{"__v":0,"index":16,"pitch":"12","competition":{"name":"U15", "section":"Girls", "group":"1"},"tag":"16", "homeTeam":"c", "awayTeam":"a"}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4" table:formula="of:=VLOOKUP(['1 Group of 5 League Format'.D18];TRANSLATED_TEAM_NAMES;['1 Group of 5 League Format'.$C18]+1)" office:value-type="string" office:string-value="d" calcext:value-type="string">
            <text:p>d</text:p>
          </table:table-cell>
          <table:table-cell table:style-name="ce24" table:formula="of:=VLOOKUP(['1 Group of 5 League Format'.E18];TRANSLATED_TEAM_NAMES;['1 Group of 5 League Format'.$C18]+1)" office:value-type="string" office:string-value="b" calcext:value-type="string">
            <text:p>b</text:p>
          </table:table-cell>
          <table:table-cell table:style-name="ce23" office:value-type="float" office:value="12" calcext:value-type="float">
            <text:p>12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12&quot;,&quot;competition&quot;:{&quot;name&quot;:&quot;U15&quot;, &quot;section&quot;:&quot;Girls&quot;, &quot;group&quot;:&quot;1&quot;},&quot;tag&quot;:&quot;17&quot;, &quot;homeTeam&quot;:&quot;d&quot;, &quot;awayTeam&quot;:&quot;b&quot;}" calcext:value-type="string">
            <text:p>{"__v":0,"index":17,"pitch":"12","competition":{"name":"U15", "section":"Girls", "group":"1"},"tag":"17", "homeTeam":"d", "awayTeam":"b"}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4" table:formula="of:=VLOOKUP(['1 Group of 5 League Format'.D19];TRANSLATED_TEAM_NAMES;['1 Group of 5 League Format'.$C19]+1)">
            <text:p/>
          </table:table-cell>
          <table:table-cell table:style-name="ce24" table:formula="of:=VLOOKUP(['1 Group of 5 League Format'.E19];TRANSLATED_TEAM_NAMES;['1 Group of 5 League Format'.$C19]+1)" office:value-type="string" office:string-value="c" calcext:value-type="string">
            <text:p>c</text:p>
          </table:table-cell>
          <table:table-cell table:style-name="ce23" office:value-type="float" office:value="12" calcext:value-type="float">
            <text:p>12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12&quot;,&quot;competition&quot;:{&quot;name&quot;:&quot;U15&quot;, &quot;section&quot;:&quot;Girls&quot;, &quot;group&quot;:&quot;1&quot;},&quot;tag&quot;:&quot;18&quot;, &quot;homeTeam&quot;:&quot;&quot;, &quot;awayTeam&quot;:&quot;c&quot;}" calcext:value-type="string">
            <text:p>{"__v":0,"index":18,"pitch":"12","competition":{"name":"U15", "section":"Girls", "group":"1"},"tag":"18", "homeTeam":"", "awayTeam":"c"}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4" table:formula="of:=VLOOKUP(['1 Group of 5 League Format'.D20];TRANSLATED_TEAM_NAMES;['1 Group of 5 League Format'.$C20]+1)" office:value-type="string" office:string-value="a" calcext:value-type="string">
            <text:p>a</text:p>
          </table:table-cell>
          <table:table-cell table:style-name="ce24" table:formula="of:=VLOOKUP(['1 Group of 5 League Format'.E20];TRANSLATED_TEAM_NAMES;['1 Group of 5 League Format'.$C20]+1)" office:value-type="string" office:string-value="d" calcext:value-type="string">
            <text:p>d</text:p>
          </table:table-cell>
          <table:table-cell table:style-name="ce23" office:value-type="float" office:value="12" calcext:value-type="float">
            <text:p>12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12&quot;,&quot;competition&quot;:{&quot;name&quot;:&quot;U15&quot;, &quot;section&quot;:&quot;Girls&quot;, &quot;group&quot;:&quot;1&quot;},&quot;tag&quot;:&quot;19&quot;, &quot;homeTeam&quot;:&quot;a&quot;, &quot;awayTeam&quot;:&quot;d&quot;}" calcext:value-type="string">
            <text:p>{"__v":0,"index":19,"pitch":"12","competition":{"name":"U15", "section":"Girls", "group":"1"},"tag":"19", "homeTeam":"a", "awayTeam":"d"}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4" table:formula="of:=VLOOKUP(['1 Group of 5 League Format'.D21];TRANSLATED_TEAM_NAMES;['1 Group of 5 League Format'.$C21]+1)" office:value-type="string" office:string-value="b" calcext:value-type="string">
            <text:p>b</text:p>
          </table:table-cell>
          <table:table-cell table:style-name="ce24" table:formula="of:=VLOOKUP(['1 Group of 5 League Format'.E21];TRANSLATED_TEAM_NAMES;['1 Group of 5 League Format'.$C21]+1)">
            <text:p/>
          </table:table-cell>
          <table:table-cell table:style-name="ce23" office:value-type="float" office:value="12" calcext:value-type="float">
            <text:p>12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12&quot;,&quot;competition&quot;:{&quot;name&quot;:&quot;U15&quot;, &quot;section&quot;:&quot;Girls&quot;, &quot;group&quot;:&quot;1&quot;},&quot;tag&quot;:&quot;20&quot;, &quot;homeTeam&quot;:&quot;b&quot;, &quot;awayTeam&quot;:&quot;&quot;}" calcext:value-type="string">
            <text:p>{"__v":0,"index":20,"pitch":"12","competition":{"name":"U15", "section":"Girls", "group":"1"},"tag":"20", "homeTeam":"b", "awayTeam":""}</text:p>
          </table:table-cell>
        </table:table-row>
        <table:table-row table:style-name="ro1" table:number-rows-repeated="1048546">
          <table:table-cell table:number-columns-repeated="9"/>
        </table:table-row>
        <table:table-row table:style-name="ro3" table:number-rows-repeated="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 Groups of 6 KO Format" table:style-name="ta1">
        <table:table-column table:style-name="co4" table:visibility="collapse" table:default-cell-style-name="ce22"/>
        <table:table-column table:style-name="co5" table:visibility="collapse" table:default-cell-style-name="ce22"/>
        <table:table-column table:style-name="co16" table:visibility="collapse" table:default-cell-style-name="ce23"/>
        <table:table-column table:style-name="co16" table:visibility="collapse" table:number-columns-repeated="2" table:default-cell-style-name="ce24"/>
        <table:table-column table:style-name="co17" table:visibility="collapse" table:default-cell-style-name="ce25"/>
        <table:table-column table:style-name="co17" table:visibility="collapse" table:default-cell-style-name="Default"/>
        <table:table-column table:style-name="co18" table:default-cell-style-name="Default"/>
        <table:table-column table:style-name="co9" table:default-cell-style-name="ce26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24" table:number-columns-repeated="2"/>
          <table:table-cell table:style-name="ce24" office:value-type="string" calcext:value-type="string">
            <text:p>Pitch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4" table:formula="of:=VLOOKUP(['2 Groups of 6 KO Format'.D2];TRANSLATED_TEAM_NAMES;['2 Groups of 6 KO Format'.$C2]+1)" office:value-type="string" office:string-value="a" calcext:value-type="string">
            <text:p>a</text:p>
          </table:table-cell>
          <table:table-cell table:style-name="ce24" table:formula="of:=VLOOKUP(['2 Groups of 6 KO Format'.E2];TRANSLATED_TEAM_NAMES;['2 Groups of 6 KO Format'.$C2]+1)" office:value-type="string" office:string-value="b" calcext:value-type="string">
            <text:p>b</text:p>
          </table:table-cell>
          <table:table-cell table:style-name="ce23" office:value-type="float" office:value="9" calcext:value-type="float">
            <text:p>9</text:p>
          </table:table-cell>
          <table:table-cell table:formula="of:=&quot;{&quot;&quot;__v&quot;&quot;:0,&quot;&quot;index&quot;&quot;:&quot; &amp; [.B2] &amp; &quot;,&quot;&quot;pitch&quot;&quot;:&quot;&quot;&quot; &amp; [.H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 &quot;&quot;&quot;},&quot;&quot;tag&quot;&quot;:&quot;&quot;&quot; &amp; [.A2] &amp; &quot;&quot;&quot;, &quot;&quot;homeTeam&quot;&quot;:&quot;&quot;&quot; &amp; [.F2] &amp; &quot;&quot;&quot;, &quot;&quot;awayTeam&quot;&quot;:&quot;&quot;&quot; &amp; [.G2] &amp; &quot;&quot;&quot;}&quot;" office:value-type="string" office:string-value="{&quot;__v&quot;:0,&quot;index&quot;:1,&quot;pitch&quot;:&quot;9&quot;,&quot;competition&quot;:{&quot;name&quot;:&quot;U15&quot;, &quot;section&quot;:&quot;Girls&quot;, &quot;group&quot;:&quot;1&quot;},&quot;tag&quot;:&quot;1&quot;, &quot;homeTeam&quot;:&quot;a&quot;, &quot;awayTeam&quot;:&quot;b&quot;}" calcext:value-type="string">
            <text:p>{"__v":0,"index":1,"pitch":"9","competition":{"name":"U15", "section":"Girls", "group":"1"},"tag":"1", "homeTeam":"a", "awayTeam":"b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4" table:formula="of:=VLOOKUP(['2 Groups of 6 KO Format'.D3];TRANSLATED_TEAM_NAMES;['2 Groups of 6 KO Format'.$C3]+1)">
            <text:p/>
          </table:table-cell>
          <table:table-cell table:style-name="ce24" table:formula="of:=VLOOKUP(['2 Groups of 6 KO Format'.E3];TRANSLATED_TEAM_NAMES;['2 Groups of 6 KO Format'.$C3]+1)" office:value-type="string" office:string-value="c" calcext:value-type="string">
            <text:p>c</text:p>
          </table:table-cell>
          <table:table-cell table:style-name="ce23" office:value-type="float" office:value="10" calcext:value-type="float">
            <text:p>10</text:p>
          </table:table-cell>
          <table:table-cell table:formula="of:=&quot;{&quot;&quot;__v&quot;&quot;:0,&quot;&quot;index&quot;&quot;:&quot; &amp; [.B3] &amp; &quot;,&quot;&quot;pitch&quot;&quot;:&quot;&quot;&quot; &amp; [.H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 &quot;&quot;&quot;},&quot;&quot;tag&quot;&quot;:&quot;&quot;&quot; &amp; [.A3] &amp; &quot;&quot;&quot;, &quot;&quot;homeTeam&quot;&quot;:&quot;&quot;&quot; &amp; [.F3] &amp; &quot;&quot;&quot;, &quot;&quot;awayTeam&quot;&quot;:&quot;&quot;&quot; &amp; [.G3] &amp; &quot;&quot;&quot;}&quot;" office:value-type="string" office:string-value="{&quot;__v&quot;:0,&quot;index&quot;:2,&quot;pitch&quot;:&quot;10&quot;,&quot;competition&quot;:{&quot;name&quot;:&quot;U15&quot;, &quot;section&quot;:&quot;Girls&quot;, &quot;group&quot;:&quot;1&quot;},&quot;tag&quot;:&quot;1&quot;, &quot;homeTeam&quot;:&quot;&quot;, &quot;awayTeam&quot;:&quot;c&quot;}" calcext:value-type="string">
            <text:p>{"__v":0,"index":2,"pitch":"10","competition":{"name":"U15", "section":"Girls", "group":"1"},"tag":"1", "homeTeam":"", "awayTeam":"c"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4" table:formula="of:=VLOOKUP(['2 Groups of 6 KO Format'.D4];TRANSLATED_TEAM_NAMES;['2 Groups of 6 KO Format'.$C4]+1)" office:value-type="string" office:string-value="d" calcext:value-type="string">
            <text:p>d</text:p>
          </table:table-cell>
          <table:table-cell table:style-name="ce24" table:formula="of:=VLOOKUP(['2 Groups of 6 KO Format'.E4];TRANSLATED_TEAM_NAMES;['2 Groups of 6 KO Format'.$C4]+1)">
            <text:p/>
          </table:table-cell>
          <table:table-cell table:style-name="ce23" office:value-type="float" office:value="11" calcext:value-type="float">
            <text:p>11</text:p>
          </table:table-cell>
          <table:table-cell table:formula="of:=&quot;{&quot;&quot;__v&quot;&quot;:0,&quot;&quot;index&quot;&quot;:&quot; &amp; [.B4] &amp; &quot;,&quot;&quot;pitch&quot;&quot;:&quot;&quot;&quot; &amp; [.H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 &quot;&quot;&quot;},&quot;&quot;tag&quot;&quot;:&quot;&quot;&quot; &amp; [.A4] &amp; &quot;&quot;&quot;, &quot;&quot;homeTeam&quot;&quot;:&quot;&quot;&quot; &amp; [.F4] &amp; &quot;&quot;&quot;, &quot;&quot;awayTeam&quot;&quot;:&quot;&quot;&quot; &amp; [.G4] &amp; &quot;&quot;&quot;}&quot;" office:value-type="string" office:string-value="{&quot;__v&quot;:0,&quot;index&quot;:3,&quot;pitch&quot;:&quot;11&quot;,&quot;competition&quot;:{&quot;name&quot;:&quot;U15&quot;, &quot;section&quot;:&quot;Girls&quot;, &quot;group&quot;:&quot;1&quot;},&quot;tag&quot;:&quot;1&quot;, &quot;homeTeam&quot;:&quot;d&quot;, &quot;awayTeam&quot;:&quot;&quot;}" calcext:value-type="string">
            <text:p>{"__v":0,"index":3,"pitch":"11","competition":{"name":"U15", "section":"Girls", "group":"1"},"tag":"1", "homeTeam":"d", "awayTeam":"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4" table:formula="of:=VLOOKUP(['2 Groups of 6 KO Format'.D5];TRANSLATED_TEAM_NAMES;['2 Groups of 6 KO Format'.$C5]+1)" office:value-type="string" office:string-value="w" calcext:value-type="string">
            <text:p>w</text:p>
          </table:table-cell>
          <table:table-cell table:style-name="ce24" table:formula="of:=VLOOKUP(['2 Groups of 6 KO Format'.E5];TRANSLATED_TEAM_NAMES;['2 Groups of 6 KO Format'.$C5]+1)" office:value-type="string" office:string-value="x" calcext:value-type="string">
            <text:p>x</text:p>
          </table:table-cell>
          <table:table-cell table:style-name="ce23" office:value-type="float" office:value="9" calcext:value-type="float">
            <text:p>9</text:p>
          </table:table-cell>
          <table:table-cell table:formula="of:=&quot;{&quot;&quot;__v&quot;&quot;:0,&quot;&quot;index&quot;&quot;:&quot; &amp; [.B5] &amp; &quot;,&quot;&quot;pitch&quot;&quot;:&quot;&quot;&quot; &amp; [.H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 &quot;&quot;&quot;},&quot;&quot;tag&quot;&quot;:&quot;&quot;&quot; &amp; [.A5] &amp; &quot;&quot;&quot;, &quot;&quot;homeTeam&quot;&quot;:&quot;&quot;&quot; &amp; [.F5] &amp; &quot;&quot;&quot;, &quot;&quot;awayTeam&quot;&quot;:&quot;&quot;&quot; &amp; [.G5] &amp; &quot;&quot;&quot;}&quot;" office:value-type="string" office:string-value="{&quot;__v&quot;:0,&quot;index&quot;:4,&quot;pitch&quot;:&quot;9&quot;,&quot;competition&quot;:{&quot;name&quot;:&quot;U15&quot;, &quot;section&quot;:&quot;Girls&quot;, &quot;group&quot;:&quot;2&quot;},&quot;tag&quot;:&quot;2&quot;, &quot;homeTeam&quot;:&quot;w&quot;, &quot;awayTeam&quot;:&quot;x&quot;}" calcext:value-type="string">
            <text:p>{"__v":0,"index":4,"pitch":"9","competition":{"name":"U15", "section":"Girls", "group":"2"},"tag":"2", "homeTeam":"w", "awayTeam":"x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4" table:formula="of:=VLOOKUP(['2 Groups of 6 KO Format'.D6];TRANSLATED_TEAM_NAMES;['2 Groups of 6 KO Format'.$C6]+1)">
            <text:p/>
          </table:table-cell>
          <table:table-cell table:style-name="ce24" table:formula="of:=VLOOKUP(['2 Groups of 6 KO Format'.E6];TRANSLATED_TEAM_NAMES;['2 Groups of 6 KO Format'.$C6]+1)" office:value-type="string" office:string-value="y" calcext:value-type="string">
            <text:p>y</text:p>
          </table:table-cell>
          <table:table-cell table:style-name="ce23" office:value-type="float" office:value="10" calcext:value-type="float">
            <text:p>10</text:p>
          </table:table-cell>
          <table:table-cell table:formula="of:=&quot;{&quot;&quot;__v&quot;&quot;:0,&quot;&quot;index&quot;&quot;:&quot; &amp; [.B6] &amp; &quot;,&quot;&quot;pitch&quot;&quot;:&quot;&quot;&quot; &amp; [.H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 &quot;&quot;&quot;},&quot;&quot;tag&quot;&quot;:&quot;&quot;&quot; &amp; [.A6] &amp; &quot;&quot;&quot;, &quot;&quot;homeTeam&quot;&quot;:&quot;&quot;&quot; &amp; [.F6] &amp; &quot;&quot;&quot;, &quot;&quot;awayTeam&quot;&quot;:&quot;&quot;&quot; &amp; [.G6] &amp; &quot;&quot;&quot;}&quot;" office:value-type="string" office:string-value="{&quot;__v&quot;:0,&quot;index&quot;:5,&quot;pitch&quot;:&quot;10&quot;,&quot;competition&quot;:{&quot;name&quot;:&quot;U15&quot;, &quot;section&quot;:&quot;Girls&quot;, &quot;group&quot;:&quot;2&quot;},&quot;tag&quot;:&quot;2&quot;, &quot;homeTeam&quot;:&quot;&quot;, &quot;awayTeam&quot;:&quot;y&quot;}" calcext:value-type="string">
            <text:p>{"__v":0,"index":5,"pitch":"10","competition":{"name":"U15", "section":"Girls", "group":"2"},"tag":"2", "homeTeam":"", "awayTeam":"y"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4" table:formula="of:=VLOOKUP(['2 Groups of 6 KO Format'.D7];TRANSLATED_TEAM_NAMES;['2 Groups of 6 KO Format'.$C7]+1)" office:value-type="string" office:string-value="z" calcext:value-type="string">
            <text:p>z</text:p>
          </table:table-cell>
          <table:table-cell table:style-name="ce24" table:formula="of:=VLOOKUP(['2 Groups of 6 KO Format'.E7];TRANSLATED_TEAM_NAMES;['2 Groups of 6 KO Format'.$C7]+1)">
            <text:p/>
          </table:table-cell>
          <table:table-cell table:style-name="ce23" office:value-type="float" office:value="11" calcext:value-type="float">
            <text:p>11</text:p>
          </table:table-cell>
          <table:table-cell table:formula="of:=&quot;{&quot;&quot;__v&quot;&quot;:0,&quot;&quot;index&quot;&quot;:&quot; &amp; [.B7] &amp; &quot;,&quot;&quot;pitch&quot;&quot;:&quot;&quot;&quot; &amp; [.H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 &quot;&quot;&quot;},&quot;&quot;tag&quot;&quot;:&quot;&quot;&quot; &amp; [.A7] &amp; &quot;&quot;&quot;, &quot;&quot;homeTeam&quot;&quot;:&quot;&quot;&quot; &amp; [.F7] &amp; &quot;&quot;&quot;, &quot;&quot;awayTeam&quot;&quot;:&quot;&quot;&quot; &amp; [.G7] &amp; &quot;&quot;&quot;}&quot;" office:value-type="string" office:string-value="{&quot;__v&quot;:0,&quot;index&quot;:6,&quot;pitch&quot;:&quot;11&quot;,&quot;competition&quot;:{&quot;name&quot;:&quot;U15&quot;, &quot;section&quot;:&quot;Girls&quot;, &quot;group&quot;:&quot;2&quot;},&quot;tag&quot;:&quot;2&quot;, &quot;homeTeam&quot;:&quot;z&quot;, &quot;awayTeam&quot;:&quot;&quot;}" calcext:value-type="string">
            <text:p>{"__v":0,"index":6,"pitch":"11","competition":{"name":"U15", "section":"Girls", "group":"2"},"tag":"2", "homeTeam":"z", "awayTeam":"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4" table:formula="of:=VLOOKUP(['2 Groups of 6 KO Format'.D8];TRANSLATED_TEAM_NAMES;['2 Groups of 6 KO Format'.$C8]+1)" office:value-type="string" office:string-value="c" calcext:value-type="string">
            <text:p>c</text:p>
          </table:table-cell>
          <table:table-cell table:style-name="ce24" table:formula="of:=VLOOKUP(['2 Groups of 6 KO Format'.E8];TRANSLATED_TEAM_NAMES;['2 Groups of 6 KO Format'.$C8]+1)" office:value-type="string" office:string-value="a" calcext:value-type="string">
            <text:p>a</text:p>
          </table:table-cell>
          <table:table-cell table:style-name="ce23" office:value-type="float" office:value="9" calcext:value-type="float">
            <text:p>9</text:p>
          </table:table-cell>
          <table:table-cell table:formula="of:=&quot;{&quot;&quot;__v&quot;&quot;:0,&quot;&quot;index&quot;&quot;:&quot; &amp; [.B8] &amp; &quot;,&quot;&quot;pitch&quot;&quot;:&quot;&quot;&quot; &amp; [.H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 &quot;&quot;&quot;},&quot;&quot;tag&quot;&quot;:&quot;&quot;&quot; &amp; [.A8] &amp; &quot;&quot;&quot;, &quot;&quot;homeTeam&quot;&quot;:&quot;&quot;&quot; &amp; [.F8] &amp; &quot;&quot;&quot;, &quot;&quot;awayTeam&quot;&quot;:&quot;&quot;&quot; &amp; [.G8] &amp; &quot;&quot;&quot;}&quot;" office:value-type="string" office:string-value="{&quot;__v&quot;:0,&quot;index&quot;:7,&quot;pitch&quot;:&quot;9&quot;,&quot;competition&quot;:{&quot;name&quot;:&quot;U15&quot;, &quot;section&quot;:&quot;Girls&quot;, &quot;group&quot;:&quot;1&quot;},&quot;tag&quot;:&quot;3&quot;, &quot;homeTeam&quot;:&quot;c&quot;, &quot;awayTeam&quot;:&quot;a&quot;}" calcext:value-type="string">
            <text:p>{"__v":0,"index":7,"pitch":"9","competition":{"name":"U15", "section":"Girls", "group":"1"},"tag":"3", "homeTeam":"c", "awayTeam":"a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4" table:formula="of:=VLOOKUP(['2 Groups of 6 KO Format'.D9];TRANSLATED_TEAM_NAMES;['2 Groups of 6 KO Format'.$C9]+1)" office:value-type="string" office:string-value="b" calcext:value-type="string">
            <text:p>b</text:p>
          </table:table-cell>
          <table:table-cell table:style-name="ce24" table:formula="of:=VLOOKUP(['2 Groups of 6 KO Format'.E9];TRANSLATED_TEAM_NAMES;['2 Groups of 6 KO Format'.$C9]+1)" office:value-type="string" office:string-value="d" calcext:value-type="string">
            <text:p>d</text:p>
          </table:table-cell>
          <table:table-cell table:style-name="ce23" office:value-type="float" office:value="10" calcext:value-type="float">
            <text:p>10</text:p>
          </table:table-cell>
          <table:table-cell table:formula="of:=&quot;{&quot;&quot;__v&quot;&quot;:0,&quot;&quot;index&quot;&quot;:&quot; &amp; [.B9] &amp; &quot;,&quot;&quot;pitch&quot;&quot;:&quot;&quot;&quot; &amp; [.H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 &quot;&quot;&quot;},&quot;&quot;tag&quot;&quot;:&quot;&quot;&quot; &amp; [.A9] &amp; &quot;&quot;&quot;, &quot;&quot;homeTeam&quot;&quot;:&quot;&quot;&quot; &amp; [.F9] &amp; &quot;&quot;&quot;, &quot;&quot;awayTeam&quot;&quot;:&quot;&quot;&quot; &amp; [.G9] &amp; &quot;&quot;&quot;}&quot;" office:value-type="string" office:string-value="{&quot;__v&quot;:0,&quot;index&quot;:8,&quot;pitch&quot;:&quot;10&quot;,&quot;competition&quot;:{&quot;name&quot;:&quot;U15&quot;, &quot;section&quot;:&quot;Girls&quot;, &quot;group&quot;:&quot;1&quot;},&quot;tag&quot;:&quot;3&quot;, &quot;homeTeam&quot;:&quot;b&quot;, &quot;awayTeam&quot;:&quot;d&quot;}" calcext:value-type="string">
            <text:p>{"__v":0,"index":8,"pitch":"10","competition":{"name":"U15", "section":"Girls", "group":"1"},"tag":"3", "homeTeam":"b", "awayTeam":"d"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4" table:formula="of:=VLOOKUP(['2 Groups of 6 KO Format'.D10];TRANSLATED_TEAM_NAMES;['2 Groups of 6 KO Format'.$C10]+1)">
            <text:p/>
          </table:table-cell>
          <table:table-cell table:style-name="ce24" table:formula="of:=VLOOKUP(['2 Groups of 6 KO Format'.E10];TRANSLATED_TEAM_NAMES;['2 Groups of 6 KO Format'.$C10]+1)">
            <text:p/>
          </table:table-cell>
          <table:table-cell table:style-name="ce23" office:value-type="float" office:value="11" calcext:value-type="float">
            <text:p>11</text:p>
          </table:table-cell>
          <table:table-cell table:formula="of:=&quot;{&quot;&quot;__v&quot;&quot;:0,&quot;&quot;index&quot;&quot;:&quot; &amp; [.B10] &amp; &quot;,&quot;&quot;pitch&quot;&quot;:&quot;&quot;&quot; &amp; [.H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 &quot;&quot;&quot;},&quot;&quot;tag&quot;&quot;:&quot;&quot;&quot; &amp; [.A10] &amp; &quot;&quot;&quot;, &quot;&quot;homeTeam&quot;&quot;:&quot;&quot;&quot; &amp; [.F10] &amp; &quot;&quot;&quot;, &quot;&quot;awayTeam&quot;&quot;:&quot;&quot;&quot; &amp; [.G10] &amp; &quot;&quot;&quot;}&quot;" office:value-type="string" office:string-value="{&quot;__v&quot;:0,&quot;index&quot;:9,&quot;pitch&quot;:&quot;11&quot;,&quot;competition&quot;:{&quot;name&quot;:&quot;U15&quot;, &quot;section&quot;:&quot;Girls&quot;, &quot;group&quot;:&quot;1&quot;},&quot;tag&quot;:&quot;3&quot;, &quot;homeTeam&quot;:&quot;&quot;, &quot;awayTeam&quot;:&quot;&quot;}" calcext:value-type="string">
            <text:p>{"__v":0,"index":9,"pitch":"11","competition":{"name":"U15", "section":"Girls", "group":"1"},"tag":"3", "homeTeam":"", "awayTeam":"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4" table:formula="of:=VLOOKUP(['2 Groups of 6 KO Format'.D11];TRANSLATED_TEAM_NAMES;['2 Groups of 6 KO Format'.$C11]+1)" office:value-type="string" office:string-value="y" calcext:value-type="string">
            <text:p>y</text:p>
          </table:table-cell>
          <table:table-cell table:style-name="ce24" table:formula="of:=VLOOKUP(['2 Groups of 6 KO Format'.E11];TRANSLATED_TEAM_NAMES;['2 Groups of 6 KO Format'.$C11]+1)" office:value-type="string" office:string-value="w" calcext:value-type="string">
            <text:p>w</text:p>
          </table:table-cell>
          <table:table-cell table:style-name="ce23" office:value-type="float" office:value="9" calcext:value-type="float">
            <text:p>9</text:p>
          </table:table-cell>
          <table:table-cell table:formula="of:=&quot;{&quot;&quot;__v&quot;&quot;:0,&quot;&quot;index&quot;&quot;:&quot; &amp; [.B11] &amp; &quot;,&quot;&quot;pitch&quot;&quot;:&quot;&quot;&quot; &amp; [.H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 &quot;&quot;&quot;},&quot;&quot;tag&quot;&quot;:&quot;&quot;&quot; &amp; [.A11] &amp; &quot;&quot;&quot;, &quot;&quot;homeTeam&quot;&quot;:&quot;&quot;&quot; &amp; [.F11] &amp; &quot;&quot;&quot;, &quot;&quot;awayTeam&quot;&quot;:&quot;&quot;&quot; &amp; [.G11] &amp; &quot;&quot;&quot;}&quot;" office:value-type="string" office:string-value="{&quot;__v&quot;:0,&quot;index&quot;:10,&quot;pitch&quot;:&quot;9&quot;,&quot;competition&quot;:{&quot;name&quot;:&quot;U15&quot;, &quot;section&quot;:&quot;Girls&quot;, &quot;group&quot;:&quot;2&quot;},&quot;tag&quot;:&quot;4&quot;, &quot;homeTeam&quot;:&quot;y&quot;, &quot;awayTeam&quot;:&quot;w&quot;}" calcext:value-type="string">
            <text:p>{"__v":0,"index":10,"pitch":"9","competition":{"name":"U15", "section":"Girls", "group":"2"},"tag":"4", "homeTeam":"y", "awayTeam":"w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4" table:formula="of:=VLOOKUP(['2 Groups of 6 KO Format'.D12];TRANSLATED_TEAM_NAMES;['2 Groups of 6 KO Format'.$C12]+1)" office:value-type="string" office:string-value="x" calcext:value-type="string">
            <text:p>x</text:p>
          </table:table-cell>
          <table:table-cell table:style-name="ce24" table:formula="of:=VLOOKUP(['2 Groups of 6 KO Format'.E12];TRANSLATED_TEAM_NAMES;['2 Groups of 6 KO Format'.$C12]+1)" office:value-type="string" office:string-value="z" calcext:value-type="string">
            <text:p>z</text:p>
          </table:table-cell>
          <table:table-cell table:style-name="ce23" office:value-type="float" office:value="10" calcext:value-type="float">
            <text:p>10</text:p>
          </table:table-cell>
          <table:table-cell table:formula="of:=&quot;{&quot;&quot;__v&quot;&quot;:0,&quot;&quot;index&quot;&quot;:&quot; &amp; [.B12] &amp; &quot;,&quot;&quot;pitch&quot;&quot;:&quot;&quot;&quot; &amp; [.H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 &quot;&quot;&quot;},&quot;&quot;tag&quot;&quot;:&quot;&quot;&quot; &amp; [.A12] &amp; &quot;&quot;&quot;, &quot;&quot;homeTeam&quot;&quot;:&quot;&quot;&quot; &amp; [.F12] &amp; &quot;&quot;&quot;, &quot;&quot;awayTeam&quot;&quot;:&quot;&quot;&quot; &amp; [.G12] &amp; &quot;&quot;&quot;}&quot;" office:value-type="string" office:string-value="{&quot;__v&quot;:0,&quot;index&quot;:11,&quot;pitch&quot;:&quot;10&quot;,&quot;competition&quot;:{&quot;name&quot;:&quot;U15&quot;, &quot;section&quot;:&quot;Girls&quot;, &quot;group&quot;:&quot;2&quot;},&quot;tag&quot;:&quot;4&quot;, &quot;homeTeam&quot;:&quot;x&quot;, &quot;awayTeam&quot;:&quot;z&quot;}" calcext:value-type="string">
            <text:p>{"__v":0,"index":11,"pitch":"10","competition":{"name":"U15", "section":"Girls", "group":"2"},"tag":"4", "homeTeam":"x", "awayTeam":"z"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4" table:formula="of:=VLOOKUP(['2 Groups of 6 KO Format'.D13];TRANSLATED_TEAM_NAMES;['2 Groups of 6 KO Format'.$C13]+1)">
            <text:p/>
          </table:table-cell>
          <table:table-cell table:style-name="ce24" table:formula="of:=VLOOKUP(['2 Groups of 6 KO Format'.E13];TRANSLATED_TEAM_NAMES;['2 Groups of 6 KO Format'.$C13]+1)">
            <text:p/>
          </table:table-cell>
          <table:table-cell table:style-name="ce23" office:value-type="float" office:value="11" calcext:value-type="float">
            <text:p>11</text:p>
          </table:table-cell>
          <table:table-cell table:formula="of:=&quot;{&quot;&quot;__v&quot;&quot;:0,&quot;&quot;index&quot;&quot;:&quot; &amp; [.B13] &amp; &quot;,&quot;&quot;pitch&quot;&quot;:&quot;&quot;&quot; &amp; [.H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 &quot;&quot;&quot;},&quot;&quot;tag&quot;&quot;:&quot;&quot;&quot; &amp; [.A13] &amp; &quot;&quot;&quot;, &quot;&quot;homeTeam&quot;&quot;:&quot;&quot;&quot; &amp; [.F13] &amp; &quot;&quot;&quot;, &quot;&quot;awayTeam&quot;&quot;:&quot;&quot;&quot; &amp; [.G13] &amp; &quot;&quot;&quot;}&quot;" office:value-type="string" office:string-value="{&quot;__v&quot;:0,&quot;index&quot;:12,&quot;pitch&quot;:&quot;11&quot;,&quot;competition&quot;:{&quot;name&quot;:&quot;U15&quot;, &quot;section&quot;:&quot;Girls&quot;, &quot;group&quot;:&quot;2&quot;},&quot;tag&quot;:&quot;4&quot;, &quot;homeTeam&quot;:&quot;&quot;, &quot;awayTeam&quot;:&quot;&quot;}" calcext:value-type="string">
            <text:p>{"__v":0,"index":12,"pitch":"11","competition":{"name":"U15", "section":"Girls", "group":"2"},"tag":"4", "homeTeam":"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4" table:formula="of:=VLOOKUP(['2 Groups of 6 KO Format'.D14];TRANSLATED_TEAM_NAMES;['2 Groups of 6 KO Format'.$C14]+1)" office:value-type="string" office:string-value="b" calcext:value-type="string">
            <text:p>b</text:p>
          </table:table-cell>
          <table:table-cell table:style-name="ce24" table:formula="of:=VLOOKUP(['2 Groups of 6 KO Format'.E14];TRANSLATED_TEAM_NAMES;['2 Groups of 6 KO Format'.$C14]+1)" office:value-type="string" office:string-value="c" calcext:value-type="string">
            <text:p>c</text:p>
          </table:table-cell>
          <table:table-cell table:style-name="ce23" office:value-type="float" office:value="9" calcext:value-type="float">
            <text:p>9</text:p>
          </table:table-cell>
          <table:table-cell table:formula="of:=&quot;{&quot;&quot;__v&quot;&quot;:0,&quot;&quot;index&quot;&quot;:&quot; &amp; [.B14] &amp; &quot;,&quot;&quot;pitch&quot;&quot;:&quot;&quot;&quot; &amp; [.H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 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}&quot;" office:value-type="string" office:string-value="{&quot;__v&quot;:0,&quot;index&quot;:13,&quot;pitch&quot;:&quot;9&quot;,&quot;competition&quot;:{&quot;name&quot;:&quot;U15&quot;, &quot;section&quot;:&quot;Girls&quot;, &quot;group&quot;:&quot;1&quot;},&quot;tag&quot;:&quot;5&quot;, &quot;homeTeam&quot;:&quot;b&quot;, &quot;awayTeam&quot;:&quot;c&quot;}" calcext:value-type="string">
            <text:p>{"__v":0,"index":13,"pitch":"9","competition":{"name":"U15", "section":"Girls", "group":"1"},"tag":"5", "homeTeam":"b", "awayTeam":"c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4" table:formula="of:=VLOOKUP(['2 Groups of 6 KO Format'.D15];TRANSLATED_TEAM_NAMES;['2 Groups of 6 KO Format'.$C15]+1)" office:value-type="string" office:string-value="d" calcext:value-type="string">
            <text:p>d</text:p>
          </table:table-cell>
          <table:table-cell table:style-name="ce24" table:formula="of:=VLOOKUP(['2 Groups of 6 KO Format'.E15];TRANSLATED_TEAM_NAMES;['2 Groups of 6 KO Format'.$C15]+1)">
            <text:p/>
          </table:table-cell>
          <table:table-cell table:style-name="ce23" office:value-type="float" office:value="10" calcext:value-type="float">
            <text:p>10</text:p>
          </table:table-cell>
          <table:table-cell table:formula="of:=&quot;{&quot;&quot;__v&quot;&quot;:0,&quot;&quot;index&quot;&quot;:&quot; &amp; [.B15] &amp; &quot;,&quot;&quot;pitch&quot;&quot;:&quot;&quot;&quot; &amp; [.H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 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}&quot;" office:value-type="string" office:string-value="{&quot;__v&quot;:0,&quot;index&quot;:14,&quot;pitch&quot;:&quot;10&quot;,&quot;competition&quot;:{&quot;name&quot;:&quot;U15&quot;, &quot;section&quot;:&quot;Girls&quot;, &quot;group&quot;:&quot;1&quot;},&quot;tag&quot;:&quot;5&quot;, &quot;homeTeam&quot;:&quot;d&quot;, &quot;awayTeam&quot;:&quot;&quot;}" calcext:value-type="string">
            <text:p>{"__v":0,"index":14,"pitch":"10","competition":{"name":"U15", "section":"Girls", "group":"1"},"tag":"5", "homeTeam":"d", "awayTeam":""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4" table:formula="of:=VLOOKUP(['2 Groups of 6 KO Format'.D16];TRANSLATED_TEAM_NAMES;['2 Groups of 6 KO Format'.$C16]+1)" office:value-type="string" office:string-value="a" calcext:value-type="string">
            <text:p>a</text:p>
          </table:table-cell>
          <table:table-cell table:style-name="ce24" table:formula="of:=VLOOKUP(['2 Groups of 6 KO Format'.E16];TRANSLATED_TEAM_NAMES;['2 Groups of 6 KO Format'.$C16]+1)">
            <text:p/>
          </table:table-cell>
          <table:table-cell table:style-name="ce23" office:value-type="float" office:value="11" calcext:value-type="float">
            <text:p>11</text:p>
          </table:table-cell>
          <table:table-cell table:formula="of:=&quot;{&quot;&quot;__v&quot;&quot;:0,&quot;&quot;index&quot;&quot;:&quot; &amp; [.B16] &amp; &quot;,&quot;&quot;pitch&quot;&quot;:&quot;&quot;&quot; &amp; [.H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 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}&quot;" office:value-type="string" office:string-value="{&quot;__v&quot;:0,&quot;index&quot;:15,&quot;pitch&quot;:&quot;11&quot;,&quot;competition&quot;:{&quot;name&quot;:&quot;U15&quot;, &quot;section&quot;:&quot;Girls&quot;, &quot;group&quot;:&quot;1&quot;},&quot;tag&quot;:&quot;5&quot;, &quot;homeTeam&quot;:&quot;a&quot;, &quot;awayTeam&quot;:&quot;&quot;}" calcext:value-type="string">
            <text:p>{"__v":0,"index":15,"pitch":"11","competition":{"name":"U15", "section":"Girls", "group":"1"},"tag":"5", "homeTeam":"a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4" table:formula="of:=VLOOKUP(['2 Groups of 6 KO Format'.D17];TRANSLATED_TEAM_NAMES;['2 Groups of 6 KO Format'.$C17]+1)" office:value-type="string" office:string-value="x" calcext:value-type="string">
            <text:p>x</text:p>
          </table:table-cell>
          <table:table-cell table:style-name="ce24" table:formula="of:=VLOOKUP(['2 Groups of 6 KO Format'.E17];TRANSLATED_TEAM_NAMES;['2 Groups of 6 KO Format'.$C17]+1)" office:value-type="string" office:string-value="y" calcext:value-type="string">
            <text:p>y</text:p>
          </table:table-cell>
          <table:table-cell table:style-name="ce23" office:value-type="float" office:value="9" calcext:value-type="float">
            <text:p>9</text:p>
          </table:table-cell>
          <table:table-cell table:formula="of:=&quot;{&quot;&quot;__v&quot;&quot;:0,&quot;&quot;index&quot;&quot;:&quot; &amp; [.B17] &amp; &quot;,&quot;&quot;pitch&quot;&quot;:&quot;&quot;&quot; &amp; [.H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 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}&quot;" office:value-type="string" office:string-value="{&quot;__v&quot;:0,&quot;index&quot;:16,&quot;pitch&quot;:&quot;9&quot;,&quot;competition&quot;:{&quot;name&quot;:&quot;U15&quot;, &quot;section&quot;:&quot;Girls&quot;, &quot;group&quot;:&quot;2&quot;},&quot;tag&quot;:&quot;6&quot;, &quot;homeTeam&quot;:&quot;x&quot;, &quot;awayTeam&quot;:&quot;y&quot;}" calcext:value-type="string">
            <text:p>{"__v":0,"index":16,"pitch":"9","competition":{"name":"U15", "section":"Girls", "group":"2"},"tag":"6", "homeTeam":"x", "awayTeam":"y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4" table:formula="of:=VLOOKUP(['2 Groups of 6 KO Format'.D18];TRANSLATED_TEAM_NAMES;['2 Groups of 6 KO Format'.$C18]+1)" office:value-type="string" office:string-value="z" calcext:value-type="string">
            <text:p>z</text:p>
          </table:table-cell>
          <table:table-cell table:style-name="ce24" table:formula="of:=VLOOKUP(['2 Groups of 6 KO Format'.E18];TRANSLATED_TEAM_NAMES;['2 Groups of 6 KO Format'.$C18]+1)">
            <text:p/>
          </table:table-cell>
          <table:table-cell table:style-name="ce23" office:value-type="float" office:value="10" calcext:value-type="float">
            <text:p>10</text:p>
          </table:table-cell>
          <table:table-cell table:formula="of:=&quot;{&quot;&quot;__v&quot;&quot;:0,&quot;&quot;index&quot;&quot;:&quot; &amp; [.B18] &amp; &quot;,&quot;&quot;pitch&quot;&quot;:&quot;&quot;&quot; &amp; [.H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 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}&quot;" office:value-type="string" office:string-value="{&quot;__v&quot;:0,&quot;index&quot;:17,&quot;pitch&quot;:&quot;10&quot;,&quot;competition&quot;:{&quot;name&quot;:&quot;U15&quot;, &quot;section&quot;:&quot;Girls&quot;, &quot;group&quot;:&quot;2&quot;},&quot;tag&quot;:&quot;6&quot;, &quot;homeTeam&quot;:&quot;z&quot;, &quot;awayTeam&quot;:&quot;&quot;}" calcext:value-type="string">
            <text:p>{"__v":0,"index":17,"pitch":"10","competition":{"name":"U15", "section":"Girls", "group":"2"},"tag":"6", "homeTeam":"z", "awayTeam":""}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4" table:formula="of:=VLOOKUP(['2 Groups of 6 KO Format'.D19];TRANSLATED_TEAM_NAMES;['2 Groups of 6 KO Format'.$C19]+1)" office:value-type="string" office:string-value="w" calcext:value-type="string">
            <text:p>w</text:p>
          </table:table-cell>
          <table:table-cell table:style-name="ce24" table:formula="of:=VLOOKUP(['2 Groups of 6 KO Format'.E19];TRANSLATED_TEAM_NAMES;['2 Groups of 6 KO Format'.$C19]+1)">
            <text:p/>
          </table:table-cell>
          <table:table-cell table:style-name="ce23" office:value-type="float" office:value="11" calcext:value-type="float">
            <text:p>11</text:p>
          </table:table-cell>
          <table:table-cell table:formula="of:=&quot;{&quot;&quot;__v&quot;&quot;:0,&quot;&quot;index&quot;&quot;:&quot; &amp; [.B19] &amp; &quot;,&quot;&quot;pitch&quot;&quot;:&quot;&quot;&quot; &amp; [.H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 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}&quot;" office:value-type="string" office:string-value="{&quot;__v&quot;:0,&quot;index&quot;:18,&quot;pitch&quot;:&quot;11&quot;,&quot;competition&quot;:{&quot;name&quot;:&quot;U15&quot;, &quot;section&quot;:&quot;Girls&quot;, &quot;group&quot;:&quot;2&quot;},&quot;tag&quot;:&quot;6&quot;, &quot;homeTeam&quot;:&quot;w&quot;, &quot;awayTeam&quot;:&quot;&quot;}" calcext:value-type="string">
            <text:p>{"__v":0,"index":18,"pitch":"11","competition":{"name":"U15", "section":"Girls", "group":"2"},"tag":"6", "homeTeam":"w", "awayTeam":"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4" table:formula="of:=VLOOKUP(['2 Groups of 6 KO Format'.D20];TRANSLATED_TEAM_NAMES;['2 Groups of 6 KO Format'.$C20]+1)">
            <text:p/>
          </table:table-cell>
          <table:table-cell table:style-name="ce24" table:formula="of:=VLOOKUP(['2 Groups of 6 KO Format'.E20];TRANSLATED_TEAM_NAMES;['2 Groups of 6 KO Format'.$C20]+1)" office:value-type="string" office:string-value="b" calcext:value-type="string">
            <text:p>b</text:p>
          </table:table-cell>
          <table:table-cell table:style-name="ce23" office:value-type="float" office:value="9" calcext:value-type="float">
            <text:p>9</text:p>
          </table:table-cell>
          <table:table-cell table:formula="of:=&quot;{&quot;&quot;__v&quot;&quot;:0,&quot;&quot;index&quot;&quot;:&quot; &amp; [.B20] &amp; &quot;,&quot;&quot;pitch&quot;&quot;:&quot;&quot;&quot; &amp; [.H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 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}&quot;" office:value-type="string" office:string-value="{&quot;__v&quot;:0,&quot;index&quot;:19,&quot;pitch&quot;:&quot;9&quot;,&quot;competition&quot;:{&quot;name&quot;:&quot;U15&quot;, &quot;section&quot;:&quot;Girls&quot;, &quot;group&quot;:&quot;1&quot;},&quot;tag&quot;:&quot;7&quot;, &quot;homeTeam&quot;:&quot;&quot;, &quot;awayTeam&quot;:&quot;b&quot;}" calcext:value-type="string">
            <text:p>{"__v":0,"index":19,"pitch":"9","competition":{"name":"U15", "section":"Girls", "group":"1"},"tag":"7", "homeTeam":"", "awayTeam":"b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4" table:formula="of:=VLOOKUP(['2 Groups of 6 KO Format'.D21];TRANSLATED_TEAM_NAMES;['2 Groups of 6 KO Format'.$C21]+1)" office:value-type="string" office:string-value="c" calcext:value-type="string">
            <text:p>c</text:p>
          </table:table-cell>
          <table:table-cell table:style-name="ce24" table:formula="of:=VLOOKUP(['2 Groups of 6 KO Format'.E21];TRANSLATED_TEAM_NAMES;['2 Groups of 6 KO Format'.$C21]+1)" office:value-type="string" office:string-value="d" calcext:value-type="string">
            <text:p>d</text:p>
          </table:table-cell>
          <table:table-cell table:style-name="ce23" office:value-type="float" office:value="10" calcext:value-type="float">
            <text:p>10</text:p>
          </table:table-cell>
          <table:table-cell table:formula="of:=&quot;{&quot;&quot;__v&quot;&quot;:0,&quot;&quot;index&quot;&quot;:&quot; &amp; [.B21] &amp; &quot;,&quot;&quot;pitch&quot;&quot;:&quot;&quot;&quot; &amp; [.H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 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}&quot;" office:value-type="string" office:string-value="{&quot;__v&quot;:0,&quot;index&quot;:20,&quot;pitch&quot;:&quot;10&quot;,&quot;competition&quot;:{&quot;name&quot;:&quot;U15&quot;, &quot;section&quot;:&quot;Girls&quot;, &quot;group&quot;:&quot;1&quot;},&quot;tag&quot;:&quot;7&quot;, &quot;homeTeam&quot;:&quot;c&quot;, &quot;awayTeam&quot;:&quot;d&quot;}" calcext:value-type="string">
            <text:p>{"__v":0,"index":20,"pitch":"10","competition":{"name":"U15", "section":"Girls", "group":"1"},"tag":"7", "homeTeam":"c", "awayTeam":"d"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4" table:formula="of:=VLOOKUP(['2 Groups of 6 KO Format'.D22];TRANSLATED_TEAM_NAMES;['2 Groups of 6 KO Format'.$C22]+1)">
            <text:p/>
          </table:table-cell>
          <table:table-cell table:style-name="ce24" table:formula="of:=VLOOKUP(['2 Groups of 6 KO Format'.E22];TRANSLATED_TEAM_NAMES;['2 Groups of 6 KO Format'.$C22]+1)" office:value-type="string" office:string-value="a" calcext:value-type="string">
            <text:p>a</text:p>
          </table:table-cell>
          <table:table-cell table:style-name="ce23" office:value-type="float" office:value="11" calcext:value-type="float">
            <text:p>11</text:p>
          </table:table-cell>
          <table:table-cell table:formula="of:=&quot;{&quot;&quot;__v&quot;&quot;:0,&quot;&quot;index&quot;&quot;:&quot; &amp; [.B22] &amp; &quot;,&quot;&quot;pitch&quot;&quot;:&quot;&quot;&quot; &amp; [.H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 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}&quot;" office:value-type="string" office:string-value="{&quot;__v&quot;:0,&quot;index&quot;:21,&quot;pitch&quot;:&quot;11&quot;,&quot;competition&quot;:{&quot;name&quot;:&quot;U15&quot;, &quot;section&quot;:&quot;Girls&quot;, &quot;group&quot;:&quot;1&quot;},&quot;tag&quot;:&quot;7&quot;, &quot;homeTeam&quot;:&quot;&quot;, &quot;awayTeam&quot;:&quot;a&quot;}" calcext:value-type="string">
            <text:p>{"__v":0,"index":21,"pitch":"11","competition":{"name":"U15", "section":"Girls", "group":"1"},"tag":"7", "homeTeam":"", "awayTeam":"a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4" table:formula="of:=VLOOKUP(['2 Groups of 6 KO Format'.D23];TRANSLATED_TEAM_NAMES;['2 Groups of 6 KO Format'.$C23]+1)">
            <text:p/>
          </table:table-cell>
          <table:table-cell table:style-name="ce24" table:formula="of:=VLOOKUP(['2 Groups of 6 KO Format'.E23];TRANSLATED_TEAM_NAMES;['2 Groups of 6 KO Format'.$C23]+1)" office:value-type="string" office:string-value="x" calcext:value-type="string">
            <text:p>x</text:p>
          </table:table-cell>
          <table:table-cell table:style-name="ce23" office:value-type="float" office:value="9" calcext:value-type="float">
            <text:p>9</text:p>
          </table:table-cell>
          <table:table-cell table:formula="of:=&quot;{&quot;&quot;__v&quot;&quot;:0,&quot;&quot;index&quot;&quot;:&quot; &amp; [.B23] &amp; &quot;,&quot;&quot;pitch&quot;&quot;:&quot;&quot;&quot; &amp; [.H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 &quot;&quot;&quot;},&quot;&quot;tag&quot;&quot;:&quot;&quot;&quot; &amp; [.A23] &amp; &quot;&quot;&quot;, &quot;&quot;homeTeam&quot;&quot;:&quot;&quot;&quot; &amp; [.F23] &amp; &quot;&quot;&quot;, &quot;&quot;awayTeam&quot;&quot;:&quot;&quot;&quot; &amp; [.G23] &amp; &quot;&quot;&quot;}&quot;" office:value-type="string" office:string-value="{&quot;__v&quot;:0,&quot;index&quot;:22,&quot;pitch&quot;:&quot;9&quot;,&quot;competition&quot;:{&quot;name&quot;:&quot;U15&quot;, &quot;section&quot;:&quot;Girls&quot;, &quot;group&quot;:&quot;2&quot;},&quot;tag&quot;:&quot;8&quot;, &quot;homeTeam&quot;:&quot;&quot;, &quot;awayTeam&quot;:&quot;x&quot;}" calcext:value-type="string">
            <text:p>{"__v":0,"index":22,"pitch":"9","competition":{"name":"U15", "section":"Girls", "group":"2"},"tag":"8", "homeTeam":"", "awayTeam":"x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4" table:formula="of:=VLOOKUP(['2 Groups of 6 KO Format'.D24];TRANSLATED_TEAM_NAMES;['2 Groups of 6 KO Format'.$C24]+1)" office:value-type="string" office:string-value="y" calcext:value-type="string">
            <text:p>y</text:p>
          </table:table-cell>
          <table:table-cell table:style-name="ce24" table:formula="of:=VLOOKUP(['2 Groups of 6 KO Format'.E24];TRANSLATED_TEAM_NAMES;['2 Groups of 6 KO Format'.$C24]+1)" office:value-type="string" office:string-value="z" calcext:value-type="string">
            <text:p>z</text:p>
          </table:table-cell>
          <table:table-cell table:style-name="ce23" office:value-type="float" office:value="10" calcext:value-type="float">
            <text:p>10</text:p>
          </table:table-cell>
          <table:table-cell table:formula="of:=&quot;{&quot;&quot;__v&quot;&quot;:0,&quot;&quot;index&quot;&quot;:&quot; &amp; [.B24] &amp; &quot;,&quot;&quot;pitch&quot;&quot;:&quot;&quot;&quot; &amp; [.H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 &quot;&quot;&quot;},&quot;&quot;tag&quot;&quot;:&quot;&quot;&quot; &amp; [.A24] &amp; &quot;&quot;&quot;, &quot;&quot;homeTeam&quot;&quot;:&quot;&quot;&quot; &amp; [.F24] &amp; &quot;&quot;&quot;, &quot;&quot;awayTeam&quot;&quot;:&quot;&quot;&quot; &amp; [.G24] &amp; &quot;&quot;&quot;}&quot;" office:value-type="string" office:string-value="{&quot;__v&quot;:0,&quot;index&quot;:23,&quot;pitch&quot;:&quot;10&quot;,&quot;competition&quot;:{&quot;name&quot;:&quot;U15&quot;, &quot;section&quot;:&quot;Girls&quot;, &quot;group&quot;:&quot;2&quot;},&quot;tag&quot;:&quot;8&quot;, &quot;homeTeam&quot;:&quot;y&quot;, &quot;awayTeam&quot;:&quot;z&quot;}" calcext:value-type="string">
            <text:p>{"__v":0,"index":23,"pitch":"10","competition":{"name":"U15", "section":"Girls", "group":"2"},"tag":"8", "homeTeam":"y", "awayTeam":"z"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4" table:formula="of:=VLOOKUP(['2 Groups of 6 KO Format'.D25];TRANSLATED_TEAM_NAMES;['2 Groups of 6 KO Format'.$C25]+1)">
            <text:p/>
          </table:table-cell>
          <table:table-cell table:style-name="ce24" table:formula="of:=VLOOKUP(['2 Groups of 6 KO Format'.E25];TRANSLATED_TEAM_NAMES;['2 Groups of 6 KO Format'.$C25]+1)" office:value-type="string" office:string-value="w" calcext:value-type="string">
            <text:p>w</text:p>
          </table:table-cell>
          <table:table-cell table:style-name="ce23" office:value-type="float" office:value="11" calcext:value-type="float">
            <text:p>11</text:p>
          </table:table-cell>
          <table:table-cell table:formula="of:=&quot;{&quot;&quot;__v&quot;&quot;:0,&quot;&quot;index&quot;&quot;:&quot; &amp; [.B25] &amp; &quot;,&quot;&quot;pitch&quot;&quot;:&quot;&quot;&quot; &amp; [.H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 &quot;&quot;&quot;},&quot;&quot;tag&quot;&quot;:&quot;&quot;&quot; &amp; [.A25] &amp; &quot;&quot;&quot;, &quot;&quot;homeTeam&quot;&quot;:&quot;&quot;&quot; &amp; [.F25] &amp; &quot;&quot;&quot;, &quot;&quot;awayTeam&quot;&quot;:&quot;&quot;&quot; &amp; [.G25] &amp; &quot;&quot;&quot;}&quot;" office:value-type="string" office:string-value="{&quot;__v&quot;:0,&quot;index&quot;:24,&quot;pitch&quot;:&quot;11&quot;,&quot;competition&quot;:{&quot;name&quot;:&quot;U15&quot;, &quot;section&quot;:&quot;Girls&quot;, &quot;group&quot;:&quot;2&quot;},&quot;tag&quot;:&quot;8&quot;, &quot;homeTeam&quot;:&quot;&quot;, &quot;awayTeam&quot;:&quot;w&quot;}" calcext:value-type="string">
            <text:p>{"__v":0,"index":24,"pitch":"11","competition":{"name":"U15", "section":"Girls", "group":"2"},"tag":"8", "homeTeam":"", "awayTeam":"w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4" table:formula="of:=VLOOKUP(['2 Groups of 6 KO Format'.D26];TRANSLATED_TEAM_NAMES;['2 Groups of 6 KO Format'.$C26]+1)">
            <text:p/>
          </table:table-cell>
          <table:table-cell table:style-name="ce24" table:formula="of:=VLOOKUP(['2 Groups of 6 KO Format'.E26];TRANSLATED_TEAM_NAMES;['2 Groups of 6 KO Format'.$C26]+1)" office:value-type="string" office:string-value="c" calcext:value-type="string">
            <text:p>c</text:p>
          </table:table-cell>
          <table:table-cell table:style-name="ce23" office:value-type="float" office:value="9" calcext:value-type="float">
            <text:p>9</text:p>
          </table:table-cell>
          <table:table-cell table:formula="of:=&quot;{&quot;&quot;__v&quot;&quot;:0,&quot;&quot;index&quot;&quot;:&quot; &amp; [.B26] &amp; &quot;,&quot;&quot;pitch&quot;&quot;:&quot;&quot;&quot; &amp; [.H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6] &amp; 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}&quot;" office:value-type="string" office:string-value="{&quot;__v&quot;:0,&quot;index&quot;:25,&quot;pitch&quot;:&quot;9&quot;,&quot;competition&quot;:{&quot;name&quot;:&quot;U15&quot;, &quot;section&quot;:&quot;Girls&quot;, &quot;group&quot;:&quot;1&quot;},&quot;tag&quot;:&quot;9&quot;, &quot;homeTeam&quot;:&quot;&quot;, &quot;awayTeam&quot;:&quot;c&quot;}" calcext:value-type="string">
            <text:p>{"__v":0,"index":25,"pitch":"9","competition":{"name":"U15", "section":"Girls", "group":"1"},"tag":"9", "homeTeam":"", "awayTeam":"c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4" table:formula="of:=VLOOKUP(['2 Groups of 6 KO Format'.D27];TRANSLATED_TEAM_NAMES;['2 Groups of 6 KO Format'.$C27]+1)" office:value-type="string" office:string-value="b" calcext:value-type="string">
            <text:p>b</text:p>
          </table:table-cell>
          <table:table-cell table:style-name="ce24" table:formula="of:=VLOOKUP(['2 Groups of 6 KO Format'.E27];TRANSLATED_TEAM_NAMES;['2 Groups of 6 KO Format'.$C27]+1)">
            <text:p/>
          </table:table-cell>
          <table:table-cell table:style-name="ce23" office:value-type="float" office:value="10" calcext:value-type="float">
            <text:p>10</text:p>
          </table:table-cell>
          <table:table-cell table:formula="of:=&quot;{&quot;&quot;__v&quot;&quot;:0,&quot;&quot;index&quot;&quot;:&quot; &amp; [.B27] &amp; &quot;,&quot;&quot;pitch&quot;&quot;:&quot;&quot;&quot; &amp; [.H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7] &amp; 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}&quot;" office:value-type="string" office:string-value="{&quot;__v&quot;:0,&quot;index&quot;:26,&quot;pitch&quot;:&quot;10&quot;,&quot;competition&quot;:{&quot;name&quot;:&quot;U15&quot;, &quot;section&quot;:&quot;Girls&quot;, &quot;group&quot;:&quot;1&quot;},&quot;tag&quot;:&quot;9&quot;, &quot;homeTeam&quot;:&quot;b&quot;, &quot;awayTeam&quot;:&quot;&quot;}" calcext:value-type="string">
            <text:p>{"__v":0,"index":26,"pitch":"10","competition":{"name":"U15", "section":"Girls", "group":"1"},"tag":"9", "homeTeam":"b", "awayTeam":""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4" table:formula="of:=VLOOKUP(['2 Groups of 6 KO Format'.D28];TRANSLATED_TEAM_NAMES;['2 Groups of 6 KO Format'.$C28]+1)" office:value-type="string" office:string-value="d" calcext:value-type="string">
            <text:p>d</text:p>
          </table:table-cell>
          <table:table-cell table:style-name="ce24" table:formula="of:=VLOOKUP(['2 Groups of 6 KO Format'.E28];TRANSLATED_TEAM_NAMES;['2 Groups of 6 KO Format'.$C28]+1)" office:value-type="string" office:string-value="a" calcext:value-type="string">
            <text:p>a</text:p>
          </table:table-cell>
          <table:table-cell table:style-name="ce23" office:value-type="float" office:value="11" calcext:value-type="float">
            <text:p>11</text:p>
          </table:table-cell>
          <table:table-cell table:formula="of:=&quot;{&quot;&quot;__v&quot;&quot;:0,&quot;&quot;index&quot;&quot;:&quot; &amp; [.B28] &amp; &quot;,&quot;&quot;pitch&quot;&quot;:&quot;&quot;&quot; &amp; [.H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8] &amp; 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}&quot;" office:value-type="string" office:string-value="{&quot;__v&quot;:0,&quot;index&quot;:27,&quot;pitch&quot;:&quot;11&quot;,&quot;competition&quot;:{&quot;name&quot;:&quot;U15&quot;, &quot;section&quot;:&quot;Girls&quot;, &quot;group&quot;:&quot;1&quot;},&quot;tag&quot;:&quot;9&quot;, &quot;homeTeam&quot;:&quot;d&quot;, &quot;awayTeam&quot;:&quot;a&quot;}" calcext:value-type="string">
            <text:p>{"__v":0,"index":27,"pitch":"11","competition":{"name":"U15", "section":"Girls", "group":"1"},"tag":"9", "homeTeam":"d", "awayTeam":"a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4" table:formula="of:=VLOOKUP(['2 Groups of 6 KO Format'.D29];TRANSLATED_TEAM_NAMES;['2 Groups of 6 KO Format'.$C29]+1)">
            <text:p/>
          </table:table-cell>
          <table:table-cell table:style-name="ce24" table:formula="of:=VLOOKUP(['2 Groups of 6 KO Format'.E29];TRANSLATED_TEAM_NAMES;['2 Groups of 6 KO Format'.$C29]+1)" office:value-type="string" office:string-value="y" calcext:value-type="string">
            <text:p>y</text:p>
          </table:table-cell>
          <table:table-cell table:style-name="ce23" office:value-type="float" office:value="9" calcext:value-type="float">
            <text:p>9</text:p>
          </table:table-cell>
          <table:table-cell table:formula="of:=&quot;{&quot;&quot;__v&quot;&quot;:0,&quot;&quot;index&quot;&quot;:&quot; &amp; [.B29] &amp; &quot;,&quot;&quot;pitch&quot;&quot;:&quot;&quot;&quot; &amp; [.H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9] &amp; 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}&quot;" office:value-type="string" office:string-value="{&quot;__v&quot;:0,&quot;index&quot;:28,&quot;pitch&quot;:&quot;9&quot;,&quot;competition&quot;:{&quot;name&quot;:&quot;U15&quot;, &quot;section&quot;:&quot;Girls&quot;, &quot;group&quot;:&quot;2&quot;},&quot;tag&quot;:&quot;10&quot;, &quot;homeTeam&quot;:&quot;&quot;, &quot;awayTeam&quot;:&quot;y&quot;}" calcext:value-type="string">
            <text:p>{"__v":0,"index":28,"pitch":"9","competition":{"name":"U15", "section":"Girls", "group":"2"},"tag":"10", "homeTeam":"", "awayTeam":"y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4" table:formula="of:=VLOOKUP(['2 Groups of 6 KO Format'.D30];TRANSLATED_TEAM_NAMES;['2 Groups of 6 KO Format'.$C30]+1)" office:value-type="string" office:string-value="x" calcext:value-type="string">
            <text:p>x</text:p>
          </table:table-cell>
          <table:table-cell table:style-name="ce24" table:formula="of:=VLOOKUP(['2 Groups of 6 KO Format'.E30];TRANSLATED_TEAM_NAMES;['2 Groups of 6 KO Format'.$C30]+1)">
            <text:p/>
          </table:table-cell>
          <table:table-cell table:style-name="ce23" office:value-type="float" office:value="10" calcext:value-type="float">
            <text:p>10</text:p>
          </table:table-cell>
          <table:table-cell table:formula="of:=&quot;{&quot;&quot;__v&quot;&quot;:0,&quot;&quot;index&quot;&quot;:&quot; &amp; [.B30] &amp; &quot;,&quot;&quot;pitch&quot;&quot;:&quot;&quot;&quot; &amp; [.H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0] &amp; 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}&quot;" office:value-type="string" office:string-value="{&quot;__v&quot;:0,&quot;index&quot;:29,&quot;pitch&quot;:&quot;10&quot;,&quot;competition&quot;:{&quot;name&quot;:&quot;U15&quot;, &quot;section&quot;:&quot;Girls&quot;, &quot;group&quot;:&quot;2&quot;},&quot;tag&quot;:&quot;10&quot;, &quot;homeTeam&quot;:&quot;x&quot;, &quot;awayTeam&quot;:&quot;&quot;}" calcext:value-type="string">
            <text:p>{"__v":0,"index":29,"pitch":"10","competition":{"name":"U15", "section":"Girls", "group":"2"},"tag":"10", "homeTeam":"x", "awayTeam":""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4" table:formula="of:=VLOOKUP(['2 Groups of 6 KO Format'.D31];TRANSLATED_TEAM_NAMES;['2 Groups of 6 KO Format'.$C31]+1)" office:value-type="string" office:string-value="z" calcext:value-type="string">
            <text:p>z</text:p>
          </table:table-cell>
          <table:table-cell table:style-name="ce24" table:formula="of:=VLOOKUP(['2 Groups of 6 KO Format'.E31];TRANSLATED_TEAM_NAMES;['2 Groups of 6 KO Format'.$C31]+1)" office:value-type="string" office:string-value="w" calcext:value-type="string">
            <text:p>w</text:p>
          </table:table-cell>
          <table:table-cell table:style-name="ce23" office:value-type="float" office:value="11" calcext:value-type="float">
            <text:p>11</text:p>
          </table:table-cell>
          <table:table-cell table:formula="of:=&quot;{&quot;&quot;__v&quot;&quot;:0,&quot;&quot;index&quot;&quot;:&quot; &amp; [.B31] &amp; &quot;,&quot;&quot;pitch&quot;&quot;:&quot;&quot;&quot; &amp; [.H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1] &amp; 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}&quot;" office:value-type="string" office:string-value="{&quot;__v&quot;:0,&quot;index&quot;:30,&quot;pitch&quot;:&quot;11&quot;,&quot;competition&quot;:{&quot;name&quot;:&quot;U15&quot;, &quot;section&quot;:&quot;Girls&quot;, &quot;group&quot;:&quot;2&quot;},&quot;tag&quot;:&quot;10&quot;, &quot;homeTeam&quot;:&quot;z&quot;, &quot;awayTeam&quot;:&quot;w&quot;}" calcext:value-type="string">
            <text:p>{"__v":0,"index":30,"pitch":"11","competition":{"name":"U15", "section":"Girls", "group":"2"},"tag":"10", "homeTeam":"z", "awayTeam":"w"}</text:p>
          </table:table-cell>
        </table:table-row>
        <table:table-row table:style-name="ro2">
          <table:table-cell office:value-type="string" calcext:value-type="string">
            <text:p>QF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4<text:span text:style-name="T2">th</text:span> Group 2</text:p>
          </table:table-cell>
          <table:table-cell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style-name="ce24" table:formula="of:=AGE_GROUP_TRANSLATED&amp;&quot;_&quot;&amp;SECTION_TRANSLATED&amp;&quot;_G1_P1&quot;" office:value-type="string" office:string-value="U15_Girls_G1_P1" calcext:value-type="string">
            <text:p>U15_Girls_G1_P1</text:p>
          </table:table-cell>
          <table:table-cell table:style-name="ce24" table:formula="of:=AGE_GROUP_TRANSLATED&amp;&quot;_&quot;&amp;SECTION_TRANSLATED&amp;&quot;_G2_P4&quot;" office:value-type="string" office:string-value="U15_Girls_G2_P4" calcext:value-type="string">
            <text:p>U15_Girls_G2_P4</text:p>
          </table:table-cell>
          <table:table-cell table:style-name="ce23" office:value-type="float" office:value="9" calcext:value-type="float">
            <text:p>9</text:p>
          </table:table-cell>
          <table:table-cell table:formula="of:=&quot;{&quot;&quot;__v&quot;&quot;:0,&quot;&quot;index&quot;&quot;:&quot; &amp; [.B32] &amp; &quot;,&quot;&quot;pitch&quot;&quot;:&quot;&quot;&quot; &amp; [.H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2] &amp; &quot;&quot;&quot;, &quot;&quot;homeTeam&quot;&quot;:&quot;&quot;&quot; &amp; [.C32] &amp; &quot;&quot;&quot;, &quot;&quot;awayTeam&quot;&quot;:&quot;&quot;&quot; &amp; [.D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index&quot;:31,&quot;pitch&quot;:&quot;9&quot;,&quot;competition&quot;:{&quot;name&quot;:&quot;U15&quot;, &quot;section&quot;:&quot;Girls&quot;},&quot;tag&quot;:&quot;QF1&quot;, &quot;homeTeam&quot;:&quot;Winner Group 1&quot;, &quot;awayTeam&quot;:&quot;4th Group 2&quot;, &quot;homeTeamFrom&quot;:&quot;U15_Girls_G1_P1&quot;, &quot;awayTeamFrom&quot;:&quot;U15_Girls_G2_P4&quot;, &quot;stage2Tag&quot;:&quot;U15_Girls_QF1&quot;}" calcext:value-type="string">
            <text:p>{"__v":0,"index":31,"pitch":"9","competition":{"name":"U15", "section":"Girls"},"tag":"QF1", "homeTeam":"Winner Group 1", "awayTeam":"4th Group 2", "homeTeamFrom":"U15_Girls_G1_P1", "awayTeamFrom":"U15_Girls_G2_P4", "stage2Tag":"U15_Girls_QF1"}</text:p>
          </table:table-cell>
        </table:table-row>
        <table:table-row table:style-name="ro2">
          <table:table-cell office:value-type="string" calcext:value-type="string">
            <text:p>QF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4<text:span text:style-name="T2">th</text:span> Group 1</text:p>
          </table:table-cell>
          <table:table-cell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style-name="ce24" table:formula="of:=AGE_GROUP_TRANSLATED&amp;&quot;_&quot;&amp;SECTION_TRANSLATED&amp;&quot;_G2_P1&quot;" office:value-type="string" office:string-value="U15_Girls_G2_P1" calcext:value-type="string">
            <text:p>U15_Girls_G2_P1</text:p>
          </table:table-cell>
          <table:table-cell table:style-name="ce24" table:formula="of:=AGE_GROUP_TRANSLATED&amp;&quot;_&quot;&amp;SECTION_TRANSLATED&amp;&quot;_G1_P4&quot;" office:value-type="string" office:string-value="U15_Girls_G1_P4" calcext:value-type="string">
            <text:p>U15_Girls_G1_P4</text:p>
          </table:table-cell>
          <table:table-cell table:style-name="ce23" office:value-type="float" office:value="10" calcext:value-type="float">
            <text:p>10</text:p>
          </table:table-cell>
          <table:table-cell table:formula="of:=&quot;{&quot;&quot;__v&quot;&quot;:0,&quot;&quot;index&quot;&quot;:&quot; &amp; [.B33] &amp; &quot;,&quot;&quot;pitch&quot;&quot;:&quot;&quot;&quot; &amp; [.H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3] &amp; &quot;&quot;&quot;, &quot;&quot;homeTeam&quot;&quot;:&quot;&quot;&quot; &amp; [.C33] &amp; &quot;&quot;&quot;, &quot;&quot;awayTeam&quot;&quot;:&quot;&quot;&quot; &amp; [.D33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index&quot;:32,&quot;pitch&quot;:&quot;10&quot;,&quot;competition&quot;:{&quot;name&quot;:&quot;U15&quot;, &quot;section&quot;:&quot;Girls&quot;},&quot;tag&quot;:&quot;QF2&quot;, &quot;homeTeam&quot;:&quot;Winner Group 2&quot;, &quot;awayTeam&quot;:&quot;4th Group 1&quot;, &quot;homeTeamFrom&quot;:&quot;U15_Girls_G2_P1&quot;, &quot;awayTeamFrom&quot;:&quot;U15_Girls_G1_P4&quot;, &quot;stage2Tag&quot;:&quot;U15_Girls_QF2&quot;}" calcext:value-type="string">
            <text:p>{"__v":0,"index":32,"pitch":"10","competition":{"name":"U15", "section":"Girls"},"tag":"QF2", "homeTeam":"Winner Group 2", "awayTeam":"4th Group 1", "homeTeamFrom":"U15_Girls_G2_P1", "awayTeamFrom":"U15_Girls_G1_P4", "stage2Tag":"U15_Girls_QF2"}</text:p>
          </table:table-cell>
        </table:table-row>
        <table:table-row table:style-name="ro2">
          <table:table-cell office:value-type="string" calcext:value-type="string">
            <text:p>QF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<text:span text:style-name="T2">nd</text:span> Group 1</text:p>
          </table:table-cell>
          <table:table-cell office:value-type="string" calcext:value-type="string">
            <text:p>3<text:span text:style-name="T2">rd</text:span> Group 2</text:p>
          </table:table-cell>
          <table:table-cell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style-name="ce24" table:formula="of:=AGE_GROUP_TRANSLATED&amp;&quot;_&quot;&amp;SECTION_TRANSLATED&amp;&quot;_G1_P2&quot;" office:value-type="string" office:string-value="U15_Girls_G1_P2" calcext:value-type="string">
            <text:p>U15_Girls_G1_P2</text:p>
          </table:table-cell>
          <table:table-cell table:style-name="ce24" table:formula="of:=AGE_GROUP_TRANSLATED&amp;&quot;_&quot;&amp;SECTION_TRANSLATED&amp;&quot;_G2_P3&quot;" office:value-type="string" office:string-value="U15_Girls_G2_P3" calcext:value-type="string">
            <text:p>U15_Girls_G2_P3</text:p>
          </table:table-cell>
          <table:table-cell table:style-name="ce23" office:value-type="float" office:value="9" calcext:value-type="float">
            <text:p>9</text:p>
          </table:table-cell>
          <table:table-cell table:formula="of:=&quot;{&quot;&quot;__v&quot;&quot;:0,&quot;&quot;index&quot;&quot;:&quot; &amp; [.B34] &amp; &quot;,&quot;&quot;pitch&quot;&quot;:&quot;&quot;&quot; &amp; [.H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4] &amp; &quot;&quot;&quot;, &quot;&quot;homeTeam&quot;&quot;:&quot;&quot;&quot; &amp; [.C34] &amp; &quot;&quot;&quot;, &quot;&quot;awayTeam&quot;&quot;:&quot;&quot;&quot; &amp; [.D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index&quot;:33,&quot;pitch&quot;:&quot;9&quot;,&quot;competition&quot;:{&quot;name&quot;:&quot;U15&quot;, &quot;section&quot;:&quot;Girls&quot;},&quot;tag&quot;:&quot;QF3&quot;, &quot;homeTeam&quot;:&quot;2nd Group 1&quot;, &quot;awayTeam&quot;:&quot;3rd Group 2&quot;, &quot;homeTeamFrom&quot;:&quot;U15_Girls_G1_P2&quot;, &quot;awayTeamFrom&quot;:&quot;U15_Girls_G2_P3&quot;, &quot;stage2Tag&quot;:&quot;U15_Girls_QF3&quot;}" calcext:value-type="string">
            <text:p>{"__v":0,"index":33,"pitch":"9","competition":{"name":"U15", "section":"Girls"},"tag":"QF3", "homeTeam":"2nd Group 1", "awayTeam":"3rd Group 2", "homeTeamFrom":"U15_Girls_G1_P2", "awayTeamFrom":"U15_Girls_G2_P3", "stage2Tag":"U15_Girls_QF3"}</text:p>
          </table:table-cell>
        </table:table-row>
        <table:table-row table:style-name="ro2">
          <table:table-cell office:value-type="string" calcext:value-type="string">
            <text:p>QF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<text:span text:style-name="T2">nd</text:span> Group 2</text:p>
          </table:table-cell>
          <table:table-cell office:value-type="string" calcext:value-type="string">
            <text:p>3<text:span text:style-name="T2">rd</text:span> Group 1</text:p>
          </table:table-cell>
          <table:table-cell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style-name="ce24" table:formula="of:=AGE_GROUP_TRANSLATED&amp;&quot;_&quot;&amp;SECTION_TRANSLATED&amp;&quot;_G2_P2&quot;" office:value-type="string" office:string-value="U15_Girls_G2_P2" calcext:value-type="string">
            <text:p>U15_Girls_G2_P2</text:p>
          </table:table-cell>
          <table:table-cell table:style-name="ce24" table:formula="of:=AGE_GROUP_TRANSLATED&amp;&quot;_&quot;&amp;SECTION_TRANSLATED&amp;&quot;_G1_P3&quot;" office:value-type="string" office:string-value="U15_Girls_G1_P3" calcext:value-type="string">
            <text:p>U15_Girls_G1_P3</text:p>
          </table:table-cell>
          <table:table-cell table:style-name="ce24" office:value-type="float" office:value="10" calcext:value-type="float">
            <text:p>10</text:p>
          </table:table-cell>
          <table:table-cell table:formula="of:=&quot;{&quot;&quot;__v&quot;&quot;:0,&quot;&quot;index&quot;&quot;:&quot; &amp; [.B35] &amp; &quot;,&quot;&quot;pitch&quot;&quot;:&quot;&quot;&quot; &amp; [.H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5] &amp; &quot;&quot;&quot;, &quot;&quot;homeTeam&quot;&quot;:&quot;&quot;&quot; &amp; [.C35] &amp; &quot;&quot;&quot;, &quot;&quot;awayTeam&quot;&quot;:&quot;&quot;&quot; &amp; [.D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index&quot;:34,&quot;pitch&quot;:&quot;10&quot;,&quot;competition&quot;:{&quot;name&quot;:&quot;U15&quot;, &quot;section&quot;:&quot;Girls&quot;},&quot;tag&quot;:&quot;QF4&quot;, &quot;homeTeam&quot;:&quot;2nd Group 2&quot;, &quot;awayTeam&quot;:&quot;3rd Group 1&quot;, &quot;homeTeamFrom&quot;:&quot;U15_Girls_G2_P2&quot;, &quot;awayTeamFrom&quot;:&quot;U15_Girls_G1_P3&quot;, &quot;stage2Tag&quot;:&quot;U15_Girls_QF4&quot;}" calcext:value-type="string">
            <text:p>{"__v":0,"index":34,"pitch":"10","competition":{"name":"U15", "section":"Girls"},"tag":"QF4", "homeTeam":"2nd Group 2", "awayTeam":"3rd Group 1", "homeTeamFrom":"U15_Girls_G2_P2", "awayTeamFrom":"U15_Girls_G1_P3", "stage2Tag":"U15_Girls_QF4"}</text:p>
          </table:table-cell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style-name="ce24"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style-name="ce24"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style-name="ce24" office:value-type="float" office:value="9" calcext:value-type="float">
            <text:p>9</text:p>
          </table:table-cell>
          <table:table-cell table:formula="of:=&quot;{&quot;&quot;__v&quot;&quot;:0,&quot;&quot;index&quot;&quot;:&quot; &amp; [.B36] &amp; &quot;,&quot;&quot;pitch&quot;&quot;:&quot;&quot;&quot; &amp; [.H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6] &amp; &quot;&quot;&quot;, &quot;&quot;homeTeam&quot;&quot;:&quot;&quot;&quot; &amp; [.C36] &amp; &quot;&quot;&quot;, &quot;&quot;awayTeam&quot;&quot;:&quot;&quot;&quot; &amp; [.D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index&quot;:35,&quot;pitch&quot;:&quot;9&quot;,&quot;competition&quot;:{&quot;name&quot;:&quot;U15&quot;, &quot;section&quot;:&quot;Girls&quot;},&quot;tag&quot;:&quot;SF1&quot;, &quot;homeTeam&quot;:&quot;Winner QF1&quot;, &quot;awayTeam&quot;:&quot;Winner QF4&quot;, &quot;homeTeamFrom&quot;:&quot;U15_Girls_QF1&quot;, &quot;awayTeamFrom&quot;:&quot;U15_Girls_QF4&quot;, &quot;stage2Tag&quot;:&quot;U15_Girls_SF1&quot;}" calcext:value-type="string">
            <text:p>{"__v":0,"index":35,"pitch":"9","competition":{"name":"U15", "section":"Girls"},"tag":"SF1", "homeTeam":"Winner QF1", "awayTeam":"Winner QF4", "homeTeamFrom":"U15_Girls_QF1", "awayTeamFrom":"U15_Girls_QF4", "stage2Tag":"U15_Girls_SF1"}</text:p>
          </table:table-cell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style-name="ce24"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style-name="ce24"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style-name="ce24" office:value-type="float" office:value="10" calcext:value-type="float">
            <text:p>10</text:p>
          </table:table-cell>
          <table:table-cell table:formula="of:=&quot;{&quot;&quot;__v&quot;&quot;:0,&quot;&quot;index&quot;&quot;:&quot; &amp; [.B37] &amp; &quot;,&quot;&quot;pitch&quot;&quot;:&quot;&quot;&quot; &amp; [.H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7] &amp; &quot;&quot;&quot;, &quot;&quot;homeTeam&quot;&quot;:&quot;&quot;&quot; &amp; [.C37] &amp; &quot;&quot;&quot;, &quot;&quot;awayTeam&quot;&quot;:&quot;&quot;&quot; &amp; [.D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index&quot;:36,&quot;pitch&quot;:&quot;10&quot;,&quot;competition&quot;:{&quot;name&quot;:&quot;U15&quot;, &quot;section&quot;:&quot;Girls&quot;},&quot;tag&quot;:&quot;SF2&quot;, &quot;homeTeam&quot;:&quot;Winner QF2&quot;, &quot;awayTeam&quot;:&quot;Winner QF3&quot;, &quot;homeTeamFrom&quot;:&quot;U15_Girls_QF2&quot;, &quot;awayTeamFrom&quot;:&quot;U15_Girls_QF3&quot;, &quot;stage2Tag&quot;:&quot;U15_Girls_SF2&quot;}" calcext:value-type="string">
            <text:p>{"__v":0,"index":36,"pitch":"10","competition":{"name":"U15", "section":"Girls"},"tag":"SF2", "homeTeam":"Winner QF2", "awayTeam":"Winner QF3", "homeTeamFrom":"U15_Girls_QF2", "awayTeamFrom":"U15_Girls_QF3", "stage2Tag":"U15_Girls_SF2"}</text:p>
          </table:table-cell>
        </table:table-row>
        <table:table-row table:style-name="ro1">
          <table:table-cell office:value-type="string" calcext:value-type="string">
            <text:p>FN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formula="of:=AGE_GROUP_TRANSLATED&amp;&quot;_&quot;&amp;SECTION_TRANSLATED&amp;&quot;_FNL&quot;" office:value-type="string" office:string-value="U15_Girls_FNL" calcext:value-type="string">
            <text:p>U15_Girls_FNL</text:p>
          </table:table-cell>
          <table:table-cell table:style-name="ce24"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style-name="ce24"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style-name="ce24" office:value-type="float" office:value="9" calcext:value-type="float">
            <text:p>9</text:p>
          </table:table-cell>
          <table:table-cell table:formula="of:=&quot;{&quot;&quot;__v&quot;&quot;:0,&quot;&quot;index&quot;&quot;:&quot; &amp; [.B38] &amp; &quot;,&quot;&quot;pitch&quot;&quot;:&quot;&quot;&quot; &amp; [.H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A38] &amp; &quot;&quot;&quot;, &quot;&quot;homeTeam&quot;&quot;:&quot;&quot;&quot; &amp; [.C38] &amp; &quot;&quot;&quot;, &quot;&quot;awayTeam&quot;&quot;:&quot;&quot;&quot; &amp; [.D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index&quot;:37,&quot;pitch&quot;:&quot;9&quot;,&quot;competition&quot;:{&quot;name&quot;:&quot;U15&quot;, &quot;section&quot;:&quot;Girls&quot;},&quot;tag&quot;:&quot;FNL&quot;, &quot;homeTeam&quot;:&quot;Winner SF1&quot;, &quot;awayTeam&quot;:&quot;Winner SF2&quot;, &quot;homeTeamFrom&quot;:&quot;U15_Girls_SF1&quot;, &quot;awayTeamFrom&quot;:&quot;U15_Girls_SF2&quot;, &quot;stage2Tag&quot;:&quot;U15_Girls_FNL&quot;}" calcext:value-type="string">
            <text:p>{"__v":0,"index":37,"pitch":"9","competition":{"name":"U15", "section":"Girls"},"tag":"FNL", "homeTeam":"Winner SF1", "awayTeam":"Winner SF2", "homeTeamFrom":"U15_Girls_SF1", "awayTeamFrom":"U15_Girls_SF2", "stage2Tag":"U15_Girls_FNL"}</text:p>
          </table:table-cell>
        </table:table-row>
        <table:table-row table:style-name="ro1" table:number-rows-repeated="104853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4 Groups of 4 2-Stage Format" table:style-name="ta1">
        <table:table-column table:style-name="co4" table:visibility="collapse" table:default-cell-style-name="ce27"/>
        <table:table-column table:style-name="co5" table:visibility="collapse" table:number-columns-repeated="2" table:default-cell-style-name="ce27"/>
        <table:table-column table:style-name="co5" table:visibility="collapse" table:default-cell-style-name="ce30"/>
        <table:table-column table:style-name="co10" table:visibility="collapse" table:default-cell-style-name="ce30"/>
        <table:table-column table:style-name="co11" table:visibility="collapse" table:number-columns-repeated="3" table:default-cell-style-name="ce30"/>
        <table:table-column table:style-name="co11" table:visibility="collapse" table:default-cell-style-name="ce31"/>
        <table:table-column table:style-name="co12" table:default-cell-style-name="ce31"/>
        <table:table-column table:style-name="co9" table:default-cell-style-name="ce26"/>
        <table:table-column table:style-name="co3" table:number-columns-repeated="1012" table:default-cell-style-name="ce33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table:style-name="ce23" office:value-type="string" calcext:value-type="string">
            <text:p>Home</text:p>
          </table:table-cell>
          <table:table-cell table:style-name="ce23" office:value-type="string" calcext:value-type="string">
            <text:p>Away</text:p>
          </table:table-cell>
          <table:table-cell table:style-name="ce23" table:number-columns-repeated="4"/>
          <table:table-cell table:style-name="ce23" office:value-type="string" calcext:value-type="string">
            <text:p>Pitch</text:p>
          </table:table-cell>
          <table:table-cell table:style-name="ce32"/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table:formula="of:=VLOOKUP([.D2];TRANSLATED_TEAM_NAMES;[.$C2]+1)" office:value-type="string" office:string-value="a" calcext:value-type="string">
            <text:p>a</text:p>
          </table:table-cell>
          <table:table-cell table:style-name="ce23" table:formula="of:=VLOOKUP([.E2];TRANSLATED_TEAM_NAMES;[.$C2]+1)" office:value-type="string" office:string-value="b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2] &amp; 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index&quot;:1,&quot;pitch&quot;:&quot;9&quot;,&quot;competition&quot;:{&quot;name&quot;:&quot;U15&quot;, &quot;section&quot;:&quot;Girls&quot;, &quot;group&quot;:&quot;1&quot;},&quot;tag&quot;:&quot;1&quot;, &quot;homeTeam&quot;:&quot;a&quot;, &quot;awayTeam&quot;:&quot;b&quot;}" calcext:value-type="string">
            <text:p>{"__v":0,"index":1,"pitch":"9","competition":{"name":"U15", "section":"Girls", "group":"1"},"tag":"1", "homeTeam":"a", "awayTeam":"b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VLOOKUP([.D3];TRANSLATED_TEAM_NAMES;[.$C3]+1)" office:value-type="string" office:string-value="c" calcext:value-type="string">
            <text:p>c</text:p>
          </table:table-cell>
          <table:table-cell table:style-name="ce23" table:formula="of:=VLOOKUP([.E3];TRANSLATED_TEAM_NAMES;[.$C3]+1)" office:value-type="string" office:string-value="d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3] &amp; 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index&quot;:2,&quot;pitch&quot;:&quot;10&quot;,&quot;competition&quot;:{&quot;name&quot;:&quot;U15&quot;, &quot;section&quot;:&quot;Girls&quot;, &quot;group&quot;:&quot;1&quot;},&quot;tag&quot;:&quot;2&quot;, &quot;homeTeam&quot;:&quot;c&quot;, &quot;awayTeam&quot;:&quot;d&quot;}" calcext:value-type="string">
            <text:p>{"__v":0,"index":2,"pitch":"10","competition":{"name":"U15", "section":"Girls", "group":"1"},"tag":"2", "homeTeam":"c", "awayTeam":"d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VLOOKUP([.D4];TRANSLATED_TEAM_NAMES;[.$C4]+1)" office:value-type="string" office:string-value="c" calcext:value-type="string">
            <text:p>c</text:p>
          </table:table-cell>
          <table:table-cell table:style-name="ce23" table:formula="of:=VLOOKUP([.E4];TRANSLATED_TEAM_NAMES;[.$C4]+1)" office:value-type="string" office:string-value="a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4] &amp; 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index&quot;:3,&quot;pitch&quot;:&quot;9&quot;,&quot;competition&quot;:{&quot;name&quot;:&quot;U15&quot;, &quot;section&quot;:&quot;Girls&quot;, &quot;group&quot;:&quot;1&quot;},&quot;tag&quot;:&quot;3&quot;, &quot;homeTeam&quot;:&quot;c&quot;, &quot;awayTeam&quot;:&quot;a&quot;}" calcext:value-type="string">
            <text:p>{"__v":0,"index":3,"pitch":"9","competition":{"name":"U15", "section":"Girls", "group":"1"},"tag":"3", "homeTeam":"c", "awayTeam":"a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VLOOKUP([.D5];TRANSLATED_TEAM_NAMES;[.$C5]+1)" office:value-type="string" office:string-value="b" calcext:value-type="string">
            <text:p>b</text:p>
          </table:table-cell>
          <table:table-cell table:style-name="ce23" table:formula="of:=VLOOKUP([.E5];TRANSLATED_TEAM_NAMES;[.$C5]+1)" office:value-type="string" office:string-value="d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5] &amp; 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index&quot;:4,&quot;pitch&quot;:&quot;10&quot;,&quot;competition&quot;:{&quot;name&quot;:&quot;U15&quot;, &quot;section&quot;:&quot;Girls&quot;, &quot;group&quot;:&quot;1&quot;},&quot;tag&quot;:&quot;4&quot;, &quot;homeTeam&quot;:&quot;b&quot;, &quot;awayTeam&quot;:&quot;d&quot;}" calcext:value-type="string">
            <text:p>{"__v":0,"index":4,"pitch":"10","competition":{"name":"U15", "section":"Girls", "group":"1"},"tag":"4", "homeTeam":"b", "awayTeam":"d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VLOOKUP([.D6];TRANSLATED_TEAM_NAMES;[.$C6]+1)" office:value-type="string" office:string-value="d" calcext:value-type="string">
            <text:p>d</text:p>
          </table:table-cell>
          <table:table-cell table:style-name="ce23" table:formula="of:=VLOOKUP([.E6];TRANSLATED_TEAM_NAMES;[.$C6]+1)" office:value-type="string" office:string-value="a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6] &amp; 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index&quot;:5,&quot;pitch&quot;:&quot;9&quot;,&quot;competition&quot;:{&quot;name&quot;:&quot;U15&quot;, &quot;section&quot;:&quot;Girls&quot;, &quot;group&quot;:&quot;1&quot;},&quot;tag&quot;:&quot;5&quot;, &quot;homeTeam&quot;:&quot;d&quot;, &quot;awayTeam&quot;:&quot;a&quot;}" calcext:value-type="string">
            <text:p>{"__v":0,"index":5,"pitch":"9","competition":{"name":"U15", "section":"Girls", "group":"1"},"tag":"5", "homeTeam":"d", "awayTeam":"a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table:formula="of:=VLOOKUP([.D7];TRANSLATED_TEAM_NAMES;[.$C7]+1)" office:value-type="string" office:string-value="b" calcext:value-type="string">
            <text:p>b</text:p>
          </table:table-cell>
          <table:table-cell table:style-name="ce23" table:formula="of:=VLOOKUP([.E7];TRANSLATED_TEAM_NAMES;[.$C7]+1)" office:value-type="string" office:string-value="c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7] &amp; 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index&quot;:6,&quot;pitch&quot;:&quot;10&quot;,&quot;competition&quot;:{&quot;name&quot;:&quot;U15&quot;, &quot;section&quot;:&quot;Girls&quot;, &quot;group&quot;:&quot;1&quot;},&quot;tag&quot;:&quot;6&quot;, &quot;homeTeam&quot;:&quot;b&quot;, &quot;awayTeam&quot;:&quot;c&quot;}" calcext:value-type="string">
            <text:p>{"__v":0,"index":6,"pitch":"10","competition":{"name":"U15", "section":"Girls", "group":"1"},"tag":"6", "homeTeam":"b", "awayTeam":"c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table:formula="of:=VLOOKUP([.D8];TRANSLATED_TEAM_NAMES;[.$C8]+1)" office:value-type="string" office:string-value="w" calcext:value-type="string">
            <text:p>w</text:p>
          </table:table-cell>
          <table:table-cell table:style-name="ce23" table:formula="of:=VLOOKUP([.E8];TRANSLATED_TEAM_NAMES;[.$C8]+1)" office:value-type="string" office:string-value="x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8] &amp; 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index&quot;:7,&quot;pitch&quot;:&quot;9&quot;,&quot;competition&quot;:{&quot;name&quot;:&quot;U15&quot;, &quot;section&quot;:&quot;Girls&quot;, &quot;group&quot;:&quot;2&quot;},&quot;tag&quot;:&quot;1&quot;, &quot;homeTeam&quot;:&quot;w&quot;, &quot;awayTeam&quot;:&quot;x&quot;}" calcext:value-type="string">
            <text:p>{"__v":0,"index":7,"pitch":"9","competition":{"name":"U15", "section":"Girls", "group":"2"},"tag":"1", "homeTeam":"w", "awayTeam":"x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VLOOKUP([.D9];TRANSLATED_TEAM_NAMES;[.$C9]+1)" office:value-type="string" office:string-value="y" calcext:value-type="string">
            <text:p>y</text:p>
          </table:table-cell>
          <table:table-cell table:style-name="ce23" table:formula="of:=VLOOKUP([.E9];TRANSLATED_TEAM_NAMES;[.$C9]+1)" office:value-type="string" office:string-value="z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9] &amp; 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index&quot;:8,&quot;pitch&quot;:&quot;10&quot;,&quot;competition&quot;:{&quot;name&quot;:&quot;U15&quot;, &quot;section&quot;:&quot;Girls&quot;, &quot;group&quot;:&quot;2&quot;},&quot;tag&quot;:&quot;2&quot;, &quot;homeTeam&quot;:&quot;y&quot;, &quot;awayTeam&quot;:&quot;z&quot;}" calcext:value-type="string">
            <text:p>{"__v":0,"index":8,"pitch":"10","competition":{"name":"U15", "section":"Girls", "group":"2"},"tag":"2", "homeTeam":"y", "awayTeam":"z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VLOOKUP([.D10];TRANSLATED_TEAM_NAMES;[.$C10]+1)" office:value-type="string" office:string-value="y" calcext:value-type="string">
            <text:p>y</text:p>
          </table:table-cell>
          <table:table-cell table:style-name="ce23" table:formula="of:=VLOOKUP([.E10];TRANSLATED_TEAM_NAMES;[.$C10]+1)" office:value-type="string" office:string-value="w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10] &amp; 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index&quot;:9,&quot;pitch&quot;:&quot;9&quot;,&quot;competition&quot;:{&quot;name&quot;:&quot;U15&quot;, &quot;section&quot;:&quot;Girls&quot;, &quot;group&quot;:&quot;2&quot;},&quot;tag&quot;:&quot;3&quot;, &quot;homeTeam&quot;:&quot;y&quot;, &quot;awayTeam&quot;:&quot;w&quot;}" calcext:value-type="string">
            <text:p>{"__v":0,"index":9,"pitch":"9","competition":{"name":"U15", "section":"Girls", "group":"2"},"tag":"3", "homeTeam":"y", "awayTeam":"w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VLOOKUP([.D11];TRANSLATED_TEAM_NAMES;[.$C11]+1)" office:value-type="string" office:string-value="x" calcext:value-type="string">
            <text:p>x</text:p>
          </table:table-cell>
          <table:table-cell table:style-name="ce23" table:formula="of:=VLOOKUP([.E11];TRANSLATED_TEAM_NAMES;[.$C11]+1)" office:value-type="string" office:string-value="z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11] &amp; 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index&quot;:10,&quot;pitch&quot;:&quot;10&quot;,&quot;competition&quot;:{&quot;name&quot;:&quot;U15&quot;, &quot;section&quot;:&quot;Girls&quot;, &quot;group&quot;:&quot;2&quot;},&quot;tag&quot;:&quot;4&quot;, &quot;homeTeam&quot;:&quot;x&quot;, &quot;awayTeam&quot;:&quot;z&quot;}" calcext:value-type="string">
            <text:p>{"__v":0,"index":10,"pitch":"10","competition":{"name":"U15", "section":"Girls", "group":"2"},"tag":"4", "homeTeam":"x", "awayTeam":"z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VLOOKUP([.D12];TRANSLATED_TEAM_NAMES;[.$C12]+1)" office:value-type="string" office:string-value="z" calcext:value-type="string">
            <text:p>z</text:p>
          </table:table-cell>
          <table:table-cell table:style-name="ce23" table:formula="of:=VLOOKUP([.E12];TRANSLATED_TEAM_NAMES;[.$C12]+1)" office:value-type="string" office:string-value="w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12] &amp; 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index&quot;:11,&quot;pitch&quot;:&quot;9&quot;,&quot;competition&quot;:{&quot;name&quot;:&quot;U15&quot;, &quot;section&quot;:&quot;Girls&quot;, &quot;group&quot;:&quot;2&quot;},&quot;tag&quot;:&quot;5&quot;, &quot;homeTeam&quot;:&quot;z&quot;, &quot;awayTeam&quot;:&quot;w&quot;}" calcext:value-type="string">
            <text:p>{"__v":0,"index":11,"pitch":"9","competition":{"name":"U15", "section":"Girls", "group":"2"},"tag":"5", "homeTeam":"z", "awayTeam":"w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table:formula="of:=VLOOKUP([.D13];TRANSLATED_TEAM_NAMES;[.$C13]+1)" office:value-type="string" office:string-value="x" calcext:value-type="string">
            <text:p>x</text:p>
          </table:table-cell>
          <table:table-cell table:style-name="ce23" table:formula="of:=VLOOKUP([.E13];TRANSLATED_TEAM_NAMES;[.$C13]+1)" office:value-type="string" office:string-value="y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13] &amp; 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index&quot;:12,&quot;pitch&quot;:&quot;10&quot;,&quot;competition&quot;:{&quot;name&quot;:&quot;U15&quot;, &quot;section&quot;:&quot;Girls&quot;, &quot;group&quot;:&quot;2&quot;},&quot;tag&quot;:&quot;6&quot;, &quot;homeTeam&quot;:&quot;x&quot;, &quot;awayTeam&quot;:&quot;y&quot;}" calcext:value-type="string">
            <text:p>{"__v":0,"index":12,"pitch":"10","competition":{"name":"U15", "section":"Girls", "group":"2"},"tag":"6", "homeTeam":"x", "awayTeam":"y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table:formula="of:=VLOOKUP([.D14];TRANSLATED_TEAM_NAMES;[.$C14]+1)">
            <text:p/>
          </table:table-cell>
          <table:table-cell table:style-name="ce23" table:formula="of:=VLOOKUP([.E14];TRANSLATED_TEAM_NAMES;[.$C14]+1)">
            <text:p/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14] &amp; 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4] &amp;&quot;&quot;&quot;},&quot;&quot;tag&quot;&quot;:&quot;&quot;&quot; &amp; [.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index&quot;:13,&quot;pitch&quot;:&quot;11&quot;,&quot;competition&quot;:{&quot;name&quot;:&quot;U15&quot;, &quot;section&quot;:&quot;Girls&quot;, &quot;group&quot;:&quot;3&quot;},&quot;tag&quot;:&quot;1&quot;, &quot;homeTeam&quot;:&quot;&quot;, &quot;awayTeam&quot;:&quot;&quot;}" calcext:value-type="string">
            <text:p>{"__v":0,"index":13,"pitch":"11","competition":{"name":"U15", "section":"Girls", "group":"3"},"tag":"1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VLOOKUP([.D15];TRANSLATED_TEAM_NAMES;[.$C15]+1)">
            <text:p/>
          </table:table-cell>
          <table:table-cell table:style-name="ce23" table:formula="of:=VLOOKUP([.E15];TRANSLATED_TEAM_NAMES;[.$C15]+1)">
            <text:p/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15] &amp; 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5] &amp;&quot;&quot;&quot;},&quot;&quot;tag&quot;&quot;:&quot;&quot;&quot; &amp; [.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index&quot;:14,&quot;pitch&quot;:&quot;12&quot;,&quot;competition&quot;:{&quot;name&quot;:&quot;U15&quot;, &quot;section&quot;:&quot;Girls&quot;, &quot;group&quot;:&quot;3&quot;},&quot;tag&quot;:&quot;2&quot;, &quot;homeTeam&quot;:&quot;&quot;, &quot;awayTeam&quot;:&quot;&quot;}" calcext:value-type="string">
            <text:p>{"__v":0,"index":14,"pitch":"12","competition":{"name":"U15", "section":"Girls", "group":"3"},"tag":"2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VLOOKUP([.D16];TRANSLATED_TEAM_NAMES;[.$C16]+1)">
            <text:p/>
          </table:table-cell>
          <table:table-cell table:style-name="ce23" table:formula="of:=VLOOKUP([.E16];TRANSLATED_TEAM_NAMES;[.$C16]+1)">
            <text:p/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16] &amp; 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6] &amp;&quot;&quot;&quot;},&quot;&quot;tag&quot;&quot;:&quot;&quot;&quot; &amp; [.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index&quot;:15,&quot;pitch&quot;:&quot;11&quot;,&quot;competition&quot;:{&quot;name&quot;:&quot;U15&quot;, &quot;section&quot;:&quot;Girls&quot;, &quot;group&quot;:&quot;3&quot;},&quot;tag&quot;:&quot;3&quot;, &quot;homeTeam&quot;:&quot;&quot;, &quot;awayTeam&quot;:&quot;&quot;}" calcext:value-type="string">
            <text:p>{"__v":0,"index":15,"pitch":"11","competition":{"name":"U15", "section":"Girls", "group":"3"},"tag":"3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VLOOKUP([.D17];TRANSLATED_TEAM_NAMES;[.$C17]+1)">
            <text:p/>
          </table:table-cell>
          <table:table-cell table:style-name="ce23" table:formula="of:=VLOOKUP([.E17];TRANSLATED_TEAM_NAMES;[.$C17]+1)">
            <text:p/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17] &amp; 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7] &amp;&quot;&quot;&quot;},&quot;&quot;tag&quot;&quot;:&quot;&quot;&quot; &amp; [.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index&quot;:16,&quot;pitch&quot;:&quot;12&quot;,&quot;competition&quot;:{&quot;name&quot;:&quot;U15&quot;, &quot;section&quot;:&quot;Girls&quot;, &quot;group&quot;:&quot;3&quot;},&quot;tag&quot;:&quot;4&quot;, &quot;homeTeam&quot;:&quot;&quot;, &quot;awayTeam&quot;:&quot;&quot;}" calcext:value-type="string">
            <text:p>{"__v":0,"index":16,"pitch":"12","competition":{"name":"U15", "section":"Girls", "group":"3"},"tag":"4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VLOOKUP([.D18];TRANSLATED_TEAM_NAMES;[.$C18]+1)">
            <text:p/>
          </table:table-cell>
          <table:table-cell table:style-name="ce23" table:formula="of:=VLOOKUP([.E18];TRANSLATED_TEAM_NAMES;[.$C18]+1)">
            <text:p/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18] &amp; 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8] &amp;&quot;&quot;&quot;},&quot;&quot;tag&quot;&quot;:&quot;&quot;&quot; &amp; [.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index&quot;:17,&quot;pitch&quot;:&quot;11&quot;,&quot;competition&quot;:{&quot;name&quot;:&quot;U15&quot;, &quot;section&quot;:&quot;Girls&quot;, &quot;group&quot;:&quot;3&quot;},&quot;tag&quot;:&quot;5&quot;, &quot;homeTeam&quot;:&quot;&quot;, &quot;awayTeam&quot;:&quot;&quot;}" calcext:value-type="string">
            <text:p>{"__v":0,"index":17,"pitch":"11","competition":{"name":"U15", "section":"Girls", "group":"3"},"tag":"5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table:formula="of:=VLOOKUP([.D19];TRANSLATED_TEAM_NAMES;[.$C19]+1)">
            <text:p/>
          </table:table-cell>
          <table:table-cell table:style-name="ce23" table:formula="of:=VLOOKUP([.E19];TRANSLATED_TEAM_NAMES;[.$C19]+1)">
            <text:p/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19] &amp; 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9] &amp;&quot;&quot;&quot;},&quot;&quot;tag&quot;&quot;:&quot;&quot;&quot; &amp; [.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index&quot;:18,&quot;pitch&quot;:&quot;12&quot;,&quot;competition&quot;:{&quot;name&quot;:&quot;U15&quot;, &quot;section&quot;:&quot;Girls&quot;, &quot;group&quot;:&quot;3&quot;},&quot;tag&quot;:&quot;6&quot;, &quot;homeTeam&quot;:&quot;&quot;, &quot;awayTeam&quot;:&quot;&quot;}" calcext:value-type="string">
            <text:p>{"__v":0,"index":18,"pitch":"12","competition":{"name":"U15", "section":"Girls", "group":"3"},"tag":"6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table:formula="of:=VLOOKUP([.D20];TRANSLATED_TEAM_NAMES;[.$C20]+1)">
            <text:p/>
          </table:table-cell>
          <table:table-cell table:style-name="ce23" table:formula="of:=VLOOKUP([.E20];TRANSLATED_TEAM_NAMES;[.$C20]+1)">
            <text:p/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20] &amp; 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0] &amp;&quot;&quot;&quot;},&quot;&quot;tag&quot;&quot;:&quot;&quot;&quot; &amp; [.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index&quot;:19,&quot;pitch&quot;:&quot;11&quot;,&quot;competition&quot;:{&quot;name&quot;:&quot;U15&quot;, &quot;section&quot;:&quot;Girls&quot;, &quot;group&quot;:&quot;4&quot;},&quot;tag&quot;:&quot;1&quot;, &quot;homeTeam&quot;:&quot;&quot;, &quot;awayTeam&quot;:&quot;&quot;}" calcext:value-type="string">
            <text:p>{"__v":0,"index":19,"pitch":"11","competition":{"name":"U15", "section":"Girls", "group":"4"},"tag":"1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VLOOKUP([.D21];TRANSLATED_TEAM_NAMES;[.$C21]+1)">
            <text:p/>
          </table:table-cell>
          <table:table-cell table:style-name="ce23" table:formula="of:=VLOOKUP([.E21];TRANSLATED_TEAM_NAMES;[.$C21]+1)">
            <text:p/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21] &amp; 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1] &amp;&quot;&quot;&quot;},&quot;&quot;tag&quot;&quot;:&quot;&quot;&quot; &amp; [.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index&quot;:20,&quot;pitch&quot;:&quot;12&quot;,&quot;competition&quot;:{&quot;name&quot;:&quot;U15&quot;, &quot;section&quot;:&quot;Girls&quot;, &quot;group&quot;:&quot;4&quot;},&quot;tag&quot;:&quot;2&quot;, &quot;homeTeam&quot;:&quot;&quot;, &quot;awayTeam&quot;:&quot;&quot;}" calcext:value-type="string">
            <text:p>{"__v":0,"index":20,"pitch":"12","competition":{"name":"U15", "section":"Girls", "group":"4"},"tag":"2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VLOOKUP([.D22];TRANSLATED_TEAM_NAMES;[.$C22]+1)">
            <text:p/>
          </table:table-cell>
          <table:table-cell table:style-name="ce23" table:formula="of:=VLOOKUP([.E22];TRANSLATED_TEAM_NAMES;[.$C22]+1)">
            <text:p/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22] &amp; 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2] &amp;&quot;&quot;&quot;},&quot;&quot;tag&quot;&quot;:&quot;&quot;&quot; &amp; [.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index&quot;:21,&quot;pitch&quot;:&quot;11&quot;,&quot;competition&quot;:{&quot;name&quot;:&quot;U15&quot;, &quot;section&quot;:&quot;Girls&quot;, &quot;group&quot;:&quot;4&quot;},&quot;tag&quot;:&quot;3&quot;, &quot;homeTeam&quot;:&quot;&quot;, &quot;awayTeam&quot;:&quot;&quot;}" calcext:value-type="string">
            <text:p>{"__v":0,"index":21,"pitch":"11","competition":{"name":"U15", "section":"Girls", "group":"4"},"tag":"3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VLOOKUP([.D23];TRANSLATED_TEAM_NAMES;[.$C23]+1)">
            <text:p/>
          </table:table-cell>
          <table:table-cell table:style-name="ce23" table:formula="of:=VLOOKUP([.E23];TRANSLATED_TEAM_NAMES;[.$C23]+1)">
            <text:p/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23] &amp; 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3] &amp;&quot;&quot;&quot;},&quot;&quot;tag&quot;&quot;:&quot;&quot;&quot; &amp; [.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index&quot;:22,&quot;pitch&quot;:&quot;12&quot;,&quot;competition&quot;:{&quot;name&quot;:&quot;U15&quot;, &quot;section&quot;:&quot;Girls&quot;, &quot;group&quot;:&quot;4&quot;},&quot;tag&quot;:&quot;4&quot;, &quot;homeTeam&quot;:&quot;&quot;, &quot;awayTeam&quot;:&quot;&quot;}" calcext:value-type="string">
            <text:p>{"__v":0,"index":22,"pitch":"12","competition":{"name":"U15", "section":"Girls", "group":"4"},"tag":"4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VLOOKUP([.D24];TRANSLATED_TEAM_NAMES;[.$C24]+1)">
            <text:p/>
          </table:table-cell>
          <table:table-cell table:style-name="ce23" table:formula="of:=VLOOKUP([.E24];TRANSLATED_TEAM_NAMES;[.$C24]+1)">
            <text:p/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24] &amp; 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4] &amp;&quot;&quot;&quot;},&quot;&quot;tag&quot;&quot;:&quot;&quot;&quot; &amp; [.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index&quot;:23,&quot;pitch&quot;:&quot;11&quot;,&quot;competition&quot;:{&quot;name&quot;:&quot;U15&quot;, &quot;section&quot;:&quot;Girls&quot;, &quot;group&quot;:&quot;4&quot;},&quot;tag&quot;:&quot;5&quot;, &quot;homeTeam&quot;:&quot;&quot;, &quot;awayTeam&quot;:&quot;&quot;}" calcext:value-type="string">
            <text:p>{"__v":0,"index":23,"pitch":"11","competition":{"name":"U15", "section":"Girls", "group":"4"},"tag":"5", "homeTeam":"", "awayTeam":"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table:formula="of:=VLOOKUP([.D25];TRANSLATED_TEAM_NAMES;[.$C25]+1)">
            <text:p/>
          </table:table-cell>
          <table:table-cell table:style-name="ce23" table:formula="of:=VLOOKUP([.E25];TRANSLATED_TEAM_NAMES;[.$C25]+1)">
            <text:p/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25] &amp; 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5] &amp;&quot;&quot;&quot;},&quot;&quot;tag&quot;&quot;:&quot;&quot;&quot; &amp; [.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index&quot;:24,&quot;pitch&quot;:&quot;12&quot;,&quot;competition&quot;:{&quot;name&quot;:&quot;U15&quot;, &quot;section&quot;:&quot;Girls&quot;, &quot;group&quot;:&quot;4&quot;},&quot;tag&quot;:&quot;6&quot;, &quot;homeTeam&quot;:&quot;&quot;, &quot;awayTeam&quot;:&quot;&quot;}" calcext:value-type="string">
            <text:p>{"__v":0,"index":24,"pitch":"12","competition":{"name":"U15", "section":"Girls", "group":"4"},"tag":"6", "homeTeam":"", "awayTeam":""}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Winner Group 1</text:p>
          </table:table-cell>
          <table:table-cell table:style-name="ce23" office:value-type="string" calcext:value-type="string">
            <text:p>2<text:span text:style-name="T2">nd</text:span> Group 2</text:p>
          </table:table-cell>
          <table:table-cell table:style-name="ce23"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table:style-name="ce23"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26] &amp; &quot;,&quot;&quot;pitch&quot;&quot;:&quot;&quot;&quot; &amp; [.J2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6] &amp;&quot;&quot;&quot;},&quot;&quot;tag&quot;&quot;:&quot;&quot;&quot; &amp; [.A26] &amp; &quot;&quot;&quot;, &quot;&quot;homeTeam&quot;&quot;:&quot;&quot;&quot; &amp; [.F26] &amp; &quot;&quot;&quot;, &quot;&quot;awayTeam&quot;&quot;:&quot;&quot;&quot; &amp; [.G26] &amp; &quot;&quot;&quot;, &quot;&quot;homeTeamFrom&quot;&quot;:&quot;&quot;&quot; &amp; [.H26] &amp; &quot;&quot;&quot;, &quot;&quot;awayTeamFrom&quot;&quot;:&quot;&quot;&quot; &amp; [.I26] &amp; &quot;&quot;&quot;}&quot;" office:value-type="string" office:string-value="{&quot;__v&quot;:0,&quot;index&quot;:25,&quot;pitch&quot;:&quot;9&quot;,&quot;competition&quot;:{&quot;name&quot;:&quot;U15&quot;, &quot;section&quot;:&quot;Girls Champions League&quot;, &quot;group&quot;:&quot;1&quot;},&quot;tag&quot;:&quot;1&quot;, &quot;homeTeam&quot;:&quot;Winner Group 1&quot;, &quot;awayTeam&quot;:&quot;2nd Group 2&quot;, &quot;homeTeamFrom&quot;:&quot;U15_Girls_G1_P1&quot;, &quot;awayTeamFrom&quot;:&quot;U15_Girls_G2_P2&quot;}" calcext:value-type="string">
            <text:p>{"__v":0,"index":25,"pitch":"9","competition":{"name":"U15", "section":"Girls Champions League", "group":"1"},"tag":"1", "homeTeam":"Winner Group 1", "awayTeam":"2nd Group 2", "homeTeamFrom":"U15_Girls_G1_P1", "awayTeamFrom":"U15_Girls_G2_P2"}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Winner Group 3</text:p>
          </table:table-cell>
          <table:table-cell table:style-name="ce23" office:value-type="string" calcext:value-type="string">
            <text:p>2<text:span text:style-name="T2">nd</text:span> Group 4</text:p>
          </table:table-cell>
          <table:table-cell table:style-name="ce23" table:formula="of:=AGE_GROUP_TRANSLATED &amp; &quot;_&quot; &amp;SECTION_TRANSLATED &amp; &quot;_G3_P1&quot;" office:value-type="string" office:string-value="U15_Girls_G3_P1" calcext:value-type="string">
            <text:p>U15_Girls_G3_P1</text:p>
          </table:table-cell>
          <table:table-cell table:style-name="ce23" table:formula="of:=AGE_GROUP_TRANSLATED &amp; &quot;_&quot; &amp;SECTION_TRANSLATED &amp; &quot;_G4_P2&quot;" office:value-type="string" office:string-value="U15_Girls_G4_P2" calcext:value-type="string">
            <text:p>U15_Girls_G4_P2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27] &amp; &quot;,&quot;&quot;pitch&quot;&quot;:&quot;&quot;&quot; &amp; [.J2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7] &amp;&quot;&quot;&quot;},&quot;&quot;tag&quot;&quot;:&quot;&quot;&quot; &amp; [.A27] &amp; &quot;&quot;&quot;, &quot;&quot;homeTeam&quot;&quot;:&quot;&quot;&quot; &amp; [.F27] &amp; &quot;&quot;&quot;, &quot;&quot;awayTeam&quot;&quot;:&quot;&quot;&quot; &amp; [.G27] &amp; &quot;&quot;&quot;, &quot;&quot;homeTeamFrom&quot;&quot;:&quot;&quot;&quot; &amp; [.H27] &amp; &quot;&quot;&quot;, &quot;&quot;awayTeamFrom&quot;&quot;:&quot;&quot;&quot; &amp; [.I27] &amp; &quot;&quot;&quot;}&quot;" office:value-type="string" office:string-value="{&quot;__v&quot;:0,&quot;index&quot;:26,&quot;pitch&quot;:&quot;10&quot;,&quot;competition&quot;:{&quot;name&quot;:&quot;U15&quot;, &quot;section&quot;:&quot;Girls Champions League&quot;, &quot;group&quot;:&quot;1&quot;},&quot;tag&quot;:&quot;2&quot;, &quot;homeTeam&quot;:&quot;Winner Group 3&quot;, &quot;awayTeam&quot;:&quot;2nd Group 4&quot;, &quot;homeTeamFrom&quot;:&quot;U15_Girls_G3_P1&quot;, &quot;awayTeamFrom&quot;:&quot;U15_Girls_G4_P2&quot;}" calcext:value-type="string">
            <text:p>{"__v":0,"index":26,"pitch":"10","competition":{"name":"U15", "section":"Girls Champions League", "group":"1"},"tag":"2", "homeTeam":"Winner Group 3", "awayTeam":"2nd Group 4", "homeTeamFrom":"U15_Girls_G3_P1", "awayTeamFrom":"U15_Girls_G4_P2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Winner Group 3</text:p>
          </table:table-cell>
          <table:table-cell table:style-name="ce23" office:value-type="string" calcext:value-type="string">
            <text:p>Winner Group 1</text:p>
          </table:table-cell>
          <table:table-cell table:style-name="ce23" table:formula="of:=AGE_GROUP_TRANSLATED &amp; &quot;_&quot; &amp;SECTION_TRANSLATED &amp; &quot;_G3_P1&quot;" office:value-type="string" office:string-value="U15_Girls_G3_P1" calcext:value-type="string">
            <text:p>U15_Girls_G3_P1</text:p>
          </table:table-cell>
          <table:table-cell table:style-name="ce23"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28] &amp; &quot;,&quot;&quot;pitch&quot;&quot;:&quot;&quot;&quot; &amp; [.J2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8] &amp;&quot;&quot;&quot;},&quot;&quot;tag&quot;&quot;:&quot;&quot;&quot; &amp; [.A28] &amp; &quot;&quot;&quot;, &quot;&quot;homeTeam&quot;&quot;:&quot;&quot;&quot; &amp; [.F28] &amp; &quot;&quot;&quot;, &quot;&quot;awayTeam&quot;&quot;:&quot;&quot;&quot; &amp; [.G28] &amp; &quot;&quot;&quot;, &quot;&quot;homeTeamFrom&quot;&quot;:&quot;&quot;&quot; &amp; [.H28] &amp; &quot;&quot;&quot;, &quot;&quot;awayTeamFrom&quot;&quot;:&quot;&quot;&quot; &amp; [.I28] &amp; &quot;&quot;&quot;}&quot;" office:value-type="string" office:string-value="{&quot;__v&quot;:0,&quot;index&quot;:27,&quot;pitch&quot;:&quot;9&quot;,&quot;competition&quot;:{&quot;name&quot;:&quot;U15&quot;, &quot;section&quot;:&quot;Girls Champions League&quot;, &quot;group&quot;:&quot;1&quot;},&quot;tag&quot;:&quot;3&quot;, &quot;homeTeam&quot;:&quot;Winner Group 3&quot;, &quot;awayTeam&quot;:&quot;Winner Group 1&quot;, &quot;homeTeamFrom&quot;:&quot;U15_Girls_G3_P1&quot;, &quot;awayTeamFrom&quot;:&quot;U15_Girls_G1_P1&quot;}" calcext:value-type="string">
            <text:p>{"__v":0,"index":27,"pitch":"9","competition":{"name":"U15", "section":"Girls Champions League", "group":"1"},"tag":"3", "homeTeam":"Winner Group 3", "awayTeam":"Winner Group 1", "homeTeamFrom":"U15_Girls_G3_P1", "awayTeamFrom":"U15_Girls_G1_P1"}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2<text:span text:style-name="T2">nd</text:span> Group 2</text:p>
          </table:table-cell>
          <table:table-cell table:style-name="ce23" office:value-type="string" calcext:value-type="string">
            <text:p>2<text:span text:style-name="T2">nd</text:span> Group 4</text:p>
          </table:table-cell>
          <table:table-cell table:style-name="ce23"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table:style-name="ce23" table:formula="of:=AGE_GROUP_TRANSLATED &amp; &quot;_&quot; &amp;SECTION_TRANSLATED &amp; &quot;_G4_P2&quot;" office:value-type="string" office:string-value="U15_Girls_G4_P2" calcext:value-type="string">
            <text:p>U15_Girls_G4_P2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29] &amp; &quot;,&quot;&quot;pitch&quot;&quot;:&quot;&quot;&quot; &amp; [.J2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29] &amp;&quot;&quot;&quot;},&quot;&quot;tag&quot;&quot;:&quot;&quot;&quot; &amp; [.A29] &amp; &quot;&quot;&quot;, &quot;&quot;homeTeam&quot;&quot;:&quot;&quot;&quot; &amp; [.F29] &amp; &quot;&quot;&quot;, &quot;&quot;awayTeam&quot;&quot;:&quot;&quot;&quot; &amp; [.G29] &amp; &quot;&quot;&quot;, &quot;&quot;homeTeamFrom&quot;&quot;:&quot;&quot;&quot; &amp; [.H29] &amp; &quot;&quot;&quot;, &quot;&quot;awayTeamFrom&quot;&quot;:&quot;&quot;&quot; &amp; [.I29] &amp; &quot;&quot;&quot;}&quot;" office:value-type="string" office:string-value="{&quot;__v&quot;:0,&quot;index&quot;:28,&quot;pitch&quot;:&quot;10&quot;,&quot;competition&quot;:{&quot;name&quot;:&quot;U15&quot;, &quot;section&quot;:&quot;Girls Champions League&quot;, &quot;group&quot;:&quot;1&quot;},&quot;tag&quot;:&quot;4&quot;, &quot;homeTeam&quot;:&quot;2nd Group 2&quot;, &quot;awayTeam&quot;:&quot;2nd Group 4&quot;, &quot;homeTeamFrom&quot;:&quot;U15_Girls_G2_P2&quot;, &quot;awayTeamFrom&quot;:&quot;U15_Girls_G4_P2&quot;}" calcext:value-type="string">
            <text:p>{"__v":0,"index":28,"pitch":"10","competition":{"name":"U15", "section":"Girls Champions League", "group":"1"},"tag":"4", "homeTeam":"2nd Group 2", "awayTeam":"2nd Group 4", "homeTeamFrom":"U15_Girls_G2_P2", "awayTeamFrom":"U15_Girls_G4_P2"}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<text:span text:style-name="T2">nd</text:span> Group 4</text:p>
          </table:table-cell>
          <table:table-cell table:style-name="ce23" office:value-type="string" calcext:value-type="string">
            <text:p>Winner Group 1</text:p>
          </table:table-cell>
          <table:table-cell table:style-name="ce23" table:formula="of:=AGE_GROUP_TRANSLATED &amp; &quot;_&quot; &amp;SECTION_TRANSLATED &amp; &quot;_G4_P2&quot;" office:value-type="string" office:string-value="U15_Girls_G4_P2" calcext:value-type="string">
            <text:p>U15_Girls_G4_P2</text:p>
          </table:table-cell>
          <table:table-cell table:style-name="ce23"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30] &amp; &quot;,&quot;&quot;pitch&quot;&quot;:&quot;&quot;&quot; &amp; [.J30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0] &amp;&quot;&quot;&quot;},&quot;&quot;tag&quot;&quot;:&quot;&quot;&quot; &amp; [.A30] &amp; &quot;&quot;&quot;, &quot;&quot;homeTeam&quot;&quot;:&quot;&quot;&quot; &amp; [.F30] &amp; &quot;&quot;&quot;, &quot;&quot;awayTeam&quot;&quot;:&quot;&quot;&quot; &amp; [.G30] &amp; &quot;&quot;&quot;, &quot;&quot;homeTeamFrom&quot;&quot;:&quot;&quot;&quot; &amp; [.H30] &amp; &quot;&quot;&quot;, &quot;&quot;awayTeamFrom&quot;&quot;:&quot;&quot;&quot; &amp; [.I30] &amp; &quot;&quot;&quot;}&quot;" office:value-type="string" office:string-value="{&quot;__v&quot;:0,&quot;index&quot;:29,&quot;pitch&quot;:&quot;9&quot;,&quot;competition&quot;:{&quot;name&quot;:&quot;U15&quot;, &quot;section&quot;:&quot;Girls Champions League&quot;, &quot;group&quot;:&quot;1&quot;},&quot;tag&quot;:&quot;5&quot;, &quot;homeTeam&quot;:&quot;2nd Group 4&quot;, &quot;awayTeam&quot;:&quot;Winner Group 1&quot;, &quot;homeTeamFrom&quot;:&quot;U15_Girls_G4_P2&quot;, &quot;awayTeamFrom&quot;:&quot;U15_Girls_G1_P1&quot;}" calcext:value-type="string">
            <text:p>{"__v":0,"index":29,"pitch":"9","competition":{"name":"U15", "section":"Girls Champions League", "group":"1"},"tag":"5", "homeTeam":"2nd Group 4", "awayTeam":"Winner Group 1", "homeTeamFrom":"U15_Girls_G4_P2", "awayTeamFrom":"U15_Girls_G1_P1"}</text:p>
          </table:table-cell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2<text:span text:style-name="T2">nd</text:span> Group 2</text:p>
          </table:table-cell>
          <table:table-cell table:style-name="ce23" office:value-type="string" calcext:value-type="string">
            <text:p>Winner Group 3</text:p>
          </table:table-cell>
          <table:table-cell table:style-name="ce23"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table:style-name="ce23" table:formula="of:=AGE_GROUP_TRANSLATED &amp; &quot;_&quot; &amp;SECTION_TRANSLATED &amp; &quot;_G3_P1&quot;" office:value-type="string" office:string-value="U15_Girls_G3_P1" calcext:value-type="string">
            <text:p>U15_Girls_G3_P1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31] &amp; &quot;,&quot;&quot;pitch&quot;&quot;:&quot;&quot;&quot; &amp; [.J31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1] &amp;&quot;&quot;&quot;},&quot;&quot;tag&quot;&quot;:&quot;&quot;&quot; &amp; [.A31] &amp; &quot;&quot;&quot;, &quot;&quot;homeTeam&quot;&quot;:&quot;&quot;&quot; &amp; [.F31] &amp; &quot;&quot;&quot;, &quot;&quot;awayTeam&quot;&quot;:&quot;&quot;&quot; &amp; [.G31] &amp; &quot;&quot;&quot;, &quot;&quot;homeTeamFrom&quot;&quot;:&quot;&quot;&quot; &amp; [.H31] &amp; &quot;&quot;&quot;, &quot;&quot;awayTeamFrom&quot;&quot;:&quot;&quot;&quot; &amp; [.I31] &amp; &quot;&quot;&quot;}&quot;" office:value-type="string" office:string-value="{&quot;__v&quot;:0,&quot;index&quot;:30,&quot;pitch&quot;:&quot;10&quot;,&quot;competition&quot;:{&quot;name&quot;:&quot;U15&quot;, &quot;section&quot;:&quot;Girls Champions League&quot;, &quot;group&quot;:&quot;1&quot;},&quot;tag&quot;:&quot;6&quot;, &quot;homeTeam&quot;:&quot;2nd Group 2&quot;, &quot;awayTeam&quot;:&quot;Winner Group 3&quot;, &quot;homeTeamFrom&quot;:&quot;U15_Girls_G2_P2&quot;, &quot;awayTeamFrom&quot;:&quot;U15_Girls_G3_P1&quot;}" calcext:value-type="string">
            <text:p>{"__v":0,"index":30,"pitch":"10","competition":{"name":"U15", "section":"Girls Champions League", "group":"1"},"tag":"6", "homeTeam":"2nd Group 2", "awayTeam":"Winner Group 3", "homeTeamFrom":"U15_Girls_G2_P2", "awayTeamFrom":"U15_Girls_G3_P1"}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Winner Group 2</text:p>
          </table:table-cell>
          <table:table-cell table:style-name="ce23" office:value-type="string" calcext:value-type="string">
            <text:p>2<text:span text:style-name="T2">nd</text:span> Group 3</text:p>
          </table:table-cell>
          <table:table-cell table:style-name="ce23"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table:style-name="ce23" table:formula="of:=AGE_GROUP_TRANSLATED &amp; &quot;_&quot; &amp;SECTION_TRANSLATED &amp; &quot;_G3_P2&quot;" office:value-type="string" office:string-value="U15_Girls_G3_P2" calcext:value-type="string">
            <text:p>U15_Girls_G3_P2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32] &amp; &quot;,&quot;&quot;pitch&quot;&quot;:&quot;&quot;&quot; &amp; [.J3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2] &amp;&quot;&quot;&quot;},&quot;&quot;tag&quot;&quot;:&quot;&quot;&quot; &amp; [.A32] &amp; &quot;&quot;&quot;, &quot;&quot;homeTeam&quot;&quot;:&quot;&quot;&quot; &amp; [.F32] &amp; &quot;&quot;&quot;, &quot;&quot;awayTeam&quot;&quot;:&quot;&quot;&quot; &amp; [.G32] &amp; &quot;&quot;&quot;, &quot;&quot;homeTeamFrom&quot;&quot;:&quot;&quot;&quot; &amp; [.H32] &amp; &quot;&quot;&quot;, &quot;&quot;awayTeamFrom&quot;&quot;:&quot;&quot;&quot; &amp; [.I32] &amp; &quot;&quot;&quot;}&quot;" office:value-type="string" office:string-value="{&quot;__v&quot;:0,&quot;index&quot;:31,&quot;pitch&quot;:&quot;9&quot;,&quot;competition&quot;:{&quot;name&quot;:&quot;U15&quot;, &quot;section&quot;:&quot;Girls Champions League&quot;, &quot;group&quot;:&quot;2&quot;},&quot;tag&quot;:&quot;1&quot;, &quot;homeTeam&quot;:&quot;Winner Group 2&quot;, &quot;awayTeam&quot;:&quot;2nd Group 3&quot;, &quot;homeTeamFrom&quot;:&quot;U15_Girls_G2_P1&quot;, &quot;awayTeamFrom&quot;:&quot;U15_Girls_G3_P2&quot;}" calcext:value-type="string">
            <text:p>{"__v":0,"index":31,"pitch":"9","competition":{"name":"U15", "section":"Girls Champions League", "group":"2"},"tag":"1", "homeTeam":"Winner Group 2", "awayTeam":"2nd Group 3", "homeTeamFrom":"U15_Girls_G2_P1", "awayTeamFrom":"U15_Girls_G3_P2"}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Winner Group 4</text:p>
          </table:table-cell>
          <table:table-cell table:style-name="ce23" office:value-type="string" calcext:value-type="string">
            <text:p>2<text:span text:style-name="T2">nd</text:span> Group 1</text:p>
          </table:table-cell>
          <table:table-cell table:style-name="ce23" table:formula="of:=AGE_GROUP_TRANSLATED &amp; &quot;_&quot; &amp;SECTION_TRANSLATED &amp; &quot;_G4_P1&quot;" office:value-type="string" office:string-value="U15_Girls_G4_P1" calcext:value-type="string">
            <text:p>U15_Girls_G4_P1</text:p>
          </table:table-cell>
          <table:table-cell table:style-name="ce23"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33] &amp; &quot;,&quot;&quot;pitch&quot;&quot;:&quot;&quot;&quot; &amp; [.J3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3] &amp;&quot;&quot;&quot;},&quot;&quot;tag&quot;&quot;:&quot;&quot;&quot; &amp; [.A33] &amp; &quot;&quot;&quot;, &quot;&quot;homeTeam&quot;&quot;:&quot;&quot;&quot; &amp; [.F33] &amp; &quot;&quot;&quot;, &quot;&quot;awayTeam&quot;&quot;:&quot;&quot;&quot; &amp; [.G33] &amp; &quot;&quot;&quot;, &quot;&quot;homeTeamFrom&quot;&quot;:&quot;&quot;&quot; &amp; [.H33] &amp; &quot;&quot;&quot;, &quot;&quot;awayTeamFrom&quot;&quot;:&quot;&quot;&quot; &amp; [.I33] &amp; &quot;&quot;&quot;}&quot;" office:value-type="string" office:string-value="{&quot;__v&quot;:0,&quot;index&quot;:32,&quot;pitch&quot;:&quot;10&quot;,&quot;competition&quot;:{&quot;name&quot;:&quot;U15&quot;, &quot;section&quot;:&quot;Girls Champions League&quot;, &quot;group&quot;:&quot;2&quot;},&quot;tag&quot;:&quot;2&quot;, &quot;homeTeam&quot;:&quot;Winner Group 4&quot;, &quot;awayTeam&quot;:&quot;2nd Group 1&quot;, &quot;homeTeamFrom&quot;:&quot;U15_Girls_G4_P1&quot;, &quot;awayTeamFrom&quot;:&quot;U15_Girls_G1_P2&quot;}" calcext:value-type="string">
            <text:p>{"__v":0,"index":32,"pitch":"10","competition":{"name":"U15", "section":"Girls Champions League", "group":"2"},"tag":"2", "homeTeam":"Winner Group 4", "awayTeam":"2nd Group 1", "homeTeamFrom":"U15_Girls_G4_P1", "awayTeamFrom":"U15_Girls_G1_P2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Winner Group 4</text:p>
          </table:table-cell>
          <table:table-cell table:style-name="ce23" office:value-type="string" calcext:value-type="string">
            <text:p>Winner Group 2</text:p>
          </table:table-cell>
          <table:table-cell table:style-name="ce23" table:formula="of:=AGE_GROUP_TRANSLATED &amp; &quot;_&quot; &amp;SECTION_TRANSLATED &amp; &quot;_G4_P1&quot;" office:value-type="string" office:string-value="U15_Girls_G4_P1" calcext:value-type="string">
            <text:p>U15_Girls_G4_P1</text:p>
          </table:table-cell>
          <table:table-cell table:style-name="ce23"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34] &amp; &quot;,&quot;&quot;pitch&quot;&quot;:&quot;&quot;&quot; &amp; [.J3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4] &amp;&quot;&quot;&quot;},&quot;&quot;tag&quot;&quot;:&quot;&quot;&quot; &amp; [.A34] &amp; &quot;&quot;&quot;, &quot;&quot;homeTeam&quot;&quot;:&quot;&quot;&quot; &amp; [.F34] &amp; &quot;&quot;&quot;, &quot;&quot;awayTeam&quot;&quot;:&quot;&quot;&quot; &amp; [.G34] &amp; &quot;&quot;&quot;, &quot;&quot;homeTeamFrom&quot;&quot;:&quot;&quot;&quot; &amp; [.H34] &amp; &quot;&quot;&quot;, &quot;&quot;awayTeamFrom&quot;&quot;:&quot;&quot;&quot; &amp; [.I34] &amp; &quot;&quot;&quot;}&quot;" office:value-type="string" office:string-value="{&quot;__v&quot;:0,&quot;index&quot;:33,&quot;pitch&quot;:&quot;9&quot;,&quot;competition&quot;:{&quot;name&quot;:&quot;U15&quot;, &quot;section&quot;:&quot;Girls Champions League&quot;, &quot;group&quot;:&quot;2&quot;},&quot;tag&quot;:&quot;3&quot;, &quot;homeTeam&quot;:&quot;Winner Group 4&quot;, &quot;awayTeam&quot;:&quot;Winner Group 2&quot;, &quot;homeTeamFrom&quot;:&quot;U15_Girls_G4_P1&quot;, &quot;awayTeamFrom&quot;:&quot;U15_Girls_G2_P1&quot;}" calcext:value-type="string">
            <text:p>{"__v":0,"index":33,"pitch":"9","competition":{"name":"U15", "section":"Girls Champions League", "group":"2"},"tag":"3", "homeTeam":"Winner Group 4", "awayTeam":"Winner Group 2", "homeTeamFrom":"U15_Girls_G4_P1", "awayTeamFrom":"U15_Girls_G2_P1"}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2<text:span text:style-name="T2">nd</text:span> Group 3</text:p>
          </table:table-cell>
          <table:table-cell table:style-name="ce23" office:value-type="string" calcext:value-type="string">
            <text:p>2<text:span text:style-name="T2">nd</text:span> Group 1</text:p>
          </table:table-cell>
          <table:table-cell table:style-name="ce23" table:formula="of:=AGE_GROUP_TRANSLATED &amp; &quot;_&quot; &amp;SECTION_TRANSLATED &amp; &quot;_G3_P2&quot;" office:value-type="string" office:string-value="U15_Girls_G3_P2" calcext:value-type="string">
            <text:p>U15_Girls_G3_P2</text:p>
          </table:table-cell>
          <table:table-cell table:style-name="ce23"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35] &amp; &quot;,&quot;&quot;pitch&quot;&quot;:&quot;&quot;&quot; &amp; [.J3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5] &amp;&quot;&quot;&quot;},&quot;&quot;tag&quot;&quot;:&quot;&quot;&quot; &amp; [.A35] &amp; &quot;&quot;&quot;, &quot;&quot;homeTeam&quot;&quot;:&quot;&quot;&quot; &amp; [.F35] &amp; &quot;&quot;&quot;, &quot;&quot;awayTeam&quot;&quot;:&quot;&quot;&quot; &amp; [.G35] &amp; &quot;&quot;&quot;, &quot;&quot;homeTeamFrom&quot;&quot;:&quot;&quot;&quot; &amp; [.H35] &amp; &quot;&quot;&quot;, &quot;&quot;awayTeamFrom&quot;&quot;:&quot;&quot;&quot; &amp; [.I35] &amp; &quot;&quot;&quot;}&quot;" office:value-type="string" office:string-value="{&quot;__v&quot;:0,&quot;index&quot;:34,&quot;pitch&quot;:&quot;10&quot;,&quot;competition&quot;:{&quot;name&quot;:&quot;U15&quot;, &quot;section&quot;:&quot;Girls Champions League&quot;, &quot;group&quot;:&quot;2&quot;},&quot;tag&quot;:&quot;4&quot;, &quot;homeTeam&quot;:&quot;2nd Group 3&quot;, &quot;awayTeam&quot;:&quot;2nd Group 1&quot;, &quot;homeTeamFrom&quot;:&quot;U15_Girls_G3_P2&quot;, &quot;awayTeamFrom&quot;:&quot;U15_Girls_G1_P2&quot;}" calcext:value-type="string">
            <text:p>{"__v":0,"index":34,"pitch":"10","competition":{"name":"U15", "section":"Girls Champions League", "group":"2"},"tag":"4", "homeTeam":"2nd Group 3", "awayTeam":"2nd Group 1", "homeTeamFrom":"U15_Girls_G3_P2", "awayTeamFrom":"U15_Girls_G1_P2"}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<text:span text:style-name="T2">nd</text:span> Group 1</text:p>
          </table:table-cell>
          <table:table-cell table:style-name="ce23" office:value-type="string" calcext:value-type="string">
            <text:p>Winner Group 2</text:p>
          </table:table-cell>
          <table:table-cell table:style-name="ce23"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table:style-name="ce23"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36] &amp; &quot;,&quot;&quot;pitch&quot;&quot;:&quot;&quot;&quot; &amp; [.J3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6] &amp;&quot;&quot;&quot;},&quot;&quot;tag&quot;&quot;:&quot;&quot;&quot; &amp; [.A36] &amp; &quot;&quot;&quot;, &quot;&quot;homeTeam&quot;&quot;:&quot;&quot;&quot; &amp; [.F36] &amp; &quot;&quot;&quot;, &quot;&quot;awayTeam&quot;&quot;:&quot;&quot;&quot; &amp; [.G36] &amp; &quot;&quot;&quot;, &quot;&quot;homeTeamFrom&quot;&quot;:&quot;&quot;&quot; &amp; [.H36] &amp; &quot;&quot;&quot;, &quot;&quot;awayTeamFrom&quot;&quot;:&quot;&quot;&quot; &amp; [.I36] &amp; &quot;&quot;&quot;}&quot;" office:value-type="string" office:string-value="{&quot;__v&quot;:0,&quot;index&quot;:35,&quot;pitch&quot;:&quot;9&quot;,&quot;competition&quot;:{&quot;name&quot;:&quot;U15&quot;, &quot;section&quot;:&quot;Girls Champions League&quot;, &quot;group&quot;:&quot;2&quot;},&quot;tag&quot;:&quot;5&quot;, &quot;homeTeam&quot;:&quot;2nd Group 1&quot;, &quot;awayTeam&quot;:&quot;Winner Group 2&quot;, &quot;homeTeamFrom&quot;:&quot;U15_Girls_G1_P2&quot;, &quot;awayTeamFrom&quot;:&quot;U15_Girls_G2_P1&quot;}" calcext:value-type="string">
            <text:p>{"__v":0,"index":35,"pitch":"9","competition":{"name":"U15", "section":"Girls Champions League", "group":"2"},"tag":"5", "homeTeam":"2nd Group 1", "awayTeam":"Winner Group 2", "homeTeamFrom":"U15_Girls_G1_P2", "awayTeamFrom":"U15_Girls_G2_P1"}</text:p>
          </table:table-cell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2<text:span text:style-name="T2">nd</text:span> Group 3</text:p>
          </table:table-cell>
          <table:table-cell table:style-name="ce23" office:value-type="string" calcext:value-type="string">
            <text:p>Winner Group 4</text:p>
          </table:table-cell>
          <table:table-cell table:style-name="ce23" table:formula="of:=AGE_GROUP_TRANSLATED &amp; &quot;_&quot; &amp;SECTION_TRANSLATED &amp; &quot;_G3_P2&quot;" office:value-type="string" office:string-value="U15_Girls_G3_P2" calcext:value-type="string">
            <text:p>U15_Girls_G3_P2</text:p>
          </table:table-cell>
          <table:table-cell table:style-name="ce23" table:formula="of:=AGE_GROUP_TRANSLATED &amp; &quot;_&quot; &amp;SECTION_TRANSLATED &amp; &quot;_G4_P1&quot;" office:value-type="string" office:string-value="U15_Girls_G4_P1" calcext:value-type="string">
            <text:p>U15_Girls_G4_P1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37] &amp; &quot;,&quot;&quot;pitch&quot;&quot;:&quot;&quot;&quot; &amp; [.J3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37] &amp;&quot;&quot;&quot;},&quot;&quot;tag&quot;&quot;:&quot;&quot;&quot; &amp; [.A37] &amp; &quot;&quot;&quot;, &quot;&quot;homeTeam&quot;&quot;:&quot;&quot;&quot; &amp; [.F37] &amp; &quot;&quot;&quot;, &quot;&quot;awayTeam&quot;&quot;:&quot;&quot;&quot; &amp; [.G37] &amp; &quot;&quot;&quot;, &quot;&quot;homeTeamFrom&quot;&quot;:&quot;&quot;&quot; &amp; [.H37] &amp; &quot;&quot;&quot;, &quot;&quot;awayTeamFrom&quot;&quot;:&quot;&quot;&quot; &amp; [.I37] &amp; &quot;&quot;&quot;}&quot;" office:value-type="string" office:string-value="{&quot;__v&quot;:0,&quot;index&quot;:36,&quot;pitch&quot;:&quot;10&quot;,&quot;competition&quot;:{&quot;name&quot;:&quot;U15&quot;, &quot;section&quot;:&quot;Girls Champions League&quot;, &quot;group&quot;:&quot;2&quot;},&quot;tag&quot;:&quot;6&quot;, &quot;homeTeam&quot;:&quot;2nd Group 3&quot;, &quot;awayTeam&quot;:&quot;Winner Group 4&quot;, &quot;homeTeamFrom&quot;:&quot;U15_Girls_G3_P2&quot;, &quot;awayTeamFrom&quot;:&quot;U15_Girls_G4_P1&quot;}" calcext:value-type="string">
            <text:p>{"__v":0,"index":36,"pitch":"10","competition":{"name":"U15", "section":"Girls Champions League", "group":"2"},"tag":"6", "homeTeam":"2nd Group 3", "awayTeam":"Winner Group 4", "homeTeamFrom":"U15_Girls_G3_P2", "awayTeamFrom":"U15_Girls_G4_P1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28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3" office:value-type="string" calcext:value-type="string">
            <text:p>3rd Group 1</text:p>
          </table:table-cell>
          <table:table-cell table:style-name="ce23" office:value-type="string" calcext:value-type="string">
            <text:p>4th Group 2</text:p>
          </table:table-cell>
          <table:table-cell table:style-name="ce23"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table:style-name="ce23"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38] &amp; &quot;,&quot;&quot;pitch&quot;&quot;:&quot;&quot;&quot; &amp; [.J3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38] &amp;&quot;&quot;&quot;},&quot;&quot;tag&quot;&quot;:&quot;&quot;&quot; &amp; [.A38] &amp; &quot;&quot;&quot;, &quot;&quot;homeTeam&quot;&quot;:&quot;&quot;&quot; &amp; [.F38] &amp; &quot;&quot;&quot;, &quot;&quot;awayTeam&quot;&quot;:&quot;&quot;&quot; &amp; [.G38] &amp; &quot;&quot;&quot;, &quot;&quot;homeTeamFrom&quot;&quot;:&quot;&quot;&quot; &amp; [.H38] &amp; &quot;&quot;&quot;, &quot;&quot;awayTeamFrom&quot;&quot;:&quot;&quot;&quot; &amp; [.I38] &amp; &quot;&quot;&quot;}&quot;" office:value-type="string" office:string-value="{&quot;__v&quot;:0,&quot;index&quot;:37,&quot;pitch&quot;:&quot;11&quot;,&quot;competition&quot;:{&quot;name&quot;:&quot;U15&quot;, &quot;section&quot;:&quot;Girls Europa League&quot;, &quot;group&quot;:&quot;1&quot;},&quot;tag&quot;:&quot;1&quot;, &quot;homeTeam&quot;:&quot;3rd Group 1&quot;, &quot;awayTeam&quot;:&quot;4th Group 2&quot;, &quot;homeTeamFrom&quot;:&quot;U15_Girls_G1_P3&quot;, &quot;awayTeamFrom&quot;:&quot;U15_Girls_G2_P4&quot;}" calcext:value-type="string">
            <text:p>{"__v":0,"index":37,"pitch":"11","competition":{"name":"U15", "section":"Girls Europa League", "group":"1"},"tag":"1", "homeTeam":"3rd Group 1", "awayTeam":"4th Group 2", "homeTeamFrom":"U15_Girls_G1_P3", "awayTeamFrom":"U15_Girls_G2_P4"}</text:p>
          </table:table-cell>
          <table:table-cell table:style-name="ce34"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3rd Group 3</text:p>
          </table:table-cell>
          <table:table-cell table:style-name="ce23" office:value-type="string" calcext:value-type="string">
            <text:p>4th Group 4</text:p>
          </table:table-cell>
          <table:table-cell table:style-name="ce23" table:formula="of:=AGE_GROUP_TRANSLATED &amp; &quot;_&quot; &amp;SECTION_TRANSLATED &amp; &quot;_G3_P3&quot;" office:value-type="string" office:string-value="U15_Girls_G3_P3" calcext:value-type="string">
            <text:p>U15_Girls_G3_P3</text:p>
          </table:table-cell>
          <table:table-cell table:style-name="ce23" table:formula="of:=AGE_GROUP_TRANSLATED &amp; &quot;_&quot; &amp;SECTION_TRANSLATED &amp; &quot;_G4_P4&quot;" office:value-type="string" office:string-value="U15_Girls_G4_P4" calcext:value-type="string">
            <text:p>U15_Girls_G4_P4</text:p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39] &amp; &quot;,&quot;&quot;pitch&quot;&quot;:&quot;&quot;&quot; &amp; [.J3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39] &amp;&quot;&quot;&quot;},&quot;&quot;tag&quot;&quot;:&quot;&quot;&quot; &amp; [.A39] &amp; &quot;&quot;&quot;, &quot;&quot;homeTeam&quot;&quot;:&quot;&quot;&quot; &amp; [.F39] &amp; &quot;&quot;&quot;, &quot;&quot;awayTeam&quot;&quot;:&quot;&quot;&quot; &amp; [.G39] &amp; &quot;&quot;&quot;, &quot;&quot;homeTeamFrom&quot;&quot;:&quot;&quot;&quot; &amp; [.H39] &amp; &quot;&quot;&quot;, &quot;&quot;awayTeamFrom&quot;&quot;:&quot;&quot;&quot; &amp; [.I39] &amp; &quot;&quot;&quot;}&quot;" office:value-type="string" office:string-value="{&quot;__v&quot;:0,&quot;index&quot;:38,&quot;pitch&quot;:&quot;12&quot;,&quot;competition&quot;:{&quot;name&quot;:&quot;U15&quot;, &quot;section&quot;:&quot;Girls Europa League&quot;, &quot;group&quot;:&quot;1&quot;},&quot;tag&quot;:&quot;2&quot;, &quot;homeTeam&quot;:&quot;3rd Group 3&quot;, &quot;awayTeam&quot;:&quot;4th Group 4&quot;, &quot;homeTeamFrom&quot;:&quot;U15_Girls_G3_P3&quot;, &quot;awayTeamFrom&quot;:&quot;U15_Girls_G4_P4&quot;}" calcext:value-type="string">
            <text:p>{"__v":0,"index":38,"pitch":"12","competition":{"name":"U15", "section":"Girls Europa League", "group":"1"},"tag":"2", "homeTeam":"3rd Group 3", "awayTeam":"4th Group 4", "homeTeamFrom":"U15_Girls_G3_P3", "awayTeamFrom":"U15_Girls_G4_P4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rd Group 3</text:p>
          </table:table-cell>
          <table:table-cell table:style-name="ce23" office:value-type="string" calcext:value-type="string">
            <text:p>3rd Group 1</text:p>
          </table:table-cell>
          <table:table-cell table:style-name="ce23" table:formula="of:=AGE_GROUP_TRANSLATED &amp; &quot;_&quot; &amp;SECTION_TRANSLATED &amp; &quot;_G3_P3&quot;" office:value-type="string" office:string-value="U15_Girls_G3_P3" calcext:value-type="string">
            <text:p>U15_Girls_G3_P3</text:p>
          </table:table-cell>
          <table:table-cell table:style-name="ce23"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40] &amp; &quot;,&quot;&quot;pitch&quot;&quot;:&quot;&quot;&quot; &amp; [.J4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0] &amp;&quot;&quot;&quot;},&quot;&quot;tag&quot;&quot;:&quot;&quot;&quot; &amp; [.A40] &amp; &quot;&quot;&quot;, &quot;&quot;homeTeam&quot;&quot;:&quot;&quot;&quot; &amp; [.F40] &amp; &quot;&quot;&quot;, &quot;&quot;awayTeam&quot;&quot;:&quot;&quot;&quot; &amp; [.G40] &amp; &quot;&quot;&quot;, &quot;&quot;homeTeamFrom&quot;&quot;:&quot;&quot;&quot; &amp; [.H40] &amp; &quot;&quot;&quot;, &quot;&quot;awayTeamFrom&quot;&quot;:&quot;&quot;&quot; &amp; [.I40] &amp; &quot;&quot;&quot;}&quot;" office:value-type="string" office:string-value="{&quot;__v&quot;:0,&quot;index&quot;:39,&quot;pitch&quot;:&quot;11&quot;,&quot;competition&quot;:{&quot;name&quot;:&quot;U15&quot;, &quot;section&quot;:&quot;Girls Europa League&quot;, &quot;group&quot;:&quot;1&quot;},&quot;tag&quot;:&quot;3&quot;, &quot;homeTeam&quot;:&quot;3rd Group 3&quot;, &quot;awayTeam&quot;:&quot;3rd Group 1&quot;, &quot;homeTeamFrom&quot;:&quot;U15_Girls_G3_P3&quot;, &quot;awayTeamFrom&quot;:&quot;U15_Girls_G1_P3&quot;}" calcext:value-type="string">
            <text:p>{"__v":0,"index":39,"pitch":"11","competition":{"name":"U15", "section":"Girls Europa League", "group":"1"},"tag":"3", "homeTeam":"3rd Group 3", "awayTeam":"3rd Group 1", "homeTeamFrom":"U15_Girls_G3_P3", "awayTeamFrom":"U15_Girls_G1_P3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4th Group 2</text:p>
          </table:table-cell>
          <table:table-cell table:style-name="ce23" office:value-type="string" calcext:value-type="string">
            <text:p>4th Group 4</text:p>
          </table:table-cell>
          <table:table-cell table:style-name="ce23"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table:style-name="ce23" table:formula="of:=AGE_GROUP_TRANSLATED &amp; &quot;_&quot; &amp;SECTION_TRANSLATED &amp; &quot;_G4_P4&quot;" office:value-type="string" office:string-value="U15_Girls_G4_P4" calcext:value-type="string">
            <text:p>U15_Girls_G4_P4</text:p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41] &amp; &quot;,&quot;&quot;pitch&quot;&quot;:&quot;&quot;&quot; &amp; [.J4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1] &amp;&quot;&quot;&quot;},&quot;&quot;tag&quot;&quot;:&quot;&quot;&quot; &amp; [.A41] &amp; &quot;&quot;&quot;, &quot;&quot;homeTeam&quot;&quot;:&quot;&quot;&quot; &amp; [.F41] &amp; &quot;&quot;&quot;, &quot;&quot;awayTeam&quot;&quot;:&quot;&quot;&quot; &amp; [.G41] &amp; &quot;&quot;&quot;, &quot;&quot;homeTeamFrom&quot;&quot;:&quot;&quot;&quot; &amp; [.H41] &amp; &quot;&quot;&quot;, &quot;&quot;awayTeamFrom&quot;&quot;:&quot;&quot;&quot; &amp; [.I41] &amp; &quot;&quot;&quot;}&quot;" office:value-type="string" office:string-value="{&quot;__v&quot;:0,&quot;index&quot;:40,&quot;pitch&quot;:&quot;12&quot;,&quot;competition&quot;:{&quot;name&quot;:&quot;U15&quot;, &quot;section&quot;:&quot;Girls Europa League&quot;, &quot;group&quot;:&quot;1&quot;},&quot;tag&quot;:&quot;4&quot;, &quot;homeTeam&quot;:&quot;4th Group 2&quot;, &quot;awayTeam&quot;:&quot;4th Group 4&quot;, &quot;homeTeamFrom&quot;:&quot;U15_Girls_G2_P4&quot;, &quot;awayTeamFrom&quot;:&quot;U15_Girls_G4_P4&quot;}" calcext:value-type="string">
            <text:p>{"__v":0,"index":40,"pitch":"12","competition":{"name":"U15", "section":"Girls Europa League", "group":"1"},"tag":"4", "homeTeam":"4th Group 2", "awayTeam":"4th Group 4", "homeTeamFrom":"U15_Girls_G2_P4", "awayTeamFrom":"U15_Girls_G4_P4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4th Group 4</text:p>
          </table:table-cell>
          <table:table-cell table:style-name="ce23" office:value-type="string" calcext:value-type="string">
            <text:p>3rd Group 1</text:p>
          </table:table-cell>
          <table:table-cell table:style-name="ce23" table:formula="of:=AGE_GROUP_TRANSLATED &amp; &quot;_&quot; &amp;SECTION_TRANSLATED &amp; &quot;_G4_P4&quot;" office:value-type="string" office:string-value="U15_Girls_G4_P4" calcext:value-type="string">
            <text:p>U15_Girls_G4_P4</text:p>
          </table:table-cell>
          <table:table-cell table:style-name="ce23"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42] &amp; &quot;,&quot;&quot;pitch&quot;&quot;:&quot;&quot;&quot; &amp; [.J42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2] &amp;&quot;&quot;&quot;},&quot;&quot;tag&quot;&quot;:&quot;&quot;&quot; &amp; [.A42] &amp; &quot;&quot;&quot;, &quot;&quot;homeTeam&quot;&quot;:&quot;&quot;&quot; &amp; [.F42] &amp; &quot;&quot;&quot;, &quot;&quot;awayTeam&quot;&quot;:&quot;&quot;&quot; &amp; [.G42] &amp; &quot;&quot;&quot;, &quot;&quot;homeTeamFrom&quot;&quot;:&quot;&quot;&quot; &amp; [.H42] &amp; &quot;&quot;&quot;, &quot;&quot;awayTeamFrom&quot;&quot;:&quot;&quot;&quot; &amp; [.I42] &amp; &quot;&quot;&quot;}&quot;" office:value-type="string" office:string-value="{&quot;__v&quot;:0,&quot;index&quot;:41,&quot;pitch&quot;:&quot;11&quot;,&quot;competition&quot;:{&quot;name&quot;:&quot;U15&quot;, &quot;section&quot;:&quot;Girls Europa League&quot;, &quot;group&quot;:&quot;1&quot;},&quot;tag&quot;:&quot;5&quot;, &quot;homeTeam&quot;:&quot;4th Group 4&quot;, &quot;awayTeam&quot;:&quot;3rd Group 1&quot;, &quot;homeTeamFrom&quot;:&quot;U15_Girls_G4_P4&quot;, &quot;awayTeamFrom&quot;:&quot;U15_Girls_G1_P3&quot;}" calcext:value-type="string">
            <text:p>{"__v":0,"index":41,"pitch":"11","competition":{"name":"U15", "section":"Girls Europa League", "group":"1"},"tag":"5", "homeTeam":"4th Group 4", "awayTeam":"3rd Group 1", "homeTeamFrom":"U15_Girls_G4_P4", "awayTeamFrom":"U15_Girls_G1_P3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4th Group 2</text:p>
          </table:table-cell>
          <table:table-cell table:style-name="ce23" office:value-type="string" calcext:value-type="string">
            <text:p>3rd Group 3</text:p>
          </table:table-cell>
          <table:table-cell table:style-name="ce23"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table:style-name="ce23" table:formula="of:=AGE_GROUP_TRANSLATED &amp; &quot;_&quot; &amp;SECTION_TRANSLATED &amp; &quot;_G3_P3&quot;" office:value-type="string" office:string-value="U15_Girls_G3_P3" calcext:value-type="string">
            <text:p>U15_Girls_G3_P3</text:p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43] &amp; &quot;,&quot;&quot;pitch&quot;&quot;:&quot;&quot;&quot; &amp; [.J43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3] &amp;&quot;&quot;&quot;},&quot;&quot;tag&quot;&quot;:&quot;&quot;&quot; &amp; [.A43] &amp; &quot;&quot;&quot;, &quot;&quot;homeTeam&quot;&quot;:&quot;&quot;&quot; &amp; [.F43] &amp; &quot;&quot;&quot;, &quot;&quot;awayTeam&quot;&quot;:&quot;&quot;&quot; &amp; [.G43] &amp; &quot;&quot;&quot;, &quot;&quot;homeTeamFrom&quot;&quot;:&quot;&quot;&quot; &amp; [.H43] &amp; &quot;&quot;&quot;, &quot;&quot;awayTeamFrom&quot;&quot;:&quot;&quot;&quot; &amp; [.I43] &amp; &quot;&quot;&quot;}&quot;" office:value-type="string" office:string-value="{&quot;__v&quot;:0,&quot;index&quot;:42,&quot;pitch&quot;:&quot;12&quot;,&quot;competition&quot;:{&quot;name&quot;:&quot;U15&quot;, &quot;section&quot;:&quot;Girls Europa League&quot;, &quot;group&quot;:&quot;1&quot;},&quot;tag&quot;:&quot;6&quot;, &quot;homeTeam&quot;:&quot;4th Group 2&quot;, &quot;awayTeam&quot;:&quot;3rd Group 3&quot;, &quot;homeTeamFrom&quot;:&quot;U15_Girls_G2_P4&quot;, &quot;awayTeamFrom&quot;:&quot;U15_Girls_G3_P3&quot;}" calcext:value-type="string">
            <text:p>{"__v":0,"index":42,"pitch":"12","competition":{"name":"U15", "section":"Girls Europa League", "group":"1"},"tag":"6", "homeTeam":"4th Group 2", "awayTeam":"3rd Group 3", "homeTeamFrom":"U15_Girls_G2_P4", "awayTeamFrom":"U15_Girls_G3_P3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3rd Group 2</text:p>
          </table:table-cell>
          <table:table-cell table:style-name="ce23" office:value-type="string" calcext:value-type="string">
            <text:p>4th Group 3</text:p>
          </table:table-cell>
          <table:table-cell table:style-name="ce23"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table:style-name="ce23" table:formula="of:=AGE_GROUP_TRANSLATED &amp; &quot;_&quot; &amp;SECTION_TRANSLATED &amp; &quot;_G3_P4&quot;" office:value-type="string" office:string-value="U15_Girls_G3_P4" calcext:value-type="string">
            <text:p>U15_Girls_G3_P4</text:p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44] &amp; &quot;,&quot;&quot;pitch&quot;&quot;:&quot;&quot;&quot; &amp; [.J4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4] &amp;&quot;&quot;&quot;},&quot;&quot;tag&quot;&quot;:&quot;&quot;&quot; &amp; [.A44] &amp; &quot;&quot;&quot;, &quot;&quot;homeTeam&quot;&quot;:&quot;&quot;&quot; &amp; [.F44] &amp; &quot;&quot;&quot;, &quot;&quot;awayTeam&quot;&quot;:&quot;&quot;&quot; &amp; [.G44] &amp; &quot;&quot;&quot;, &quot;&quot;homeTeamFrom&quot;&quot;:&quot;&quot;&quot; &amp; [.H44] &amp; &quot;&quot;&quot;, &quot;&quot;awayTeamFrom&quot;&quot;:&quot;&quot;&quot; &amp; [.I44] &amp; &quot;&quot;&quot;}&quot;" office:value-type="string" office:string-value="{&quot;__v&quot;:0,&quot;index&quot;:43,&quot;pitch&quot;:&quot;11&quot;,&quot;competition&quot;:{&quot;name&quot;:&quot;U15&quot;, &quot;section&quot;:&quot;Girls Europa League&quot;, &quot;group&quot;:&quot;2&quot;},&quot;tag&quot;:&quot;1&quot;, &quot;homeTeam&quot;:&quot;3rd Group 2&quot;, &quot;awayTeam&quot;:&quot;4th Group 3&quot;, &quot;homeTeamFrom&quot;:&quot;U15_Girls_G2_P3&quot;, &quot;awayTeamFrom&quot;:&quot;U15_Girls_G3_P4&quot;}" calcext:value-type="string">
            <text:p>{"__v":0,"index":43,"pitch":"11","competition":{"name":"U15", "section":"Girls Europa League", "group":"2"},"tag":"1", "homeTeam":"3rd Group 2", "awayTeam":"4th Group 3", "homeTeamFrom":"U15_Girls_G2_P3", "awayTeamFrom":"U15_Girls_G3_P4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3rd Group 4</text:p>
          </table:table-cell>
          <table:table-cell table:style-name="ce23" office:value-type="string" calcext:value-type="string">
            <text:p>4th Group 1</text:p>
          </table:table-cell>
          <table:table-cell table:style-name="ce23" table:formula="of:=AGE_GROUP_TRANSLATED &amp; &quot;_&quot; &amp;SECTION_TRANSLATED &amp; &quot;_G4_P3&quot;" office:value-type="string" office:string-value="U15_Girls_G4_P3" calcext:value-type="string">
            <text:p>U15_Girls_G4_P3</text:p>
          </table:table-cell>
          <table:table-cell table:style-name="ce23"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45] &amp; &quot;,&quot;&quot;pitch&quot;&quot;:&quot;&quot;&quot; &amp; [.J4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5] &amp;&quot;&quot;&quot;},&quot;&quot;tag&quot;&quot;:&quot;&quot;&quot; &amp; [.A45] &amp; &quot;&quot;&quot;, &quot;&quot;homeTeam&quot;&quot;:&quot;&quot;&quot; &amp; [.F45] &amp; &quot;&quot;&quot;, &quot;&quot;awayTeam&quot;&quot;:&quot;&quot;&quot; &amp; [.G45] &amp; &quot;&quot;&quot;, &quot;&quot;homeTeamFrom&quot;&quot;:&quot;&quot;&quot; &amp; [.H45] &amp; &quot;&quot;&quot;, &quot;&quot;awayTeamFrom&quot;&quot;:&quot;&quot;&quot; &amp; [.I45] &amp; &quot;&quot;&quot;}&quot;" office:value-type="string" office:string-value="{&quot;__v&quot;:0,&quot;index&quot;:44,&quot;pitch&quot;:&quot;12&quot;,&quot;competition&quot;:{&quot;name&quot;:&quot;U15&quot;, &quot;section&quot;:&quot;Girls Europa League&quot;, &quot;group&quot;:&quot;2&quot;},&quot;tag&quot;:&quot;2&quot;, &quot;homeTeam&quot;:&quot;3rd Group 4&quot;, &quot;awayTeam&quot;:&quot;4th Group 1&quot;, &quot;homeTeamFrom&quot;:&quot;U15_Girls_G4_P3&quot;, &quot;awayTeamFrom&quot;:&quot;U15_Girls_G1_P4&quot;}" calcext:value-type="string">
            <text:p>{"__v":0,"index":44,"pitch":"12","competition":{"name":"U15", "section":"Girls Europa League", "group":"2"},"tag":"2", "homeTeam":"3rd Group 4", "awayTeam":"4th Group 1", "homeTeamFrom":"U15_Girls_G4_P3", "awayTeamFrom":"U15_Girls_G1_P4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rd Group 4</text:p>
          </table:table-cell>
          <table:table-cell table:style-name="ce23" office:value-type="string" calcext:value-type="string">
            <text:p>3rd Group 2</text:p>
          </table:table-cell>
          <table:table-cell table:style-name="ce23" table:formula="of:=AGE_GROUP_TRANSLATED &amp; &quot;_&quot; &amp;SECTION_TRANSLATED &amp; &quot;_G4_P3&quot;" office:value-type="string" office:string-value="U15_Girls_G4_P3" calcext:value-type="string">
            <text:p>U15_Girls_G4_P3</text:p>
          </table:table-cell>
          <table:table-cell table:style-name="ce23"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46] &amp; &quot;,&quot;&quot;pitch&quot;&quot;:&quot;&quot;&quot; &amp; [.J4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6] &amp;&quot;&quot;&quot;},&quot;&quot;tag&quot;&quot;:&quot;&quot;&quot; &amp; [.A46] &amp; &quot;&quot;&quot;, &quot;&quot;homeTeam&quot;&quot;:&quot;&quot;&quot; &amp; [.F46] &amp; &quot;&quot;&quot;, &quot;&quot;awayTeam&quot;&quot;:&quot;&quot;&quot; &amp; [.G46] &amp; &quot;&quot;&quot;, &quot;&quot;homeTeamFrom&quot;&quot;:&quot;&quot;&quot; &amp; [.H46] &amp; &quot;&quot;&quot;, &quot;&quot;awayTeamFrom&quot;&quot;:&quot;&quot;&quot; &amp; [.I46] &amp; &quot;&quot;&quot;}&quot;" office:value-type="string" office:string-value="{&quot;__v&quot;:0,&quot;index&quot;:45,&quot;pitch&quot;:&quot;11&quot;,&quot;competition&quot;:{&quot;name&quot;:&quot;U15&quot;, &quot;section&quot;:&quot;Girls Europa League&quot;, &quot;group&quot;:&quot;2&quot;},&quot;tag&quot;:&quot;3&quot;, &quot;homeTeam&quot;:&quot;3rd Group 4&quot;, &quot;awayTeam&quot;:&quot;3rd Group 2&quot;, &quot;homeTeamFrom&quot;:&quot;U15_Girls_G4_P3&quot;, &quot;awayTeamFrom&quot;:&quot;U15_Girls_G2_P3&quot;}" calcext:value-type="string">
            <text:p>{"__v":0,"index":45,"pitch":"11","competition":{"name":"U15", "section":"Girls Europa League", "group":"2"},"tag":"3", "homeTeam":"3rd Group 4", "awayTeam":"3rd Group 2", "homeTeamFrom":"U15_Girls_G4_P3", "awayTeamFrom":"U15_Girls_G2_P3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4th Group 3</text:p>
          </table:table-cell>
          <table:table-cell table:style-name="ce23" office:value-type="string" calcext:value-type="string">
            <text:p>4th Group 1</text:p>
          </table:table-cell>
          <table:table-cell table:style-name="ce23" table:formula="of:=AGE_GROUP_TRANSLATED &amp; &quot;_&quot; &amp;SECTION_TRANSLATED &amp; &quot;_G3_P4&quot;" office:value-type="string" office:string-value="U15_Girls_G3_P4" calcext:value-type="string">
            <text:p>U15_Girls_G3_P4</text:p>
          </table:table-cell>
          <table:table-cell table:style-name="ce23"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47] &amp; &quot;,&quot;&quot;pitch&quot;&quot;:&quot;&quot;&quot; &amp; [.J4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7] &amp;&quot;&quot;&quot;},&quot;&quot;tag&quot;&quot;:&quot;&quot;&quot; &amp; [.A47] &amp; &quot;&quot;&quot;, &quot;&quot;homeTeam&quot;&quot;:&quot;&quot;&quot; &amp; [.F47] &amp; &quot;&quot;&quot;, &quot;&quot;awayTeam&quot;&quot;:&quot;&quot;&quot; &amp; [.G47] &amp; &quot;&quot;&quot;, &quot;&quot;homeTeamFrom&quot;&quot;:&quot;&quot;&quot; &amp; [.H47] &amp; &quot;&quot;&quot;, &quot;&quot;awayTeamFrom&quot;&quot;:&quot;&quot;&quot; &amp; [.I47] &amp; &quot;&quot;&quot;}&quot;" office:value-type="string" office:string-value="{&quot;__v&quot;:0,&quot;index&quot;:46,&quot;pitch&quot;:&quot;12&quot;,&quot;competition&quot;:{&quot;name&quot;:&quot;U15&quot;, &quot;section&quot;:&quot;Girls Europa League&quot;, &quot;group&quot;:&quot;2&quot;},&quot;tag&quot;:&quot;4&quot;, &quot;homeTeam&quot;:&quot;4th Group 3&quot;, &quot;awayTeam&quot;:&quot;4th Group 1&quot;, &quot;homeTeamFrom&quot;:&quot;U15_Girls_G3_P4&quot;, &quot;awayTeamFrom&quot;:&quot;U15_Girls_G1_P4&quot;}" calcext:value-type="string">
            <text:p>{"__v":0,"index":46,"pitch":"12","competition":{"name":"U15", "section":"Girls Europa League", "group":"2"},"tag":"4", "homeTeam":"4th Group 3", "awayTeam":"4th Group 1", "homeTeamFrom":"U15_Girls_G3_P4", "awayTeamFrom":"U15_Girls_G1_P4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4th Group 1</text:p>
          </table:table-cell>
          <table:table-cell table:style-name="ce23" office:value-type="string" calcext:value-type="string">
            <text:p>3rd Group 2</text:p>
          </table:table-cell>
          <table:table-cell table:style-name="ce23"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table:style-name="ce23"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48] &amp; &quot;,&quot;&quot;pitch&quot;&quot;:&quot;&quot;&quot; &amp; [.J4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8] &amp;&quot;&quot;&quot;},&quot;&quot;tag&quot;&quot;:&quot;&quot;&quot; &amp; [.A48] &amp; &quot;&quot;&quot;, &quot;&quot;homeTeam&quot;&quot;:&quot;&quot;&quot; &amp; [.F48] &amp; &quot;&quot;&quot;, &quot;&quot;awayTeam&quot;&quot;:&quot;&quot;&quot; &amp; [.G48] &amp; &quot;&quot;&quot;, &quot;&quot;homeTeamFrom&quot;&quot;:&quot;&quot;&quot; &amp; [.H48] &amp; &quot;&quot;&quot;, &quot;&quot;awayTeamFrom&quot;&quot;:&quot;&quot;&quot; &amp; [.I48] &amp; &quot;&quot;&quot;}&quot;" office:value-type="string" office:string-value="{&quot;__v&quot;:0,&quot;index&quot;:47,&quot;pitch&quot;:&quot;11&quot;,&quot;competition&quot;:{&quot;name&quot;:&quot;U15&quot;, &quot;section&quot;:&quot;Girls Europa League&quot;, &quot;group&quot;:&quot;2&quot;},&quot;tag&quot;:&quot;5&quot;, &quot;homeTeam&quot;:&quot;4th Group 1&quot;, &quot;awayTeam&quot;:&quot;3rd Group 2&quot;, &quot;homeTeamFrom&quot;:&quot;U15_Girls_G1_P4&quot;, &quot;awayTeamFrom&quot;:&quot;U15_Girls_G2_P3&quot;}" calcext:value-type="string">
            <text:p>{"__v":0,"index":47,"pitch":"11","competition":{"name":"U15", "section":"Girls Europa League", "group":"2"},"tag":"5", "homeTeam":"4th Group 1", "awayTeam":"3rd Group 2", "homeTeamFrom":"U15_Girls_G1_P4", "awayTeamFrom":"U15_Girls_G2_P3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4th Group 3</text:p>
          </table:table-cell>
          <table:table-cell table:style-name="ce23" office:value-type="string" calcext:value-type="string">
            <text:p>3rd Group 4</text:p>
          </table:table-cell>
          <table:table-cell table:style-name="ce23" table:formula="of:=AGE_GROUP_TRANSLATED &amp; &quot;_&quot; &amp;SECTION_TRANSLATED &amp; &quot;_G3_P4&quot;" office:value-type="string" office:string-value="U15_Girls_G3_P4" calcext:value-type="string">
            <text:p>U15_Girls_G3_P4</text:p>
          </table:table-cell>
          <table:table-cell table:style-name="ce23" table:formula="of:=AGE_GROUP_TRANSLATED &amp; &quot;_&quot; &amp;SECTION_TRANSLATED &amp; &quot;_G4_P3&quot;" office:value-type="string" office:string-value="U15_Girls_G4_P3" calcext:value-type="string">
            <text:p>U15_Girls_G4_P3</text:p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49] &amp; &quot;,&quot;&quot;pitch&quot;&quot;:&quot;&quot;&quot; &amp; [.J4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49] &amp;&quot;&quot;&quot;},&quot;&quot;tag&quot;&quot;:&quot;&quot;&quot; &amp; [.A49] &amp; &quot;&quot;&quot;, &quot;&quot;homeTeam&quot;&quot;:&quot;&quot;&quot; &amp; [.F49] &amp; &quot;&quot;&quot;, &quot;&quot;awayTeam&quot;&quot;:&quot;&quot;&quot; &amp; [.G49] &amp; &quot;&quot;&quot;, &quot;&quot;homeTeamFrom&quot;&quot;:&quot;&quot;&quot; &amp; [.H49] &amp; &quot;&quot;&quot;, &quot;&quot;awayTeamFrom&quot;&quot;:&quot;&quot;&quot; &amp; [.I49] &amp; &quot;&quot;&quot;}&quot;" office:value-type="string" office:string-value="{&quot;__v&quot;:0,&quot;index&quot;:48,&quot;pitch&quot;:&quot;12&quot;,&quot;competition&quot;:{&quot;name&quot;:&quot;U15&quot;, &quot;section&quot;:&quot;Girls Europa League&quot;, &quot;group&quot;:&quot;2&quot;},&quot;tag&quot;:&quot;6&quot;, &quot;homeTeam&quot;:&quot;4th Group 3&quot;, &quot;awayTeam&quot;:&quot;3rd Group 4&quot;, &quot;homeTeamFrom&quot;:&quot;U15_Girls_G3_P4&quot;, &quot;awayTeamFrom&quot;:&quot;U15_Girls_G4_P3&quot;}" calcext:value-type="string">
            <text:p>{"__v":0,"index":48,"pitch":"12","competition":{"name":"U15", "section":"Girls Europa League", "group":"2"},"tag":"6", "homeTeam":"4th Group 3", "awayTeam":"3rd Group 4", "homeTeamFrom":"U15_Girls_G3_P4", "awayTeamFrom":"U15_Girls_G4_P3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23"/>
          <table:table-cell table:style-name="ce23" table:formula="of:=AGE_GROUP_TRANSLATED&amp;&quot;_&quot;&amp;S2_SEC1_TRANSLATED&amp;&quot;_SF1&quot;" office:value-type="string" office:string-value="U15_GirlsChampionsLeague_SF1" calcext:value-type="string">
            <text:p>U15_GirlsChampionsLeague_SF1</text:p>
          </table:table-cell>
          <table:table-cell table:style-name="ce23" office:value-type="string" calcext:value-type="string">
            <text:p>Winner Group 1</text:p>
          </table:table-cell>
          <table:table-cell table:style-name="ce23" office:value-type="string" calcext:value-type="string">
            <text:p>2nd Group 2</text:p>
          </table:table-cell>
          <table:table-cell table:style-name="ce23" table:formula="of:=AGE_GROUP_TRANSLATED&amp;&quot;_&quot;&amp;S2_SEC1_TRANSLATED&amp;&quot;G1_P1&quot;" office:value-type="string" office:string-value="U15_GirlsChampionsLeagueG1_P1" calcext:value-type="string">
            <text:p>U15_GirlsChampionsLeagueG1_P1</text:p>
          </table:table-cell>
          <table:table-cell table:style-name="ce23" table:formula="of:=AGE_GROUP_TRANSLATED&amp;&quot;_&quot;&amp;S2_SEC1_TRANSLATED&amp;&quot;_G2_P2&quot;" office:value-type="string" office:string-value="U15_GirlsChampionsLeague_G2_P2" calcext:value-type="string">
            <text:p>U15_GirlsChampionsLeague_G2_P2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50] &amp; &quot;,&quot;&quot;pitch&quot;&quot;:&quot;&quot;&quot; &amp; [.J50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A50] &amp; &quot;&quot;&quot;, &quot;&quot;homeTeam&quot;&quot;:&quot;&quot;&quot; &amp; [.F50] &amp; &quot;&quot;&quot;, &quot;&quot;awayTeam&quot;&quot;:&quot;&quot;&quot; &amp; [.G50] &amp; &quot;&quot;&quot;, &quot;&quot;homeTeamFrom&quot;&quot;:&quot;&quot;&quot; &amp; [.H50] &amp; &quot;&quot;&quot;, &quot;&quot;awayTeamFrom&quot;&quot;:&quot;&quot;&quot; &amp; [.I50] &amp; &quot;&quot;&quot;, &quot;&quot;stage2Tag&quot;&quot;:&quot;&quot;&quot; &amp; [.E50] &amp; &quot;&quot;&quot;}&quot;" office:value-type="string" office:string-value="{&quot;__v&quot;:0,&quot;index&quot;:49,&quot;pitch&quot;:&quot;9&quot;,&quot;competition&quot;:{&quot;name&quot;:&quot;U15&quot;, &quot;section&quot;:&quot;Girls Champions League&quot;},&quot;tag&quot;:&quot;SF1&quot;, &quot;homeTeam&quot;:&quot;Winner Group 1&quot;, &quot;awayTeam&quot;:&quot;2nd Group 2&quot;, &quot;homeTeamFrom&quot;:&quot;U15_GirlsChampionsLeagueG1_P1&quot;, &quot;awayTeamFrom&quot;:&quot;U15_GirlsChampionsLeague_G2_P2&quot;, &quot;stage2Tag&quot;:&quot;U15_GirlsChampionsLeague_SF1&quot;}" calcext:value-type="string">
            <text:p>{"__v":0,"index":49,"pitch":"9","competition":{"name":"U15", "section":"Girls Champions League"},"tag":"SF1", "homeTeam":"Winner Group 1", "awayTeam":"2nd Group 2", "homeTeamFrom":"U15_GirlsChampionsLeagueG1_P1", "awayTeamFrom":"U15_GirlsChampionsLeague_G2_P2", "stage2Tag":"U15_GirlsChampionsLeague_SF1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3"/>
          <table:table-cell table:style-name="ce23" table:formula="of:=AGE_GROUP_TRANSLATED&amp;&quot;_&quot;&amp;S2_SEC1_TRANSLATED&amp;&quot;_SF2&quot;" office:value-type="string" office:string-value="U15_GirlsChampionsLeague_SF2" calcext:value-type="string">
            <text:p>U15_GirlsChampionsLeague_SF2</text:p>
          </table:table-cell>
          <table:table-cell table:style-name="ce23" office:value-type="string" calcext:value-type="string">
            <text:p>Winner Group 2</text:p>
          </table:table-cell>
          <table:table-cell table:style-name="ce23" office:value-type="string" calcext:value-type="string">
            <text:p>2nd Group 1</text:p>
          </table:table-cell>
          <table:table-cell table:style-name="ce23" table:formula="of:=AGE_GROUP_TRANSLATED&amp;&quot;_&quot;&amp;S2_SEC1_TRANSLATED&amp;&quot;_G2_P1&quot;" office:value-type="string" office:string-value="U15_GirlsChampionsLeague_G2_P1" calcext:value-type="string">
            <text:p>U15_GirlsChampionsLeague_G2_P1</text:p>
          </table:table-cell>
          <table:table-cell table:style-name="ce23" table:formula="of:=AGE_GROUP_TRANSLATED&amp;&quot;_&quot;&amp;S2_SEC1_TRANSLATED&amp;&quot;_G1_P2&quot;" office:value-type="string" office:string-value="U15_GirlsChampionsLeague_G1_P2" calcext:value-type="string">
            <text:p>U15_GirlsChampionsLeague_G1_P2</text:p>
          </table:table-cell>
          <table:table-cell office:value-type="float" office:value="10" calcext:value-type="float">
            <text:p>10</text:p>
          </table:table-cell>
          <table:table-cell table:formula="of:=&quot;{&quot;&quot;__v&quot;&quot;:0,&quot;&quot;index&quot;&quot;:&quot; &amp; [.B51] &amp; &quot;,&quot;&quot;pitch&quot;&quot;:&quot;&quot;&quot; &amp; [.J51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A51] &amp; &quot;&quot;&quot;, &quot;&quot;homeTeam&quot;&quot;:&quot;&quot;&quot; &amp; [.F51] &amp; &quot;&quot;&quot;, &quot;&quot;awayTeam&quot;&quot;:&quot;&quot;&quot; &amp; [.G51] &amp; &quot;&quot;&quot;, &quot;&quot;homeTeamFrom&quot;&quot;:&quot;&quot;&quot; &amp; [.H51] &amp; &quot;&quot;&quot;, &quot;&quot;awayTeamFrom&quot;&quot;:&quot;&quot;&quot; &amp; [.I51] &amp; &quot;&quot;&quot;, &quot;&quot;stage2Tag&quot;&quot;:&quot;&quot;&quot; &amp; [.E51] &amp; &quot;&quot;&quot;}&quot;" office:value-type="string" office:string-value="{&quot;__v&quot;:0,&quot;index&quot;:50,&quot;pitch&quot;:&quot;10&quot;,&quot;competition&quot;:{&quot;name&quot;:&quot;U15&quot;, &quot;section&quot;:&quot;Girls Champions League&quot;},&quot;tag&quot;:&quot;SF2&quot;, &quot;homeTeam&quot;:&quot;Winner Group 2&quot;, &quot;awayTeam&quot;:&quot;2nd Group 1&quot;, &quot;homeTeamFrom&quot;:&quot;U15_GirlsChampionsLeague_G2_P1&quot;, &quot;awayTeamFrom&quot;:&quot;U15_GirlsChampionsLeague_G1_P2&quot;, &quot;stage2Tag&quot;:&quot;U15_GirlsChampionsLeague_SF2&quot;}" calcext:value-type="string">
            <text:p>{"__v":0,"index":50,"pitch":"10","competition":{"name":"U15", "section":"Girls Champions League"},"tag":"SF2", "homeTeam":"Winner Group 2", "awayTeam":"2nd Group 1", "homeTeamFrom":"U15_GirlsChampionsLeague_G2_P1", "awayTeamFrom":"U15_GirlsChampionsLeague_G1_P2", "stage2Tag":"U15_GirlsChampionsLeague_SF2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3"/>
          <table:table-cell table:style-name="ce23" table:formula="of:=AGE_GROUP_TRANSLATED&amp;&quot;_&quot;&amp;S2_SEC1_TRANSLATED&amp;&quot;_FNL&quot;" office:value-type="string" office:string-value="U15_GirlsChampionsLeague_FNL" calcext:value-type="string">
            <text:p>U15_GirlsChampionsLeague_FNL</text:p>
          </table:table-cell>
          <table:table-cell table:style-name="ce23" office:value-type="string" calcext:value-type="string">
            <text:p>Winner SF1</text:p>
          </table:table-cell>
          <table:table-cell table:style-name="ce23" office:value-type="string" calcext:value-type="string">
            <text:p>Winner SF2</text:p>
          </table:table-cell>
          <table:table-cell table:style-name="ce23" table:formula="of:=AGE_GROUP_TRANSLATED&amp;&quot;_&quot;&amp;S2_SEC1_TRANSLATED&amp;&quot;_SF1&quot;" office:value-type="string" office:string-value="U15_GirlsChampionsLeague_SF1" calcext:value-type="string">
            <text:p>U15_GirlsChampionsLeague_SF1</text:p>
          </table:table-cell>
          <table:table-cell table:style-name="ce23" table:formula="of:=AGE_GROUP_TRANSLATED&amp;&quot;_&quot;&amp;S2_SEC1_TRANSLATED&amp;&quot;_SF2&quot;" office:value-type="string" office:string-value="U15_GirlsChampionsLeague_SF2" calcext:value-type="string">
            <text:p>U15_GirlsChampionsLeague_SF2</text:p>
          </table:table-cell>
          <table:table-cell office:value-type="float" office:value="9" calcext:value-type="float">
            <text:p>9</text:p>
          </table:table-cell>
          <table:table-cell table:formula="of:=&quot;{&quot;&quot;__v&quot;&quot;:0,&quot;&quot;index&quot;&quot;:&quot; &amp; [.B52] &amp; &quot;,&quot;&quot;pitch&quot;&quot;:&quot;&quot;&quot; &amp; [.J52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A52] &amp; &quot;&quot;&quot;, &quot;&quot;homeTeam&quot;&quot;:&quot;&quot;&quot; &amp; [.F52] &amp; &quot;&quot;&quot;, &quot;&quot;awayTeam&quot;&quot;:&quot;&quot;&quot; &amp; [.G52] &amp; &quot;&quot;&quot;, &quot;&quot;homeTeamFrom&quot;&quot;:&quot;&quot;&quot; &amp; [.H52] &amp; &quot;&quot;&quot;, &quot;&quot;awayTeamFrom&quot;&quot;:&quot;&quot;&quot; &amp; [.I52] &amp; &quot;&quot;&quot;, &quot;&quot;stage2Tag&quot;&quot;:&quot;&quot;&quot; &amp; [.E52] &amp; &quot;&quot;&quot;}&quot;" office:value-type="string" office:string-value="{&quot;__v&quot;:0,&quot;index&quot;:51,&quot;pitch&quot;:&quot;9&quot;,&quot;competition&quot;:{&quot;name&quot;:&quot;U15&quot;, &quot;section&quot;:&quot;Girls Champions League&quot;},&quot;tag&quot;:&quot;FIN&quot;, &quot;homeTeam&quot;:&quot;Winner SF1&quot;, &quot;awayTeam&quot;:&quot;Winner SF2&quot;, &quot;homeTeamFrom&quot;:&quot;U15_GirlsChampionsLeague_SF1&quot;, &quot;awayTeamFrom&quot;:&quot;U15_GirlsChampionsLeague_SF2&quot;, &quot;stage2Tag&quot;:&quot;U15_GirlsChampionsLeague_FNL&quot;}" calcext:value-type="string">
            <text:p>{"__v":0,"index":51,"pitch":"9","competition":{"name":"U15", "section":"Girls Champions League"},"tag":"FIN", "homeTeam":"Winner SF1", "awayTeam":"Winner SF2", "homeTeamFrom":"U15_GirlsChampionsLeague_SF1", "awayTeamFrom":"U15_GirlsChampionsLeague_SF2", "stage2Tag":"U15_GirlsChampionsLeague_FNL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1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23"/>
          <table:table-cell table:style-name="ce23" table:formula="of:=AGE_GROUP_TRANSLATED&amp;&quot;_&quot;&amp;S2_SEC2_TRANSLATED&amp;&quot;_SF1&quot;" office:value-type="string" office:string-value="U15_GirlsEuropaLeague_SF1" calcext:value-type="string">
            <text:p>U15_GirlsEuropaLeague_SF1</text:p>
          </table:table-cell>
          <table:table-cell table:style-name="ce23" office:value-type="string" calcext:value-type="string">
            <text:p>Winner Group 1</text:p>
          </table:table-cell>
          <table:table-cell table:style-name="ce23" office:value-type="string" calcext:value-type="string">
            <text:p>2nd Group 2</text:p>
          </table:table-cell>
          <table:table-cell table:style-name="ce23" table:formula="of:=AGE_GROUP_TRANSLATED&amp;&quot;_&quot;&amp;S2_SEC2_TRANSLATED&amp;&quot;_G1_P1&quot;" office:value-type="string" office:string-value="U15_GirlsEuropaLeague_G1_P1" calcext:value-type="string">
            <text:p>U15_GirlsEuropaLeague_G1_P1</text:p>
          </table:table-cell>
          <table:table-cell table:style-name="ce23" table:formula="of:=AGE_GROUP_TRANSLATED&amp;&quot;_&quot;&amp;S2_SEC2_TRANSLATED&amp;&quot;_G2_P2&quot;" office:value-type="string" office:string-value="U15_GirlsEuropaLeague_G2_P2" calcext:value-type="string">
            <text:p>U15_GirlsEuropaLeague_G2_P2</text:p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53] &amp; &quot;,&quot;&quot;pitch&quot;&quot;:&quot;&quot;&quot; &amp; [.J53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A53] &amp; &quot;&quot;&quot;, &quot;&quot;homeTeam&quot;&quot;:&quot;&quot;&quot; &amp; [.F53] &amp; &quot;&quot;&quot;, &quot;&quot;awayTeam&quot;&quot;:&quot;&quot;&quot; &amp; [.G53] &amp; &quot;&quot;&quot;, &quot;&quot;homeTeamFrom&quot;&quot;:&quot;&quot;&quot; &amp; [.H53] &amp; &quot;&quot;&quot;, &quot;&quot;awayTeamFrom&quot;&quot;:&quot;&quot;&quot; &amp; [.I53] &amp; &quot;&quot;&quot;, &quot;&quot;stage2Tag&quot;&quot;:&quot;&quot;&quot; &amp; [.E53] &amp; &quot;&quot;&quot;}&quot;" office:value-type="string" office:string-value="{&quot;__v&quot;:0,&quot;index&quot;:52,&quot;pitch&quot;:&quot;11&quot;,&quot;competition&quot;:{&quot;name&quot;:&quot;U15&quot;, &quot;section&quot;:&quot;Girls Europa League&quot;},&quot;tag&quot;:&quot;SF1&quot;, &quot;homeTeam&quot;:&quot;Winner Group 1&quot;, &quot;awayTeam&quot;:&quot;2nd Group 2&quot;, &quot;homeTeamFrom&quot;:&quot;U15_GirlsEuropaLeague_G1_P1&quot;, &quot;awayTeamFrom&quot;:&quot;U15_GirlsEuropaLeague_G2_P2&quot;, &quot;stage2Tag&quot;:&quot;U15_GirlsEuropaLeague_SF1&quot;}" calcext:value-type="string">
            <text:p>{"__v":0,"index":52,"pitch":"11","competition":{"name":"U15", "section":"Girls Europa League"},"tag":"SF1", "homeTeam":"Winner Group 1", "awayTeam":"2nd Group 2", "homeTeamFrom":"U15_GirlsEuropaLeague_G1_P1", "awayTeamFrom":"U15_GirlsEuropaLeague_G2_P2", "stage2Tag":"U15_GirlsEuropaLeague_SF1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F2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23"/>
          <table:table-cell table:style-name="ce23" table:formula="of:=AGE_GROUP_TRANSLATED&amp;&quot;_&quot;&amp;S2_SEC2_TRANSLATED&amp;&quot;_SF2&quot;" office:value-type="string" office:string-value="U15_GirlsEuropaLeague_SF2" calcext:value-type="string">
            <text:p>U15_GirlsEuropaLeague_SF2</text:p>
          </table:table-cell>
          <table:table-cell table:style-name="ce23" office:value-type="string" calcext:value-type="string">
            <text:p>Winner Group 2</text:p>
          </table:table-cell>
          <table:table-cell table:style-name="ce23" office:value-type="string" calcext:value-type="string">
            <text:p>2nd Group 1</text:p>
          </table:table-cell>
          <table:table-cell table:style-name="ce23" table:formula="of:=AGE_GROUP_TRANSLATED&amp;&quot;_&quot;&amp;S2_SEC2_TRANSLATED&amp;&quot;_G2_P1&quot;" office:value-type="string" office:string-value="U15_GirlsEuropaLeague_G2_P1" calcext:value-type="string">
            <text:p>U15_GirlsEuropaLeague_G2_P1</text:p>
          </table:table-cell>
          <table:table-cell table:style-name="ce23" table:formula="of:=AGE_GROUP_TRANSLATED&amp;&quot;_&quot;&amp;S2_SEC2_TRANSLATED&amp;&quot;_G1_P2&quot;" office:value-type="string" office:string-value="U15_GirlsEuropaLeague_G1_P2" calcext:value-type="string">
            <text:p>U15_GirlsEuropaLeague_G1_P2</text:p>
          </table:table-cell>
          <table:table-cell office:value-type="float" office:value="12" calcext:value-type="float">
            <text:p>12</text:p>
          </table:table-cell>
          <table:table-cell table:formula="of:=&quot;{&quot;&quot;__v&quot;&quot;:0,&quot;&quot;index&quot;&quot;:&quot; &amp; [.B54] &amp; &quot;,&quot;&quot;pitch&quot;&quot;:&quot;&quot;&quot; &amp; [.J54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A54] &amp; &quot;&quot;&quot;, &quot;&quot;homeTeam&quot;&quot;:&quot;&quot;&quot; &amp; [.F54] &amp; &quot;&quot;&quot;, &quot;&quot;awayTeam&quot;&quot;:&quot;&quot;&quot; &amp; [.G54] &amp; &quot;&quot;&quot;, &quot;&quot;homeTeamFrom&quot;&quot;:&quot;&quot;&quot; &amp; [.H54] &amp; &quot;&quot;&quot;, &quot;&quot;awayTeamFrom&quot;&quot;:&quot;&quot;&quot; &amp; [.I54] &amp; &quot;&quot;&quot;, &quot;&quot;stage2Tag&quot;&quot;:&quot;&quot;&quot; &amp; [.E54] &amp; &quot;&quot;&quot;}&quot;" office:value-type="string" office:string-value="{&quot;__v&quot;:0,&quot;index&quot;:53,&quot;pitch&quot;:&quot;12&quot;,&quot;competition&quot;:{&quot;name&quot;:&quot;U15&quot;, &quot;section&quot;:&quot;Girls Europa League&quot;},&quot;tag&quot;:&quot;SF2&quot;, &quot;homeTeam&quot;:&quot;Winner Group 2&quot;, &quot;awayTeam&quot;:&quot;2nd Group 1&quot;, &quot;homeTeamFrom&quot;:&quot;U15_GirlsEuropaLeague_G2_P1&quot;, &quot;awayTeamFrom&quot;:&quot;U15_GirlsEuropaLeague_G1_P2&quot;, &quot;stage2Tag&quot;:&quot;U15_GirlsEuropaLeague_SF2&quot;}" calcext:value-type="string">
            <text:p>{"__v":0,"index":53,"pitch":"12","competition":{"name":"U15", "section":"Girls Europa League"},"tag":"SF2", "homeTeam":"Winner Group 2", "awayTeam":"2nd Group 1", "homeTeamFrom":"U15_GirlsEuropaLeague_G2_P1", "awayTeamFrom":"U15_GirlsEuropaLeague_G1_P2", "stage2Tag":"U15_GirlsEuropaLeague_SF2"}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3"/>
          <table:table-cell table:style-name="ce23" table:formula="of:=AGE_GROUP_TRANSLATED&amp;&quot;_&quot;&amp;S2_SEC2_TRANSLATED&amp;&quot;_FNL&quot;" office:value-type="string" office:string-value="U15_GirlsEuropaLeague_FNL" calcext:value-type="string">
            <text:p>U15_GirlsEuropaLeague_FNL</text:p>
          </table:table-cell>
          <table:table-cell table:style-name="ce23" office:value-type="string" calcext:value-type="string">
            <text:p>Winner SF1</text:p>
          </table:table-cell>
          <table:table-cell table:style-name="ce23" office:value-type="string" calcext:value-type="string">
            <text:p>Winner SF2</text:p>
          </table:table-cell>
          <table:table-cell table:style-name="ce23" table:formula="of:=AGE_GROUP_TRANSLATED&amp;&quot;_&quot;&amp;S2_SEC2_TRANSLATED&amp;&quot;_SF1&quot;" office:value-type="string" office:string-value="U15_GirlsEuropaLeague_SF1" calcext:value-type="string">
            <text:p>U15_GirlsEuropaLeague_SF1</text:p>
          </table:table-cell>
          <table:table-cell table:style-name="ce23" table:formula="of:=AGE_GROUP_TRANSLATED&amp;&quot;_&quot;&amp;S2_SEC2_TRANSLATED&amp;&quot;_SF2&quot;" office:value-type="string" office:string-value="U15_GirlsEuropaLeague_SF2" calcext:value-type="string">
            <text:p>U15_GirlsEuropaLeague_SF2</text:p>
          </table:table-cell>
          <table:table-cell office:value-type="float" office:value="11" calcext:value-type="float">
            <text:p>11</text:p>
          </table:table-cell>
          <table:table-cell table:formula="of:=&quot;{&quot;&quot;__v&quot;&quot;:0,&quot;&quot;index&quot;&quot;:&quot; &amp; [.B55] &amp; &quot;,&quot;&quot;pitch&quot;&quot;:&quot;&quot;&quot; &amp; [.J55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A55] &amp; &quot;&quot;&quot;, &quot;&quot;homeTeam&quot;&quot;:&quot;&quot;&quot; &amp; [.F55] &amp; &quot;&quot;&quot;, &quot;&quot;awayTeam&quot;&quot;:&quot;&quot;&quot; &amp; [.G55] &amp; &quot;&quot;&quot;, &quot;&quot;homeTeamFrom&quot;&quot;:&quot;&quot;&quot; &amp; [.H55] &amp; &quot;&quot;&quot;, &quot;&quot;awayTeamFrom&quot;&quot;:&quot;&quot;&quot; &amp; [.I55] &amp; &quot;&quot;&quot;, &quot;&quot;stage2Tag&quot;&quot;:&quot;&quot;&quot; &amp; [.E55] &amp; &quot;&quot;&quot;}&quot;" office:value-type="string" office:string-value="{&quot;__v&quot;:0,&quot;index&quot;:54,&quot;pitch&quot;:&quot;11&quot;,&quot;competition&quot;:{&quot;name&quot;:&quot;U15&quot;, &quot;section&quot;:&quot;Girls Europa League&quot;},&quot;tag&quot;:&quot;FIN&quot;, &quot;homeTeam&quot;:&quot;Winner SF1&quot;, &quot;awayTeam&quot;:&quot;Winner SF2&quot;, &quot;homeTeamFrom&quot;:&quot;U15_GirlsEuropaLeague_SF1&quot;, &quot;awayTeamFrom&quot;:&quot;U15_GirlsEuropaLeague_SF2&quot;, &quot;stage2Tag&quot;:&quot;U15_GirlsEuropaLeague_FNL&quot;}" calcext:value-type="string">
            <text:p>{"__v":0,"index":54,"pitch":"11","competition":{"name":"U15", "section":"Girls Europa League"},"tag":"FIN", "homeTeam":"Winner SF1", "awayTeam":"Winner SF2", "homeTeamFrom":"U15_GirlsEuropaLeague_SF1", "awayTeamFrom":"U15_GirlsEuropaLeague_SF2", "stage2Tag":"U15_GirlsEuropaLeague_FNL"}</text:p>
          </table:table-cell>
          <table:table-cell table:number-columns-repeated="1012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 Groups of 4 2-Stage Format No KO" table:style-name="ta1">
        <office:forms form:automatic-focus="false" form:apply-design-mode="false"/>
        <table:table-column table:style-name="co4" table:visibility="collapse" table:default-cell-style-name="ce13"/>
        <table:table-column table:style-name="co5" table:visibility="collapse" table:number-columns-repeated="2" table:default-cell-style-name="ce13"/>
        <table:table-column table:style-name="co5" table:visibility="collapse" table:default-cell-style-name="ce16"/>
        <table:table-column table:style-name="co10" table:visibility="collapse" table:default-cell-style-name="ce16"/>
        <table:table-column table:style-name="co11" table:visibility="collapse" table:number-columns-repeated="3" table:default-cell-style-name="ce16"/>
        <table:table-column table:style-name="co11" table:visibility="collapse" table:default-cell-style-name="ce17"/>
        <table:table-column table:style-name="co12" table:default-cell-style-name="ce17"/>
        <table:table-column table:style-name="co9" table:default-cell-style-name="ce12"/>
        <table:table-column table:style-name="co3" table:number-columns-repeated="1012" table:default-cell-style-name="ce19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table:style-name="ce9" office:value-type="string" calcext:value-type="string">
            <text:p>Home</text:p>
          </table:table-cell>
          <table:table-cell table:style-name="ce9" office:value-type="string" calcext:value-type="string">
            <text:p>Away</text:p>
          </table:table-cell>
          <table:table-cell table:style-name="ce9" table:number-columns-repeated="4"/>
          <table:table-cell table:style-name="ce9" office:value-type="string" calcext:value-type="string">
            <text:p>Pitch</text:p>
          </table:table-cell>
          <table:table-cell table:style-name="ce18"/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2];TRANSLATED_TEAM_NAMES;[.$C2]+1)" office:value-type="string" office:string-value="a" calcext:value-type="string">
            <text:p>a</text:p>
          </table:table-cell>
          <table:table-cell table:style-name="ce9" table:formula="of:=VLOOKUP([.E2];TRANSLATED_TEAM_NAMES;[.$C2]+1)" office:value-type="string" office:string-value="b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2] &amp; 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2] &amp;&quot;&quot;&quot;},&quot;&quot;tag&quot;&quot;:&quot;&quot;&quot; &amp; [.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index&quot;:1,&quot;pitch&quot;:&quot;7&quot;,&quot;competition&quot;:{&quot;name&quot;:&quot;U15&quot;, &quot;section&quot;:&quot;Girls&quot;, &quot;group&quot;:&quot;1&quot;},&quot;tag&quot;:&quot;1&quot;, &quot;homeTeam&quot;:&quot;a&quot;, &quot;awayTeam&quot;:&quot;b&quot;}" calcext:value-type="string">
            <text:p>{"__v":0,"index":1,"pitch":"7","competition":{"name":"U15", "section":"Girls", "group":"1"},"tag":"1", "homeTeam":"a", "awayTeam":"b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3];TRANSLATED_TEAM_NAMES;[.$C3]+1)" office:value-type="string" office:string-value="c" calcext:value-type="string">
            <text:p>c</text:p>
          </table:table-cell>
          <table:table-cell table:style-name="ce9" table:formula="of:=VLOOKUP([.E3];TRANSLATED_TEAM_NAMES;[.$C3]+1)" office:value-type="string" office:string-value="d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3] &amp; 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3] &amp;&quot;&quot;&quot;},&quot;&quot;tag&quot;&quot;:&quot;&quot;&quot; &amp; [.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index&quot;:2,&quot;pitch&quot;:&quot;8&quot;,&quot;competition&quot;:{&quot;name&quot;:&quot;U15&quot;, &quot;section&quot;:&quot;Girls&quot;, &quot;group&quot;:&quot;1&quot;},&quot;tag&quot;:&quot;2&quot;, &quot;homeTeam&quot;:&quot;c&quot;, &quot;awayTeam&quot;:&quot;d&quot;}" calcext:value-type="string">
            <text:p>{"__v":0,"index":2,"pitch":"8","competition":{"name":"U15", "section":"Girls", "group":"1"},"tag":"2", "homeTeam":"c", "awayTeam":"d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4];TRANSLATED_TEAM_NAMES;[.$C4]+1)" office:value-type="string" office:string-value="c" calcext:value-type="string">
            <text:p>c</text:p>
          </table:table-cell>
          <table:table-cell table:style-name="ce9" table:formula="of:=VLOOKUP([.E4];TRANSLATED_TEAM_NAMES;[.$C4]+1)" office:value-type="string" office:string-value="a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4] &amp; 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4] &amp;&quot;&quot;&quot;},&quot;&quot;tag&quot;&quot;:&quot;&quot;&quot; &amp; [.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index&quot;:3,&quot;pitch&quot;:&quot;7&quot;,&quot;competition&quot;:{&quot;name&quot;:&quot;U15&quot;, &quot;section&quot;:&quot;Girls&quot;, &quot;group&quot;:&quot;1&quot;},&quot;tag&quot;:&quot;3&quot;, &quot;homeTeam&quot;:&quot;c&quot;, &quot;awayTeam&quot;:&quot;a&quot;}" calcext:value-type="string">
            <text:p>{"__v":0,"index":3,"pitch":"7","competition":{"name":"U15", "section":"Girls", "group":"1"},"tag":"3", "homeTeam":"c", "awayTeam":"a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5];TRANSLATED_TEAM_NAMES;[.$C5]+1)" office:value-type="string" office:string-value="b" calcext:value-type="string">
            <text:p>b</text:p>
          </table:table-cell>
          <table:table-cell table:style-name="ce9" table:formula="of:=VLOOKUP([.E5];TRANSLATED_TEAM_NAMES;[.$C5]+1)" office:value-type="string" office:string-value="d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5] &amp; 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5] &amp;&quot;&quot;&quot;},&quot;&quot;tag&quot;&quot;:&quot;&quot;&quot; &amp; [.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index&quot;:4,&quot;pitch&quot;:&quot;8&quot;,&quot;competition&quot;:{&quot;name&quot;:&quot;U15&quot;, &quot;section&quot;:&quot;Girls&quot;, &quot;group&quot;:&quot;1&quot;},&quot;tag&quot;:&quot;4&quot;, &quot;homeTeam&quot;:&quot;b&quot;, &quot;awayTeam&quot;:&quot;d&quot;}" calcext:value-type="string">
            <text:p>{"__v":0,"index":4,"pitch":"8","competition":{"name":"U15", "section":"Girls", "group":"1"},"tag":"4", "homeTeam":"b", "awayTeam":"d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6];TRANSLATED_TEAM_NAMES;[.$C6]+1)" office:value-type="string" office:string-value="d" calcext:value-type="string">
            <text:p>d</text:p>
          </table:table-cell>
          <table:table-cell table:style-name="ce9" table:formula="of:=VLOOKUP([.E6];TRANSLATED_TEAM_NAMES;[.$C6]+1)" office:value-type="string" office:string-value="a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6] &amp; 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6] &amp;&quot;&quot;&quot;},&quot;&quot;tag&quot;&quot;:&quot;&quot;&quot; &amp; [.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index&quot;:5,&quot;pitch&quot;:&quot;7&quot;,&quot;competition&quot;:{&quot;name&quot;:&quot;U15&quot;, &quot;section&quot;:&quot;Girls&quot;, &quot;group&quot;:&quot;1&quot;},&quot;tag&quot;:&quot;5&quot;, &quot;homeTeam&quot;:&quot;d&quot;, &quot;awayTeam&quot;:&quot;a&quot;}" calcext:value-type="string">
            <text:p>{"__v":0,"index":5,"pitch":"7","competition":{"name":"U15", "section":"Girls", "group":"1"},"tag":"5", "homeTeam":"d", "awayTeam":"a"}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7];TRANSLATED_TEAM_NAMES;[.$C7]+1)" office:value-type="string" office:string-value="b" calcext:value-type="string">
            <text:p>b</text:p>
          </table:table-cell>
          <table:table-cell table:style-name="ce9" table:formula="of:=VLOOKUP([.E7];TRANSLATED_TEAM_NAMES;[.$C7]+1)" office:value-type="string" office:string-value="c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7] &amp; 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7] &amp;&quot;&quot;&quot;},&quot;&quot;tag&quot;&quot;:&quot;&quot;&quot; &amp; [.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index&quot;:6,&quot;pitch&quot;:&quot;8&quot;,&quot;competition&quot;:{&quot;name&quot;:&quot;U15&quot;, &quot;section&quot;:&quot;Girls&quot;, &quot;group&quot;:&quot;1&quot;},&quot;tag&quot;:&quot;6&quot;, &quot;homeTeam&quot;:&quot;b&quot;, &quot;awayTeam&quot;:&quot;c&quot;}" calcext:value-type="string">
            <text:p>{"__v":0,"index":6,"pitch":"8","competition":{"name":"U15", "section":"Girls", "group":"1"},"tag":"6", "homeTeam":"b", "awayTeam":"c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VLOOKUP([.D8];TRANSLATED_TEAM_NAMES;[.$C8]+1)" office:value-type="string" office:string-value="w" calcext:value-type="string">
            <text:p>w</text:p>
          </table:table-cell>
          <table:table-cell table:style-name="ce9" table:formula="of:=VLOOKUP([.E8];TRANSLATED_TEAM_NAMES;[.$C8]+1)" office:value-type="string" office:string-value="x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8] &amp; 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8] &amp;&quot;&quot;&quot;},&quot;&quot;tag&quot;&quot;:&quot;&quot;&quot; &amp; [.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index&quot;:7,&quot;pitch&quot;:&quot;7&quot;,&quot;competition&quot;:{&quot;name&quot;:&quot;U15&quot;, &quot;section&quot;:&quot;Girls&quot;, &quot;group&quot;:&quot;2&quot;},&quot;tag&quot;:&quot;1&quot;, &quot;homeTeam&quot;:&quot;w&quot;, &quot;awayTeam&quot;:&quot;x&quot;}" calcext:value-type="string">
            <text:p>{"__v":0,"index":7,"pitch":"7","competition":{"name":"U15", "section":"Girls", "group":"2"},"tag":"1", "homeTeam":"w", "awayTeam":"x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9];TRANSLATED_TEAM_NAMES;[.$C9]+1)" office:value-type="string" office:string-value="y" calcext:value-type="string">
            <text:p>y</text:p>
          </table:table-cell>
          <table:table-cell table:style-name="ce9" table:formula="of:=VLOOKUP([.E9];TRANSLATED_TEAM_NAMES;[.$C9]+1)" office:value-type="string" office:string-value="z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9] &amp; 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9] &amp;&quot;&quot;&quot;},&quot;&quot;tag&quot;&quot;:&quot;&quot;&quot; &amp; [.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index&quot;:8,&quot;pitch&quot;:&quot;8&quot;,&quot;competition&quot;:{&quot;name&quot;:&quot;U15&quot;, &quot;section&quot;:&quot;Girls&quot;, &quot;group&quot;:&quot;2&quot;},&quot;tag&quot;:&quot;2&quot;, &quot;homeTeam&quot;:&quot;y&quot;, &quot;awayTeam&quot;:&quot;z&quot;}" calcext:value-type="string">
            <text:p>{"__v":0,"index":8,"pitch":"8","competition":{"name":"U15", "section":"Girls", "group":"2"},"tag":"2", "homeTeam":"y", "awayTeam":"z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0];TRANSLATED_TEAM_NAMES;[.$C10]+1)" office:value-type="string" office:string-value="y" calcext:value-type="string">
            <text:p>y</text:p>
          </table:table-cell>
          <table:table-cell table:style-name="ce9" table:formula="of:=VLOOKUP([.E10];TRANSLATED_TEAM_NAMES;[.$C10]+1)" office:value-type="string" office:string-value="w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10] &amp; 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0] &amp;&quot;&quot;&quot;},&quot;&quot;tag&quot;&quot;:&quot;&quot;&quot; &amp; [.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index&quot;:9,&quot;pitch&quot;:&quot;7&quot;,&quot;competition&quot;:{&quot;name&quot;:&quot;U15&quot;, &quot;section&quot;:&quot;Girls&quot;, &quot;group&quot;:&quot;2&quot;},&quot;tag&quot;:&quot;3&quot;, &quot;homeTeam&quot;:&quot;y&quot;, &quot;awayTeam&quot;:&quot;w&quot;}" calcext:value-type="string">
            <text:p>{"__v":0,"index":9,"pitch":"7","competition":{"name":"U15", "section":"Girls", "group":"2"},"tag":"3", "homeTeam":"y", "awayTeam":"w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VLOOKUP([.D11];TRANSLATED_TEAM_NAMES;[.$C11]+1)" office:value-type="string" office:string-value="x" calcext:value-type="string">
            <text:p>x</text:p>
          </table:table-cell>
          <table:table-cell table:style-name="ce9" table:formula="of:=VLOOKUP([.E11];TRANSLATED_TEAM_NAMES;[.$C11]+1)" office:value-type="string" office:string-value="z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11] &amp; 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1] &amp;&quot;&quot;&quot;},&quot;&quot;tag&quot;&quot;:&quot;&quot;&quot; &amp; [.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index&quot;:10,&quot;pitch&quot;:&quot;8&quot;,&quot;competition&quot;:{&quot;name&quot;:&quot;U15&quot;, &quot;section&quot;:&quot;Girls&quot;, &quot;group&quot;:&quot;2&quot;},&quot;tag&quot;:&quot;4&quot;, &quot;homeTeam&quot;:&quot;x&quot;, &quot;awayTeam&quot;:&quot;z&quot;}" calcext:value-type="string">
            <text:p>{"__v":0,"index":10,"pitch":"8","competition":{"name":"U15", "section":"Girls", "group":"2"},"tag":"4", "homeTeam":"x", "awayTeam":"z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VLOOKUP([.D12];TRANSLATED_TEAM_NAMES;[.$C12]+1)" office:value-type="string" office:string-value="z" calcext:value-type="string">
            <text:p>z</text:p>
          </table:table-cell>
          <table:table-cell table:style-name="ce9" table:formula="of:=VLOOKUP([.E12];TRANSLATED_TEAM_NAMES;[.$C12]+1)" office:value-type="string" office:string-value="w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12] &amp; 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2] &amp;&quot;&quot;&quot;},&quot;&quot;tag&quot;&quot;:&quot;&quot;&quot; &amp; [.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index&quot;:11,&quot;pitch&quot;:&quot;7&quot;,&quot;competition&quot;:{&quot;name&quot;:&quot;U15&quot;, &quot;section&quot;:&quot;Girls&quot;, &quot;group&quot;:&quot;2&quot;},&quot;tag&quot;:&quot;5&quot;, &quot;homeTeam&quot;:&quot;z&quot;, &quot;awayTeam&quot;:&quot;w&quot;}" calcext:value-type="string">
            <text:p>{"__v":0,"index":11,"pitch":"7","competition":{"name":"U15", "section":"Girls", "group":"2"},"tag":"5", "homeTeam":"z", "awayTeam":"w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VLOOKUP([.D13];TRANSLATED_TEAM_NAMES;[.$C13]+1)" office:value-type="string" office:string-value="x" calcext:value-type="string">
            <text:p>x</text:p>
          </table:table-cell>
          <table:table-cell table:style-name="ce9" table:formula="of:=VLOOKUP([.E13];TRANSLATED_TEAM_NAMES;[.$C13]+1)" office:value-type="string" office:string-value="y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13] &amp; 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C13] &amp;&quot;&quot;&quot;},&quot;&quot;tag&quot;&quot;:&quot;&quot;&quot; &amp; [.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index&quot;:12,&quot;pitch&quot;:&quot;8&quot;,&quot;competition&quot;:{&quot;name&quot;:&quot;U15&quot;, &quot;section&quot;:&quot;Girls&quot;, &quot;group&quot;:&quot;2&quot;},&quot;tag&quot;:&quot;6&quot;, &quot;homeTeam&quot;:&quot;x&quot;, &quot;awayTeam&quot;:&quot;y&quot;}" calcext:value-type="string">
            <text:p>{"__v":0,"index":12,"pitch":"8","competition":{"name":"U15", "section":"Girls", "group":"2"},"tag":"6", "homeTeam":"x", "awayTeam":"y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Winner Group 1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table:style-name="ce9"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14] &amp; &quot;,&quot;&quot;pitch&quot;&quot;:&quot;&quot;&quot; &amp; [.J1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4] &amp;&quot;&quot;&quot;},&quot;&quot;tag&quot;&quot;:&quot;&quot;&quot; &amp; [.A14] &amp; &quot;&quot;&quot;, &quot;&quot;homeTeam&quot;&quot;:&quot;&quot;&quot; &amp; [.F14] &amp; &quot;&quot;&quot;, &quot;&quot;awayTeam&quot;&quot;:&quot;&quot;&quot; &amp; [.G14] &amp; &quot;&quot;&quot;, &quot;&quot;homeTeamFrom&quot;&quot;:&quot;&quot;&quot; &amp; [.H14] &amp; &quot;&quot;&quot;, &quot;&quot;awayTeamFrom&quot;&quot;:&quot;&quot;&quot; &amp; [.I14] &amp; &quot;&quot;&quot;}&quot;" office:value-type="string" office:string-value="{&quot;__v&quot;:0,&quot;index&quot;:13,&quot;pitch&quot;:&quot;7&quot;,&quot;competition&quot;:{&quot;name&quot;:&quot;U15&quot;, &quot;section&quot;:&quot;Girls Champions League&quot;, &quot;group&quot;:&quot;1&quot;},&quot;tag&quot;:&quot;1&quot;, &quot;homeTeam&quot;:&quot;Winner Group 1&quot;, &quot;awayTeam&quot;:&quot;2nd Group 2&quot;, &quot;homeTeamFrom&quot;:&quot;U15_Girls_G1_P1&quot;, &quot;awayTeamFrom&quot;:&quot;U15_Girls_G2_P2&quot;}" calcext:value-type="string">
            <text:p>{"__v":0,"index":13,"pitch":"7","competition":{"name":"U15", "section":"Girls Champions League", "group":"1"},"tag":"1", "homeTeam":"Winner Group 1", "awayTeam":"2nd Group 2", "homeTeamFrom":"U15_Girls_G1_P1", "awayTeamFrom":"U15_Girls_G2_P2"}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table:style-name="ce9"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15] &amp; &quot;,&quot;&quot;pitch&quot;&quot;:&quot;&quot;&quot; &amp; [.J1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5] &amp;&quot;&quot;&quot;},&quot;&quot;tag&quot;&quot;:&quot;&quot;&quot; &amp; [.A15] &amp; &quot;&quot;&quot;, &quot;&quot;homeTeam&quot;&quot;:&quot;&quot;&quot; &amp; [.F15] &amp; &quot;&quot;&quot;, &quot;&quot;awayTeam&quot;&quot;:&quot;&quot;&quot; &amp; [.G15] &amp; &quot;&quot;&quot;, &quot;&quot;homeTeamFrom&quot;&quot;:&quot;&quot;&quot; &amp; [.H15] &amp; &quot;&quot;&quot;, &quot;&quot;awayTeamFrom&quot;&quot;:&quot;&quot;&quot; &amp; [.I15] &amp; &quot;&quot;&quot;}&quot;" office:value-type="string" office:string-value="{&quot;__v&quot;:0,&quot;index&quot;:14,&quot;pitch&quot;:&quot;8&quot;,&quot;competition&quot;:{&quot;name&quot;:&quot;U15&quot;, &quot;section&quot;:&quot;Girls Champions League&quot;, &quot;group&quot;:&quot;1&quot;},&quot;tag&quot;:&quot;2&quot;, &quot;homeTeam&quot;:&quot;Winner Group 2&quot;, &quot;awayTeam&quot;:&quot;2nd Group 1&quot;, &quot;homeTeamFrom&quot;:&quot;U15_Girls_G2_P1&quot;, &quot;awayTeamFrom&quot;:&quot;U15_Girls_G1_P2&quot;}" calcext:value-type="string">
            <text:p>{"__v":0,"index":14,"pitch":"8","competition":{"name":"U15", "section":"Girls Champions League", "group":"1"},"tag":"2", "homeTeam":"Winner Group 2", "awayTeam":"2nd Group 1", "homeTeamFrom":"U15_Girls_G2_P1", "awayTeamFrom":"U15_Girls_G1_P2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Winner Group 2</text:p>
          </table:table-cell>
          <table:table-cell table:style-name="ce9" office:value-type="string" calcext:value-type="string">
            <text:p>Winner Group 1</text:p>
          </table:table-cell>
          <table:table-cell table:style-name="ce9"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table:style-name="ce9"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16] &amp; &quot;,&quot;&quot;pitch&quot;&quot;:&quot;&quot;&quot; &amp; [.J1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6] &amp;&quot;&quot;&quot;},&quot;&quot;tag&quot;&quot;:&quot;&quot;&quot; &amp; [.A16] &amp; &quot;&quot;&quot;, &quot;&quot;homeTeam&quot;&quot;:&quot;&quot;&quot; &amp; [.F16] &amp; &quot;&quot;&quot;, &quot;&quot;awayTeam&quot;&quot;:&quot;&quot;&quot; &amp; [.G16] &amp; &quot;&quot;&quot;, &quot;&quot;homeTeamFrom&quot;&quot;:&quot;&quot;&quot; &amp; [.H16] &amp; &quot;&quot;&quot;, &quot;&quot;awayTeamFrom&quot;&quot;:&quot;&quot;&quot; &amp; [.I16] &amp; &quot;&quot;&quot;}&quot;" office:value-type="string" office:string-value="{&quot;__v&quot;:0,&quot;index&quot;:15,&quot;pitch&quot;:&quot;7&quot;,&quot;competition&quot;:{&quot;name&quot;:&quot;U15&quot;, &quot;section&quot;:&quot;Girls Champions League&quot;, &quot;group&quot;:&quot;1&quot;},&quot;tag&quot;:&quot;3&quot;, &quot;homeTeam&quot;:&quot;Winner Group 2&quot;, &quot;awayTeam&quot;:&quot;Winner Group 1&quot;, &quot;homeTeamFrom&quot;:&quot;U15_Girls_G2_P1&quot;, &quot;awayTeamFrom&quot;:&quot;U15_Girls_G1_P1&quot;}" calcext:value-type="string">
            <text:p>{"__v":0,"index":15,"pitch":"7","competition":{"name":"U15", "section":"Girls Champions League", "group":"1"},"tag":"3", "homeTeam":"Winner Group 2", "awayTeam":"Winner Group 1", "homeTeamFrom":"U15_Girls_G2_P1", "awayTeamFrom":"U15_Girls_G1_P1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table:style-name="ce9"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17] &amp; &quot;,&quot;&quot;pitch&quot;&quot;:&quot;&quot;&quot; &amp; [.J1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7] &amp;&quot;&quot;&quot;},&quot;&quot;tag&quot;&quot;:&quot;&quot;&quot; &amp; [.A17] &amp; &quot;&quot;&quot;, &quot;&quot;homeTeam&quot;&quot;:&quot;&quot;&quot; &amp; [.F17] &amp; &quot;&quot;&quot;, &quot;&quot;awayTeam&quot;&quot;:&quot;&quot;&quot; &amp; [.G17] &amp; &quot;&quot;&quot;, &quot;&quot;homeTeamFrom&quot;&quot;:&quot;&quot;&quot; &amp; [.H17] &amp; &quot;&quot;&quot;, &quot;&quot;awayTeamFrom&quot;&quot;:&quot;&quot;&quot; &amp; [.I17] &amp; &quot;&quot;&quot;}&quot;" office:value-type="string" office:string-value="{&quot;__v&quot;:0,&quot;index&quot;:16,&quot;pitch&quot;:&quot;8&quot;,&quot;competition&quot;:{&quot;name&quot;:&quot;U15&quot;, &quot;section&quot;:&quot;Girls Champions League&quot;, &quot;group&quot;:&quot;1&quot;},&quot;tag&quot;:&quot;4&quot;, &quot;homeTeam&quot;:&quot;2nd Group 2&quot;, &quot;awayTeam&quot;:&quot;2nd Group 1&quot;, &quot;homeTeamFrom&quot;:&quot;U15_Girls_G2_P2&quot;, &quot;awayTeamFrom&quot;:&quot;U15_Girls_G1_P2&quot;}" calcext:value-type="string">
            <text:p>{"__v":0,"index":16,"pitch":"8","competition":{"name":"U15", "section":"Girls Champions League", "group":"1"},"tag":"4", "homeTeam":"2nd Group 2", "awayTeam":"2nd Group 1", "homeTeamFrom":"U15_Girls_G2_P2", "awayTeamFrom":"U15_Girls_G1_P2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<text:span text:style-name="T1">nd</text:span> Group 1</text:p>
          </table:table-cell>
          <table:table-cell table:style-name="ce9" office:value-type="string" calcext:value-type="string">
            <text:p>Winner Group 1</text:p>
          </table:table-cell>
          <table:table-cell table:style-name="ce9"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table:style-name="ce9"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18] &amp; &quot;,&quot;&quot;pitch&quot;&quot;:&quot;&quot;&quot; &amp; [.J1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8] &amp;&quot;&quot;&quot;},&quot;&quot;tag&quot;&quot;:&quot;&quot;&quot; &amp; [.A18] &amp; &quot;&quot;&quot;, &quot;&quot;homeTeam&quot;&quot;:&quot;&quot;&quot; &amp; [.F18] &amp; &quot;&quot;&quot;, &quot;&quot;awayTeam&quot;&quot;:&quot;&quot;&quot; &amp; [.G18] &amp; &quot;&quot;&quot;, &quot;&quot;homeTeamFrom&quot;&quot;:&quot;&quot;&quot; &amp; [.H18] &amp; &quot;&quot;&quot;, &quot;&quot;awayTeamFrom&quot;&quot;:&quot;&quot;&quot; &amp; [.I18] &amp; &quot;&quot;&quot;}&quot;" office:value-type="string" office:string-value="{&quot;__v&quot;:0,&quot;index&quot;:17,&quot;pitch&quot;:&quot;7&quot;,&quot;competition&quot;:{&quot;name&quot;:&quot;U15&quot;, &quot;section&quot;:&quot;Girls Champions League&quot;, &quot;group&quot;:&quot;1&quot;},&quot;tag&quot;:&quot;5&quot;, &quot;homeTeam&quot;:&quot;2nd Group 1&quot;, &quot;awayTeam&quot;:&quot;Winner Group 1&quot;, &quot;homeTeamFrom&quot;:&quot;U15_Girls_G1_P2&quot;, &quot;awayTeamFrom&quot;:&quot;U15_Girls_G1_P1&quot;}" calcext:value-type="string">
            <text:p>{"__v":0,"index":17,"pitch":"7","competition":{"name":"U15", "section":"Girls Champions League", "group":"1"},"tag":"5", "homeTeam":"2nd Group 1", "awayTeam":"Winner Group 1", "homeTeamFrom":"U15_Girls_G1_P2", "awayTeamFrom":"U15_Girls_G1_P1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2<text:span text:style-name="T1">nd</text:span> Group 2</text:p>
          </table:table-cell>
          <table:table-cell table:style-name="ce9" office:value-type="string" calcext:value-type="string">
            <text:p>Winner Group 2</text:p>
          </table:table-cell>
          <table:table-cell table:style-name="ce9"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table:style-name="ce9"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19] &amp; &quot;,&quot;&quot;pitch&quot;&quot;:&quot;&quot;&quot; &amp; [.J1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C19] &amp;&quot;&quot;&quot;},&quot;&quot;tag&quot;&quot;:&quot;&quot;&quot; &amp; [.A19] &amp; &quot;&quot;&quot;, &quot;&quot;homeTeam&quot;&quot;:&quot;&quot;&quot; &amp; [.F19] &amp; &quot;&quot;&quot;, &quot;&quot;awayTeam&quot;&quot;:&quot;&quot;&quot; &amp; [.G19] &amp; &quot;&quot;&quot;, &quot;&quot;homeTeamFrom&quot;&quot;:&quot;&quot;&quot; &amp; [.H19] &amp; &quot;&quot;&quot;, &quot;&quot;awayTeamFrom&quot;&quot;:&quot;&quot;&quot; &amp; [.I19] &amp; &quot;&quot;&quot;}&quot;" office:value-type="string" office:string-value="{&quot;__v&quot;:0,&quot;index&quot;:18,&quot;pitch&quot;:&quot;8&quot;,&quot;competition&quot;:{&quot;name&quot;:&quot;U15&quot;, &quot;section&quot;:&quot;Girls Champions League&quot;, &quot;group&quot;:&quot;1&quot;},&quot;tag&quot;:&quot;6&quot;, &quot;homeTeam&quot;:&quot;2nd Group 2&quot;, &quot;awayTeam&quot;:&quot;Winner Group 2&quot;, &quot;homeTeamFrom&quot;:&quot;U15_Girls_G2_P2&quot;, &quot;awayTeamFrom&quot;:&quot;U15_Girls_G2_P1&quot;}" calcext:value-type="string">
            <text:p>{"__v":0,"index":18,"pitch":"8","competition":{"name":"U15", "section":"Girls Champions League", "group":"1"},"tag":"6", "homeTeam":"2nd Group 2", "awayTeam":"Winner Group 2", "homeTeamFrom":"U15_Girls_G2_P2", "awayTeamFrom":"U15_Girls_G2_P1"}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3<text:span text:style-name="T1">rd</text:span> Group 1</text:p>
          </table:table-cell>
          <table:table-cell table:style-name="ce9" office:value-type="string" calcext:value-type="string">
            <text:p>4<text:span text:style-name="T1">th</text:span> Group 2</text:p>
          </table:table-cell>
          <table:table-cell table:style-name="ce9"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table:style-name="ce9"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20] &amp; &quot;,&quot;&quot;pitch&quot;&quot;:&quot;&quot;&quot; &amp; [.J2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0] &amp;&quot;&quot;&quot;},&quot;&quot;tag&quot;&quot;:&quot;&quot;&quot; &amp; [.A20] &amp; &quot;&quot;&quot;, &quot;&quot;homeTeam&quot;&quot;:&quot;&quot;&quot; &amp; [.F20] &amp; &quot;&quot;&quot;, &quot;&quot;awayTeam&quot;&quot;:&quot;&quot;&quot; &amp; [.G20] &amp; &quot;&quot;&quot;, &quot;&quot;homeTeamFrom&quot;&quot;:&quot;&quot;&quot; &amp; [.H20] &amp; &quot;&quot;&quot;, &quot;&quot;awayTeamFrom&quot;&quot;:&quot;&quot;&quot; &amp; [.I20] &amp; &quot;&quot;&quot;}&quot;" office:value-type="string" office:string-value="{&quot;__v&quot;:0,&quot;index&quot;:19,&quot;pitch&quot;:&quot;7&quot;,&quot;competition&quot;:{&quot;name&quot;:&quot;U15&quot;, &quot;section&quot;:&quot;Girls Europa League&quot;, &quot;group&quot;:&quot;1&quot;},&quot;tag&quot;:&quot;1&quot;, &quot;homeTeam&quot;:&quot;3rd Group 1&quot;, &quot;awayTeam&quot;:&quot;4th Group 2&quot;, &quot;homeTeamFrom&quot;:&quot;U15_Girls_G1_P3&quot;, &quot;awayTeamFrom&quot;:&quot;U15_Girls_G2_P4&quot;}" calcext:value-type="string">
            <text:p>{"__v":0,"index":19,"pitch":"7","competition":{"name":"U15", "section":"Girls Europa League", "group":"1"},"tag":"1", "homeTeam":"3rd Group 1", "awayTeam":"4th Group 2", "homeTeamFrom":"U15_Girls_G1_P3", "awayTeamFrom":"U15_Girls_G2_P4"}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3<text:span text:style-name="T1">rd</text:span> Group 2</text:p>
          </table:table-cell>
          <table:table-cell table:style-name="ce9" office:value-type="string" calcext:value-type="string">
            <text:p>4<text:span text:style-name="T1">th</text:span> Group 1</text:p>
          </table:table-cell>
          <table:table-cell table:style-name="ce9"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table:style-name="ce9"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21] &amp; &quot;,&quot;&quot;pitch&quot;&quot;:&quot;&quot;&quot; &amp; [.J2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1] &amp;&quot;&quot;&quot;},&quot;&quot;tag&quot;&quot;:&quot;&quot;&quot; &amp; [.A21] &amp; &quot;&quot;&quot;, &quot;&quot;homeTeam&quot;&quot;:&quot;&quot;&quot; &amp; [.F21] &amp; &quot;&quot;&quot;, &quot;&quot;awayTeam&quot;&quot;:&quot;&quot;&quot; &amp; [.G21] &amp; &quot;&quot;&quot;, &quot;&quot;homeTeamFrom&quot;&quot;:&quot;&quot;&quot; &amp; [.H21] &amp; &quot;&quot;&quot;, &quot;&quot;awayTeamFrom&quot;&quot;:&quot;&quot;&quot; &amp; [.I21] &amp; &quot;&quot;&quot;}&quot;" office:value-type="string" office:string-value="{&quot;__v&quot;:0,&quot;index&quot;:20,&quot;pitch&quot;:&quot;8&quot;,&quot;competition&quot;:{&quot;name&quot;:&quot;U15&quot;, &quot;section&quot;:&quot;Girls Europa League&quot;, &quot;group&quot;:&quot;1&quot;},&quot;tag&quot;:&quot;2&quot;, &quot;homeTeam&quot;:&quot;3rd Group 2&quot;, &quot;awayTeam&quot;:&quot;4th Group 1&quot;, &quot;homeTeamFrom&quot;:&quot;U15_Girls_G2_P3&quot;, &quot;awayTeamFrom&quot;:&quot;U15_Girls_G1_P4&quot;}" calcext:value-type="string">
            <text:p>{"__v":0,"index":20,"pitch":"8","competition":{"name":"U15", "section":"Girls Europa League", "group":"1"},"tag":"2", "homeTeam":"3rd Group 2", "awayTeam":"4th Group 1", "homeTeamFrom":"U15_Girls_G2_P3", "awayTeamFrom":"U15_Girls_G1_P4"}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3<text:span text:style-name="T1">rd</text:span> Group 2</text:p>
          </table:table-cell>
          <table:table-cell table:style-name="ce9" office:value-type="string" calcext:value-type="string">
            <text:p>3<text:span text:style-name="T1">rd</text:span> Group 1</text:p>
          </table:table-cell>
          <table:table-cell table:style-name="ce9"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table:style-name="ce9"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22] &amp; &quot;,&quot;&quot;pitch&quot;&quot;:&quot;&quot;&quot; &amp; [.J22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2] &amp;&quot;&quot;&quot;},&quot;&quot;tag&quot;&quot;:&quot;&quot;&quot; &amp; [.A22] &amp; &quot;&quot;&quot;, &quot;&quot;homeTeam&quot;&quot;:&quot;&quot;&quot; &amp; [.F22] &amp; &quot;&quot;&quot;, &quot;&quot;awayTeam&quot;&quot;:&quot;&quot;&quot; &amp; [.G22] &amp; &quot;&quot;&quot;, &quot;&quot;homeTeamFrom&quot;&quot;:&quot;&quot;&quot; &amp; [.H22] &amp; &quot;&quot;&quot;, &quot;&quot;awayTeamFrom&quot;&quot;:&quot;&quot;&quot; &amp; [.I22] &amp; &quot;&quot;&quot;}&quot;" office:value-type="string" office:string-value="{&quot;__v&quot;:0,&quot;index&quot;:21,&quot;pitch&quot;:&quot;7&quot;,&quot;competition&quot;:{&quot;name&quot;:&quot;U15&quot;, &quot;section&quot;:&quot;Girls Europa League&quot;, &quot;group&quot;:&quot;1&quot;},&quot;tag&quot;:&quot;3&quot;, &quot;homeTeam&quot;:&quot;3rd Group 2&quot;, &quot;awayTeam&quot;:&quot;3rd Group 1&quot;, &quot;homeTeamFrom&quot;:&quot;U15_Girls_G2_P3&quot;, &quot;awayTeamFrom&quot;:&quot;U15_Girls_G1_P3&quot;}" calcext:value-type="string">
            <text:p>{"__v":0,"index":21,"pitch":"7","competition":{"name":"U15", "section":"Girls Europa League", "group":"1"},"tag":"3", "homeTeam":"3rd Group 2", "awayTeam":"3rd Group 1", "homeTeamFrom":"U15_Girls_G2_P3", "awayTeamFrom":"U15_Girls_G1_P3"}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4<text:span text:style-name="T1">th</text:span> Group 2</text:p>
          </table:table-cell>
          <table:table-cell table:style-name="ce9" office:value-type="string" calcext:value-type="string">
            <text:p>4<text:span text:style-name="T1">th</text:span> Group 1</text:p>
          </table:table-cell>
          <table:table-cell table:style-name="ce9"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table:style-name="ce9"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23] &amp; &quot;,&quot;&quot;pitch&quot;&quot;:&quot;&quot;&quot; &amp; [.J23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3] &amp;&quot;&quot;&quot;},&quot;&quot;tag&quot;&quot;:&quot;&quot;&quot; &amp; [.A23] &amp; &quot;&quot;&quot;, &quot;&quot;homeTeam&quot;&quot;:&quot;&quot;&quot; &amp; [.F23] &amp; &quot;&quot;&quot;, &quot;&quot;awayTeam&quot;&quot;:&quot;&quot;&quot; &amp; [.G23] &amp; &quot;&quot;&quot;, &quot;&quot;homeTeamFrom&quot;&quot;:&quot;&quot;&quot; &amp; [.H23] &amp; &quot;&quot;&quot;, &quot;&quot;awayTeamFrom&quot;&quot;:&quot;&quot;&quot; &amp; [.I23] &amp; &quot;&quot;&quot;}&quot;" office:value-type="string" office:string-value="{&quot;__v&quot;:0,&quot;index&quot;:22,&quot;pitch&quot;:&quot;8&quot;,&quot;competition&quot;:{&quot;name&quot;:&quot;U15&quot;, &quot;section&quot;:&quot;Girls Europa League&quot;, &quot;group&quot;:&quot;1&quot;},&quot;tag&quot;:&quot;4&quot;, &quot;homeTeam&quot;:&quot;4th Group 2&quot;, &quot;awayTeam&quot;:&quot;4th Group 1&quot;, &quot;homeTeamFrom&quot;:&quot;U15_Girls_G2_P4&quot;, &quot;awayTeamFrom&quot;:&quot;U15_Girls_G1_P4&quot;}" calcext:value-type="string">
            <text:p>{"__v":0,"index":22,"pitch":"8","competition":{"name":"U15", "section":"Girls Europa League", "group":"1"},"tag":"4", "homeTeam":"4th Group 2", "awayTeam":"4th Group 1", "homeTeamFrom":"U15_Girls_G2_P4", "awayTeamFrom":"U15_Girls_G1_P4"}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4<text:span text:style-name="T1">th</text:span> Group 1</text:p>
          </table:table-cell>
          <table:table-cell table:style-name="ce9" office:value-type="string" calcext:value-type="string">
            <text:p>3<text:span text:style-name="T1">rd</text:span> Group 1</text:p>
          </table:table-cell>
          <table:table-cell table:style-name="ce9"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table:style-name="ce9"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office:value-type="float" office:value="7" calcext:value-type="float">
            <text:p>7</text:p>
          </table:table-cell>
          <table:table-cell table:formula="of:=&quot;{&quot;&quot;__v&quot;&quot;:0,&quot;&quot;index&quot;&quot;:&quot; &amp; [.B24] &amp; &quot;,&quot;&quot;pitch&quot;&quot;:&quot;&quot;&quot; &amp; [.J2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4] &amp;&quot;&quot;&quot;},&quot;&quot;tag&quot;&quot;:&quot;&quot;&quot; &amp; [.A24] &amp; &quot;&quot;&quot;, &quot;&quot;homeTeam&quot;&quot;:&quot;&quot;&quot; &amp; [.F24] &amp; &quot;&quot;&quot;, &quot;&quot;awayTeam&quot;&quot;:&quot;&quot;&quot; &amp; [.G24] &amp; &quot;&quot;&quot;, &quot;&quot;homeTeamFrom&quot;&quot;:&quot;&quot;&quot; &amp; [.H24] &amp; &quot;&quot;&quot;, &quot;&quot;awayTeamFrom&quot;&quot;:&quot;&quot;&quot; &amp; [.I24] &amp; &quot;&quot;&quot;}&quot;" office:value-type="string" office:string-value="{&quot;__v&quot;:0,&quot;index&quot;:23,&quot;pitch&quot;:&quot;7&quot;,&quot;competition&quot;:{&quot;name&quot;:&quot;U15&quot;, &quot;section&quot;:&quot;Girls Europa League&quot;, &quot;group&quot;:&quot;1&quot;},&quot;tag&quot;:&quot;5&quot;, &quot;homeTeam&quot;:&quot;4th Group 1&quot;, &quot;awayTeam&quot;:&quot;3rd Group 1&quot;, &quot;homeTeamFrom&quot;:&quot;U15_Girls_G1_P4&quot;, &quot;awayTeamFrom&quot;:&quot;U15_Girls_G1_P3&quot;}" calcext:value-type="string">
            <text:p>{"__v":0,"index":23,"pitch":"7","competition":{"name":"U15", "section":"Girls Europa League", "group":"1"},"tag":"5", "homeTeam":"4th Group 1", "awayTeam":"3rd Group 1", "homeTeamFrom":"U15_Girls_G1_P4", "awayTeamFrom":"U15_Girls_G1_P3"}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4<text:span text:style-name="T1">th</text:span> Group 2</text:p>
          </table:table-cell>
          <table:table-cell table:style-name="ce9" office:value-type="string" calcext:value-type="string">
            <text:p>3<text:span text:style-name="T1">rd</text:span> Group 2</text:p>
          </table:table-cell>
          <table:table-cell table:style-name="ce9"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table:style-name="ce9"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office:value-type="float" office:value="8" calcext:value-type="float">
            <text:p>8</text:p>
          </table:table-cell>
          <table:table-cell table:formula="of:=&quot;{&quot;&quot;__v&quot;&quot;:0,&quot;&quot;index&quot;&quot;:&quot; &amp; [.B25] &amp; &quot;,&quot;&quot;pitch&quot;&quot;:&quot;&quot;&quot; &amp; [.J2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C25] &amp;&quot;&quot;&quot;},&quot;&quot;tag&quot;&quot;:&quot;&quot;&quot; &amp; [.A25] &amp; &quot;&quot;&quot;, &quot;&quot;homeTeam&quot;&quot;:&quot;&quot;&quot; &amp; [.F25] &amp; &quot;&quot;&quot;, &quot;&quot;awayTeam&quot;&quot;:&quot;&quot;&quot; &amp; [.G25] &amp; &quot;&quot;&quot;, &quot;&quot;homeTeamFrom&quot;&quot;:&quot;&quot;&quot; &amp; [.H25] &amp; &quot;&quot;&quot;, &quot;&quot;awayTeamFrom&quot;&quot;:&quot;&quot;&quot; &amp; [.I25] &amp; &quot;&quot;&quot;}&quot;" office:value-type="string" office:string-value="{&quot;__v&quot;:0,&quot;index&quot;:24,&quot;pitch&quot;:&quot;8&quot;,&quot;competition&quot;:{&quot;name&quot;:&quot;U15&quot;, &quot;section&quot;:&quot;Girls Europa League&quot;, &quot;group&quot;:&quot;1&quot;},&quot;tag&quot;:&quot;6&quot;, &quot;homeTeam&quot;:&quot;4th Group 2&quot;, &quot;awayTeam&quot;:&quot;3rd Group 2&quot;, &quot;homeTeamFrom&quot;:&quot;U15_Girls_G2_P4&quot;, &quot;awayTeamFrom&quot;:&quot;U15_Girls_G2_P3&quot;}" calcext:value-type="string">
            <text:p>{"__v":0,"index":24,"pitch":"8","competition":{"name":"U15", "section":"Girls Europa League", "group":"1"},"tag":"6", "homeTeam":"4th Group 2", "awayTeam":"3rd Group 2", "homeTeamFrom":"U15_Girls_G2_P4", "awayTeamFrom":"U15_Girls_G2_P3"}</text:p>
          </table:table-cell>
          <table:table-cell table:number-columns-repeated="1012"/>
        </table:table-row>
        <table:table-row table:style-name="ro1" table:number-rows-repeated="1048521">
          <table:table-cell table:number-columns-repeated="1023"/>
        </table:table-row>
        <table:table-row table:style-name="ro3" table:number-rows-repeated="29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>
        <table:named-range table:name="AGE_GROUP" table:base-cell-address="$'TEAM NAMES'.$B$2" table:cell-range-address="$'TEAM NAMES'.$B$2"/>
        <table:named-range table:name="AGE_GROUP_TRANSLATED" table:base-cell-address="$'TEAM NAMES'.$B$26" table:cell-range-address="$'TEAM NAMES'.$B$26"/>
        <table:named-range table:name="S2_SEC1" table:base-cell-address="$'TEAM NAMES'.$D$2" table:cell-range-address="$'TEAM NAMES'.$D$2"/>
        <table:named-range table:name="S2_SEC1_TRANSLATED" table:base-cell-address="$'TEAM NAMES'.$B$28" table:cell-range-address="$'TEAM NAMES'.$B$28"/>
        <table:named-range table:name="S2_SEC2" table:base-cell-address="$'TEAM NAMES'.$D$3" table:cell-range-address="$'TEAM NAMES'.$D$3"/>
        <table:named-range table:name="S2_SEC2_TRANSLATED" table:base-cell-address="$'TEAM NAMES'.$B$29" table:cell-range-address="$'TEAM NAMES'.$B$29"/>
        <table:named-range table:name="SECTION" table:base-cell-address="$'TEAM NAMES'.$B$2" table:cell-range-address="$'TEAM NAMES'.$B$3"/>
        <table:named-range table:name="SECTION_TRANSLATED" table:base-cell-address="$'TEAM NAMES'.$B$27" table:cell-range-address="$'TEAM NAMES'.$B$27"/>
        <table:named-range table:name="TRANSLATED_TEAM_NAMES" table:base-cell-address="$'TEAM NAMES'.$A$16" table:cell-range-address="$'TEAM NAMES'.$A$16:.$I$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fo:page-width="420mm" fo:page-height="297mm" style:num-format="1" style:print-orientation="landscape" style:shadow="none" fo:background-color="transparent" style:first-page-number="continue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22:35:58.378255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04:19:03</meta:creation-date>
    <dc:creator>Darren Davison</dc:creator>
    <dc:date>2016-05-17T22:41:34.491673149</dc:date>
    <meta:generator>LibreOffice/5.1.2.2$Linux_X86_64 LibreOffice_project/10m0$Build-2</meta:generator>
    <meta:editing-duration>P1DT8H58M18S</meta:editing-duration>
    <meta:editing-cycles>44</meta:editing-cycles>
    <meta:document-statistic meta:table-count="6" meta:cell-count="1706" meta:object-count="0"/>
  </office:meta>
</office:document-meta>
</file>